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03c5b" officeooo:paragraph-rsid="00203c5b"/>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bf725" officeooo:paragraph-rsid="002bf725"/>
    </style:style>
    <style:style style:name="P10" style:family="paragraph" style:parent-style-name="Standard">
      <style:text-properties officeooo:rsid="002f1486" officeooo:paragraph-rsid="002f1486"/>
    </style:style>
    <style:style style:name="P11" style:family="paragraph" style:parent-style-name="Standard">
      <style:text-properties officeooo:rsid="003068bb" officeooo:paragraph-rsid="003068bb"/>
    </style:style>
    <style:style style:name="P12" style:family="paragraph" style:parent-style-name="Standard">
      <style:text-properties officeooo:rsid="0039efe5" officeooo:paragraph-rsid="0039efe5"/>
    </style:style>
    <style:style style:name="P13" style:family="paragraph" style:parent-style-name="Standard">
      <style:text-properties officeooo:rsid="003b4026" officeooo:paragraph-rsid="007f9437"/>
    </style:style>
    <style:style style:name="P14" style:family="paragraph" style:parent-style-name="Standard">
      <style:text-properties officeooo:rsid="003b4026" officeooo:paragraph-rsid="0096821e"/>
    </style:style>
    <style:style style:name="P15" style:family="paragraph" style:parent-style-name="Standard">
      <style:text-properties officeooo:rsid="007f9437" officeooo:paragraph-rsid="007f9437"/>
    </style:style>
    <style:style style:name="P16" style:family="paragraph" style:parent-style-name="Standard">
      <style:text-properties fo:font-weight="bold" officeooo:rsid="00a96e14" officeooo:paragraph-rsid="00a96e14" style:font-weight-asian="bold" style:font-weight-complex="bold"/>
    </style:style>
    <style:style style:name="P17" style:family="paragraph" style:parent-style-name="Standard">
      <style:text-properties officeooo:rsid="0096821e" officeooo:paragraph-rsid="0096821e"/>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paragraph-properties fo:text-align="end" style:justify-single-word="false"/>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weight="normal" officeooo:rsid="00a96e14" officeooo:paragraph-rsid="00a96e14" style:font-weight-asian="normal" style:font-weight-complex="normal"/>
    </style:style>
    <style:style style:name="P23" style:family="paragraph" style:parent-style-name="Standard">
      <style:text-properties officeooo:rsid="00fa1fc4" officeooo:paragraph-rsid="00fa1fc4"/>
    </style:style>
    <style:style style:name="P24" style:family="paragraph" style:parent-style-name="Text_20_body">
      <style:text-properties officeooo:rsid="001a4a19" officeooo:paragraph-rsid="001a4a19"/>
    </style:style>
    <style:style style:name="P25" style:family="paragraph" style:parent-style-name="Text_20_body">
      <style:text-properties fo:font-style="italic" officeooo:rsid="001a4a19" officeooo:paragraph-rsid="001a4a19" style:font-style-asian="italic" style:font-style-complex="italic"/>
    </style:style>
    <style:style style:name="P26" style:family="paragraph" style:parent-style-name="Text_20_body">
      <style:text-properties fo:font-style="italic" officeooo:rsid="004223a8" officeooo:paragraph-rsid="004223a8" style:font-style-asian="italic" style:font-style-complex="italic"/>
    </style:style>
    <style:style style:name="P27" style:family="paragraph" style:parent-style-name="Text_20_body">
      <style:text-properties fo:font-style="italic" officeooo:rsid="0073817b" officeooo:paragraph-rsid="0073817b" style:font-style-asian="italic" style:font-style-complex="italic"/>
    </style:style>
    <style:style style:name="P28" style:family="paragraph" style:parent-style-name="Text_20_body">
      <style:text-properties fo:font-style="italic" officeooo:rsid="0077e2b5" officeooo:paragraph-rsid="00b8b926" style:font-style-asian="italic" style:font-style-complex="italic"/>
    </style:style>
    <style:style style:name="P29" style:family="paragraph" style:parent-style-name="Text_20_body">
      <style:text-properties fo:font-style="italic" officeooo:rsid="0098ef9b" officeooo:paragraph-rsid="00993621" style:font-style-asian="italic" style:font-style-complex="italic"/>
    </style:style>
    <style:style style:name="P30" style:family="paragraph" style:parent-style-name="Text_20_body">
      <style:text-properties officeooo:rsid="001c7e54" officeooo:paragraph-rsid="001c7e54"/>
    </style:style>
    <style:style style:name="P31" style:family="paragraph" style:parent-style-name="Text_20_body">
      <style:text-properties officeooo:rsid="001f596a" officeooo:paragraph-rsid="001f596a"/>
    </style:style>
    <style:style style:name="P32"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4"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5" style:family="paragraph" style:parent-style-name="Text_20_body">
      <style:text-properties fo:font-style="normal" officeooo:rsid="008397dd" officeooo:paragraph-rsid="008397dd" style:font-style-asian="normal" style:font-style-complex="normal"/>
    </style:style>
    <style:style style:name="P36" style:family="paragraph" style:parent-style-name="Text_20_body">
      <style:text-properties fo:font-style="normal" officeooo:rsid="00773729" officeooo:paragraph-rsid="00a4a497" style:font-style-asian="normal" style:font-style-complex="normal"/>
    </style:style>
    <style:style style:name="P37" style:family="paragraph" style:parent-style-name="Text_20_body">
      <style:text-properties fo:font-style="normal" officeooo:rsid="0073817b" officeooo:paragraph-rsid="0073817b" style:font-style-asian="normal" style:font-style-complex="normal"/>
    </style:style>
    <style:style style:name="P38" style:family="paragraph" style:parent-style-name="Text_20_body">
      <style:text-properties fo:font-style="normal" officeooo:rsid="00f03c35" officeooo:paragraph-rsid="00f03c35" style:font-style-asian="normal" style:font-style-complex="normal"/>
    </style:style>
    <style:style style:name="P39" style:family="paragraph" style:parent-style-name="Text_20_body">
      <style:text-properties fo:font-style="normal" officeooo:rsid="004223a8" officeooo:paragraph-rsid="004223a8" style:font-style-asian="normal" style:font-style-complex="normal"/>
    </style:style>
    <style:style style:name="P40" style:family="paragraph" style:parent-style-name="Text_20_body">
      <style:text-properties fo:font-style="normal" officeooo:rsid="00e731c3" officeooo:paragraph-rsid="00e731c3" style:font-style-asian="normal" style:font-style-complex="normal"/>
    </style:style>
    <style:style style:name="P41" style:family="paragraph" style:parent-style-name="Text_20_body">
      <style:text-properties fo:font-style="normal" officeooo:rsid="008dad1e" officeooo:paragraph-rsid="00d7aebc" style:font-style-asian="normal" style:font-style-complex="normal"/>
    </style:style>
    <style:style style:name="P42" style:family="paragraph" style:parent-style-name="Text_20_body">
      <style:text-properties officeooo:rsid="0028bbd3" officeooo:paragraph-rsid="0028bbd3"/>
    </style:style>
    <style:style style:name="P43" style:family="paragraph" style:parent-style-name="Text_20_body">
      <style:text-properties officeooo:rsid="00230fde" officeooo:paragraph-rsid="00230fde"/>
    </style:style>
    <style:style style:name="P44" style:family="paragraph" style:parent-style-name="Text_20_body">
      <style:text-properties officeooo:rsid="002dd297" officeooo:paragraph-rsid="00a4a497"/>
    </style:style>
    <style:style style:name="P45" style:family="paragraph" style:parent-style-name="Text_20_body">
      <style:text-properties officeooo:rsid="002f1486" officeooo:paragraph-rsid="002f1486"/>
    </style:style>
    <style:style style:name="P46" style:family="paragraph" style:parent-style-name="Text_20_body">
      <style:text-properties officeooo:rsid="002f1486" officeooo:paragraph-rsid="00a4a497"/>
    </style:style>
    <style:style style:name="P47" style:family="paragraph" style:parent-style-name="Text_20_body">
      <style:text-properties officeooo:rsid="0039efe5" officeooo:paragraph-rsid="0039efe5"/>
    </style:style>
    <style:style style:name="P48" style:family="paragraph" style:parent-style-name="Text_20_body">
      <style:text-properties officeooo:rsid="003e0fa5" officeooo:paragraph-rsid="003e0fa5"/>
    </style:style>
    <style:style style:name="P49" style:family="paragraph" style:parent-style-name="Text_20_body">
      <style:text-properties officeooo:rsid="003e0fa5" officeooo:paragraph-rsid="0045b1b7"/>
    </style:style>
    <style:style style:name="P50" style:family="paragraph" style:parent-style-name="Text_20_body">
      <style:text-properties officeooo:rsid="0043d059" officeooo:paragraph-rsid="0043d059"/>
    </style:style>
    <style:style style:name="P51" style:family="paragraph" style:parent-style-name="Text_20_body">
      <style:text-properties officeooo:rsid="00473082" officeooo:paragraph-rsid="00473082"/>
    </style:style>
    <style:style style:name="P52" style:family="paragraph" style:parent-style-name="Text_20_body">
      <style:text-properties officeooo:rsid="0048f213" officeooo:paragraph-rsid="0048f213"/>
    </style:style>
    <style:style style:name="P53" style:family="paragraph" style:parent-style-name="Text_20_body">
      <style:text-properties officeooo:rsid="004ab8a3" officeooo:paragraph-rsid="004ab8a3"/>
    </style:style>
    <style:style style:name="P54" style:family="paragraph" style:parent-style-name="Text_20_body">
      <style:text-properties officeooo:rsid="004e0ec9" officeooo:paragraph-rsid="004e0ec9"/>
    </style:style>
    <style:style style:name="P55" style:family="paragraph" style:parent-style-name="Text_20_body">
      <style:text-properties officeooo:rsid="004e8020" officeooo:paragraph-rsid="004e8020"/>
    </style:style>
    <style:style style:name="P56" style:family="paragraph" style:parent-style-name="Text_20_body">
      <style:text-properties officeooo:rsid="00504951" officeooo:paragraph-rsid="00504951"/>
    </style:style>
    <style:style style:name="P57" style:family="paragraph" style:parent-style-name="Text_20_body">
      <style:text-properties officeooo:rsid="0050cfbe" officeooo:paragraph-rsid="0050cfbe"/>
    </style:style>
    <style:style style:name="P58" style:family="paragraph" style:parent-style-name="Text_20_body">
      <style:text-properties officeooo:rsid="0052b244" officeooo:paragraph-rsid="0052b244"/>
    </style:style>
    <style:style style:name="P59" style:family="paragraph" style:parent-style-name="Text_20_body">
      <style:text-properties officeooo:rsid="0053fe80" officeooo:paragraph-rsid="0053fe80"/>
    </style:style>
    <style:style style:name="P60" style:family="paragraph" style:parent-style-name="Text_20_body">
      <style:text-properties officeooo:rsid="0053fe80" officeooo:paragraph-rsid="00b450a5"/>
    </style:style>
    <style:style style:name="P61" style:family="paragraph" style:parent-style-name="Text_20_body">
      <style:text-properties officeooo:rsid="00550663" officeooo:paragraph-rsid="00550663"/>
    </style:style>
    <style:style style:name="P62" style:family="paragraph" style:parent-style-name="Text_20_body">
      <style:text-properties officeooo:rsid="00558d4e" officeooo:paragraph-rsid="00558d4e"/>
    </style:style>
    <style:style style:name="P63" style:family="paragraph" style:parent-style-name="Text_20_body">
      <style:text-properties officeooo:rsid="00558d4e" officeooo:paragraph-rsid="00569461"/>
    </style:style>
    <style:style style:name="P64" style:family="paragraph" style:parent-style-name="Text_20_body">
      <style:text-properties officeooo:paragraph-rsid="00569461"/>
    </style:style>
    <style:style style:name="P65" style:family="paragraph" style:parent-style-name="Text_20_body">
      <style:text-properties officeooo:rsid="0057e7f2" officeooo:paragraph-rsid="0057e7f2"/>
    </style:style>
    <style:style style:name="P66" style:family="paragraph" style:parent-style-name="Text_20_body">
      <style:text-properties officeooo:rsid="0058efe0" officeooo:paragraph-rsid="0058efe0"/>
    </style:style>
    <style:style style:name="P67" style:family="paragraph" style:parent-style-name="Text_20_body">
      <style:text-properties officeooo:rsid="0059099b" officeooo:paragraph-rsid="0059099b"/>
    </style:style>
    <style:style style:name="P68" style:family="paragraph" style:parent-style-name="Text_20_body">
      <style:text-properties officeooo:rsid="005a1270" officeooo:paragraph-rsid="005a1270"/>
    </style:style>
    <style:style style:name="P69" style:family="paragraph" style:parent-style-name="Text_20_body">
      <style:text-properties officeooo:rsid="005c8414" officeooo:paragraph-rsid="00b4eafd"/>
    </style:style>
    <style:style style:name="P70" style:family="paragraph" style:parent-style-name="Text_20_body">
      <style:text-properties officeooo:rsid="005e2183" officeooo:paragraph-rsid="00b4eafd"/>
    </style:style>
    <style:style style:name="P71" style:family="paragraph" style:parent-style-name="Text_20_body">
      <style:text-properties officeooo:rsid="005f9336" officeooo:paragraph-rsid="00b4eafd"/>
    </style:style>
    <style:style style:name="P72" style:family="paragraph" style:parent-style-name="Text_20_body">
      <style:text-properties officeooo:rsid="005fd37e" officeooo:paragraph-rsid="00b4eafd"/>
    </style:style>
    <style:style style:name="P73" style:family="paragraph" style:parent-style-name="Text_20_body">
      <style:text-properties officeooo:rsid="0060fcf1" officeooo:paragraph-rsid="00b4eafd"/>
    </style:style>
    <style:style style:name="P74" style:family="paragraph" style:parent-style-name="Text_20_body">
      <style:text-properties officeooo:rsid="006374e0" officeooo:paragraph-rsid="00b4eafd"/>
    </style:style>
    <style:style style:name="P75" style:family="paragraph" style:parent-style-name="Text_20_body">
      <style:text-properties officeooo:rsid="006394ec" officeooo:paragraph-rsid="006394ec"/>
    </style:style>
    <style:style style:name="P76" style:family="paragraph" style:parent-style-name="Text_20_body">
      <style:text-properties officeooo:rsid="00653d71" officeooo:paragraph-rsid="00b4eafd"/>
    </style:style>
    <style:style style:name="P77" style:family="paragraph" style:parent-style-name="Text_20_body">
      <style:text-properties officeooo:rsid="00664101" officeooo:paragraph-rsid="00664101"/>
    </style:style>
    <style:style style:name="P78" style:family="paragraph" style:parent-style-name="Text_20_body">
      <style:text-properties officeooo:rsid="00666f54" officeooo:paragraph-rsid="00666f54"/>
    </style:style>
    <style:style style:name="P79" style:family="paragraph" style:parent-style-name="Text_20_body">
      <style:text-properties fo:font-weight="bold" officeooo:rsid="00666f54" officeooo:paragraph-rsid="00666f54" style:font-weight-asian="bold" style:font-weight-complex="bold"/>
    </style:style>
    <style:style style:name="P80" style:family="paragraph" style:parent-style-name="Text_20_body">
      <style:text-properties fo:font-weight="bold" officeooo:rsid="00693b96" officeooo:paragraph-rsid="00693b96" style:font-weight-asian="bold" style:font-weight-complex="bold"/>
    </style:style>
    <style:style style:name="P81" style:family="paragraph" style:parent-style-name="Text_20_body">
      <style:text-properties fo:font-weight="bold" officeooo:rsid="00ce0564" officeooo:paragraph-rsid="00ce0564" style:font-weight-asian="bold" style:font-weight-complex="bold"/>
    </style:style>
    <style:style style:name="P82" style:family="paragraph" style:parent-style-name="Text_20_body">
      <style:text-properties officeooo:rsid="00677c60" officeooo:paragraph-rsid="00677c60"/>
    </style:style>
    <style:style style:name="P83" style:family="paragraph" style:parent-style-name="Text_20_body">
      <style:text-properties officeooo:rsid="00698e74" officeooo:paragraph-rsid="00b450a5"/>
    </style:style>
    <style:style style:name="P84" style:family="paragraph" style:parent-style-name="Text_20_body">
      <style:text-properties officeooo:rsid="006b40b8" officeooo:paragraph-rsid="006b40b8"/>
    </style:style>
    <style:style style:name="P85" style:family="paragraph" style:parent-style-name="Text_20_body">
      <style:text-properties officeooo:rsid="006b40b8" officeooo:paragraph-rsid="006e3819"/>
    </style:style>
    <style:style style:name="P86" style:family="paragraph" style:parent-style-name="Text_20_body">
      <style:text-properties officeooo:rsid="006f0be8" officeooo:paragraph-rsid="00b4eafd"/>
    </style:style>
    <style:style style:name="P87" style:family="paragraph" style:parent-style-name="Text_20_body">
      <style:text-properties officeooo:rsid="006fa277" officeooo:paragraph-rsid="00d7aebc"/>
    </style:style>
    <style:style style:name="P88" style:family="paragraph" style:parent-style-name="Text_20_body">
      <style:text-properties officeooo:rsid="0073817b" officeooo:paragraph-rsid="0073817b"/>
    </style:style>
    <style:style style:name="P89" style:family="paragraph" style:parent-style-name="Text_20_body">
      <style:text-properties officeooo:rsid="0075e014" officeooo:paragraph-rsid="0075e014"/>
    </style:style>
    <style:style style:name="P90" style:family="paragraph" style:parent-style-name="Text_20_body">
      <style:text-properties officeooo:rsid="0075e014" officeooo:paragraph-rsid="00b6fdac"/>
    </style:style>
    <style:style style:name="P91" style:family="paragraph" style:parent-style-name="Text_20_body">
      <style:text-properties officeooo:rsid="00773729" officeooo:paragraph-rsid="00a4a497"/>
    </style:style>
    <style:style style:name="P92" style:family="paragraph" style:parent-style-name="Text_20_body">
      <style:text-properties officeooo:rsid="0077e2b5" officeooo:paragraph-rsid="00a4a497"/>
    </style:style>
    <style:style style:name="P93" style:family="paragraph" style:parent-style-name="Text_20_body">
      <style:text-properties officeooo:rsid="0077e2b5" officeooo:paragraph-rsid="00b8b926"/>
    </style:style>
    <style:style style:name="P94" style:family="paragraph" style:parent-style-name="Text_20_body">
      <style:text-properties officeooo:rsid="008397dd" officeooo:paragraph-rsid="008397dd"/>
    </style:style>
    <style:style style:name="P95" style:family="paragraph" style:parent-style-name="Text_20_body">
      <style:text-properties officeooo:rsid="0085ffc3" officeooo:paragraph-rsid="00b6fdac"/>
    </style:style>
    <style:style style:name="P96" style:family="paragraph" style:parent-style-name="Text_20_body">
      <style:text-properties officeooo:rsid="008be7a1" officeooo:paragraph-rsid="008be7a1"/>
    </style:style>
    <style:style style:name="P97" style:family="paragraph" style:parent-style-name="Text_20_body">
      <style:text-properties officeooo:rsid="008cbcba" officeooo:paragraph-rsid="008cbcba"/>
    </style:style>
    <style:style style:name="P98" style:family="paragraph" style:parent-style-name="Text_20_body">
      <style:text-properties officeooo:rsid="008d96dc" officeooo:paragraph-rsid="00d7aebc"/>
    </style:style>
    <style:style style:name="P99" style:family="paragraph" style:parent-style-name="Text_20_body">
      <style:text-properties officeooo:rsid="008dad1e" officeooo:paragraph-rsid="00d7aebc"/>
    </style:style>
    <style:style style:name="P100" style:family="paragraph" style:parent-style-name="Text_20_body">
      <style:text-properties officeooo:rsid="0090f809" officeooo:paragraph-rsid="00d7aebc"/>
    </style:style>
    <style:style style:name="P101" style:family="paragraph" style:parent-style-name="Text_20_body">
      <style:text-properties officeooo:rsid="009118fd" officeooo:paragraph-rsid="009118fd"/>
    </style:style>
    <style:style style:name="P102" style:family="paragraph" style:parent-style-name="Text_20_body">
      <style:text-properties officeooo:rsid="0091caf7" officeooo:paragraph-rsid="0091caf7"/>
    </style:style>
    <style:style style:name="P103" style:family="paragraph" style:parent-style-name="Text_20_body">
      <style:text-properties officeooo:rsid="00927514" officeooo:paragraph-rsid="00927514"/>
    </style:style>
    <style:style style:name="P104" style:family="paragraph" style:parent-style-name="Text_20_body">
      <style:text-properties officeooo:rsid="0093a842" officeooo:paragraph-rsid="0093a842"/>
    </style:style>
    <style:style style:name="P105" style:family="paragraph" style:parent-style-name="Text_20_body">
      <style:text-properties officeooo:rsid="0096821e" officeooo:paragraph-rsid="0096821e"/>
    </style:style>
    <style:style style:name="P106" style:family="paragraph" style:parent-style-name="Text_20_body">
      <style:text-properties officeooo:rsid="0096821e" officeooo:paragraph-rsid="00981577"/>
    </style:style>
    <style:style style:name="P107" style:family="paragraph" style:parent-style-name="Text_20_body">
      <style:text-properties officeooo:rsid="00981577" officeooo:paragraph-rsid="00981577"/>
    </style:style>
    <style:style style:name="P108" style:family="paragraph" style:parent-style-name="Text_20_body">
      <style:text-properties officeooo:rsid="0098ef9b" officeooo:paragraph-rsid="0098ef9b"/>
    </style:style>
    <style:style style:name="P109" style:family="paragraph" style:parent-style-name="Text_20_body">
      <style:text-properties officeooo:rsid="0099d1a2" officeooo:paragraph-rsid="0099d1a2"/>
    </style:style>
    <style:style style:name="P110" style:family="paragraph" style:parent-style-name="Text_20_body">
      <style:text-properties officeooo:rsid="0099d1a2" officeooo:paragraph-rsid="00a4a497"/>
    </style:style>
    <style:style style:name="P111" style:family="paragraph" style:parent-style-name="Text_20_body">
      <style:text-properties officeooo:rsid="009a362e" officeooo:paragraph-rsid="009a362e"/>
    </style:style>
    <style:style style:name="P112" style:family="paragraph" style:parent-style-name="Text_20_body">
      <style:text-properties officeooo:rsid="009bd942" officeooo:paragraph-rsid="009bd942"/>
    </style:style>
    <style:style style:name="P113" style:family="paragraph" style:parent-style-name="Text_20_body">
      <style:text-properties officeooo:rsid="009d25d2" officeooo:paragraph-rsid="009d25d2"/>
    </style:style>
    <style:style style:name="P114" style:family="paragraph" style:parent-style-name="Text_20_body">
      <style:text-properties officeooo:rsid="009dd8d4" officeooo:paragraph-rsid="00a4a497"/>
    </style:style>
    <style:style style:name="P115" style:family="paragraph" style:parent-style-name="Text_20_body">
      <style:text-properties officeooo:rsid="009e1be7" officeooo:paragraph-rsid="00a4a497"/>
    </style:style>
    <style:style style:name="P116" style:family="paragraph" style:parent-style-name="Text_20_body">
      <style:text-properties officeooo:rsid="00a13599" officeooo:paragraph-rsid="00a4a497"/>
    </style:style>
    <style:style style:name="P117" style:family="paragraph" style:parent-style-name="Text_20_body">
      <style:text-properties officeooo:rsid="00a96e14" officeooo:paragraph-rsid="00a96e14"/>
    </style:style>
    <style:style style:name="P118" style:family="paragraph" style:parent-style-name="Text_20_body">
      <style:text-properties officeooo:rsid="00aa5612" officeooo:paragraph-rsid="00aa5612"/>
    </style:style>
    <style:style style:name="P119" style:family="paragraph" style:parent-style-name="Text_20_body">
      <style:text-properties officeooo:rsid="00ba6c9c" officeooo:paragraph-rsid="00ba6c9c"/>
    </style:style>
    <style:style style:name="P120" style:family="paragraph" style:parent-style-name="Text_20_body">
      <style:text-properties officeooo:rsid="00baef1e" officeooo:paragraph-rsid="00baef1e"/>
    </style:style>
    <style:style style:name="P121" style:family="paragraph" style:parent-style-name="Text_20_body">
      <style:text-properties officeooo:rsid="00bc4111" officeooo:paragraph-rsid="00bc4111"/>
    </style:style>
    <style:style style:name="P122" style:family="paragraph" style:parent-style-name="Text_20_body">
      <style:text-properties officeooo:rsid="00bd867c" officeooo:paragraph-rsid="00bd867c"/>
    </style:style>
    <style:style style:name="P123" style:family="paragraph" style:parent-style-name="Text_20_body">
      <style:text-properties officeooo:rsid="00bd8f04" officeooo:paragraph-rsid="00bd8f04"/>
    </style:style>
    <style:style style:name="P124" style:family="paragraph" style:parent-style-name="Text_20_body">
      <style:text-properties officeooo:paragraph-rsid="00b9b323"/>
    </style:style>
    <style:style style:name="P125" style:family="paragraph" style:parent-style-name="Text_20_body">
      <style:text-properties officeooo:rsid="00bf3f7e" officeooo:paragraph-rsid="00bf3f7e"/>
    </style:style>
    <style:style style:name="P126" style:family="paragraph" style:parent-style-name="Text_20_body">
      <style:text-properties officeooo:rsid="00c0ecf1" officeooo:paragraph-rsid="00c0ecf1"/>
    </style:style>
    <style:style style:name="P127" style:family="paragraph" style:parent-style-name="Text_20_body">
      <style:text-properties officeooo:rsid="00c13d78" officeooo:paragraph-rsid="00c13d78"/>
    </style:style>
    <style:style style:name="P128" style:family="paragraph" style:parent-style-name="Text_20_body">
      <style:text-properties officeooo:rsid="00c322e0" officeooo:paragraph-rsid="00c322e0"/>
    </style:style>
    <style:style style:name="P129" style:family="paragraph" style:parent-style-name="Text_20_body">
      <style:text-properties officeooo:rsid="00c7a1d9" officeooo:paragraph-rsid="00c7a1d9"/>
    </style:style>
    <style:style style:name="P130" style:family="paragraph" style:parent-style-name="Text_20_body">
      <style:text-properties officeooo:paragraph-rsid="00c7a1d9"/>
    </style:style>
    <style:style style:name="P131" style:family="paragraph" style:parent-style-name="Text_20_body">
      <style:text-properties officeooo:rsid="00c7b16d" officeooo:paragraph-rsid="00c7b16d"/>
    </style:style>
    <style:style style:name="P132" style:family="paragraph" style:parent-style-name="Text_20_body">
      <style:text-properties officeooo:rsid="00c7ef3a" officeooo:paragraph-rsid="00c7ef3a"/>
    </style:style>
    <style:style style:name="P133" style:family="paragraph" style:parent-style-name="Text_20_body">
      <style:text-properties officeooo:rsid="00c99246" officeooo:paragraph-rsid="00c99246"/>
    </style:style>
    <style:style style:name="P134" style:family="paragraph" style:parent-style-name="Text_20_body">
      <style:text-properties officeooo:rsid="00ce0564" officeooo:paragraph-rsid="00ce0564"/>
    </style:style>
    <style:style style:name="P135" style:family="paragraph" style:parent-style-name="Text_20_body">
      <style:text-properties officeooo:rsid="00cf4d23" officeooo:paragraph-rsid="00cf4d23"/>
    </style:style>
    <style:style style:name="P136" style:family="paragraph" style:parent-style-name="Text_20_body">
      <style:text-properties officeooo:rsid="00d001b0" officeooo:paragraph-rsid="00d001b0"/>
    </style:style>
    <style:style style:name="P137" style:family="paragraph" style:parent-style-name="Text_20_body">
      <style:text-properties officeooo:rsid="00d20ae8" officeooo:paragraph-rsid="00d7aebc"/>
    </style:style>
    <style:style style:name="P138" style:family="paragraph" style:parent-style-name="Text_20_body">
      <style:text-properties officeooo:rsid="00d49fea" officeooo:paragraph-rsid="00d49fea"/>
    </style:style>
    <style:style style:name="P139" style:family="paragraph" style:parent-style-name="Text_20_body">
      <style:text-properties officeooo:rsid="00d53ab4" officeooo:paragraph-rsid="00d53ab4"/>
    </style:style>
    <style:style style:name="P140" style:family="paragraph" style:parent-style-name="Text_20_body">
      <style:text-properties officeooo:rsid="00d622a1" officeooo:paragraph-rsid="00d622a1"/>
    </style:style>
    <style:style style:name="P141" style:family="paragraph" style:parent-style-name="Text_20_body">
      <style:text-properties officeooo:rsid="00d7aebc" officeooo:paragraph-rsid="00d7aebc"/>
    </style:style>
    <style:style style:name="P142" style:family="paragraph" style:parent-style-name="Text_20_body">
      <style:text-properties officeooo:rsid="00d90b75" officeooo:paragraph-rsid="00d90b75"/>
    </style:style>
    <style:style style:name="P143" style:family="paragraph" style:parent-style-name="Text_20_body">
      <style:text-properties officeooo:rsid="00da2c96" officeooo:paragraph-rsid="00da2c96"/>
    </style:style>
    <style:style style:name="P144" style:family="paragraph" style:parent-style-name="Text_20_body">
      <style:text-properties officeooo:rsid="00dbdc3c" officeooo:paragraph-rsid="00dbdc3c"/>
    </style:style>
    <style:style style:name="P145" style:family="paragraph" style:parent-style-name="Text_20_body">
      <style:text-properties officeooo:rsid="00dc0463" officeooo:paragraph-rsid="00dc0463"/>
    </style:style>
    <style:style style:name="P146" style:family="paragraph" style:parent-style-name="Text_20_body">
      <style:text-properties officeooo:rsid="00dfc046" officeooo:paragraph-rsid="00dfc046"/>
    </style:style>
    <style:style style:name="P147" style:family="paragraph" style:parent-style-name="Text_20_body">
      <style:text-properties officeooo:rsid="00e0c88e" officeooo:paragraph-rsid="00e0c88e"/>
    </style:style>
    <style:style style:name="P148" style:family="paragraph" style:parent-style-name="Text_20_body">
      <style:text-properties officeooo:rsid="00e0f05a" officeooo:paragraph-rsid="00e0f05a"/>
    </style:style>
    <style:style style:name="P149" style:family="paragraph" style:parent-style-name="Text_20_body">
      <style:text-properties officeooo:rsid="00e3044c" officeooo:paragraph-rsid="00e3044c"/>
    </style:style>
    <style:style style:name="P150" style:family="paragraph" style:parent-style-name="Text_20_body">
      <style:text-properties officeooo:rsid="00e3cc6d" officeooo:paragraph-rsid="00e3cc6d"/>
    </style:style>
    <style:style style:name="P151" style:family="paragraph" style:parent-style-name="Text_20_body">
      <style:text-properties officeooo:rsid="00e74a0c" officeooo:paragraph-rsid="00e74a0c"/>
    </style:style>
    <style:style style:name="P152" style:family="paragraph" style:parent-style-name="Text_20_body">
      <style:text-properties officeooo:rsid="00e7b3fa" officeooo:paragraph-rsid="00e7b3fa"/>
    </style:style>
    <style:style style:name="P153" style:family="paragraph" style:parent-style-name="Text_20_body">
      <style:text-properties officeooo:rsid="00e96172" officeooo:paragraph-rsid="00e96172"/>
    </style:style>
    <style:style style:name="P154" style:family="paragraph" style:parent-style-name="Text_20_body">
      <style:text-properties officeooo:rsid="00ea95df" officeooo:paragraph-rsid="00ea95df"/>
    </style:style>
    <style:style style:name="P155" style:family="paragraph" style:parent-style-name="Text_20_body">
      <style:text-properties officeooo:rsid="00f03c35" officeooo:paragraph-rsid="00f03c35"/>
    </style:style>
    <style:style style:name="P15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7" style:family="paragraph" style:parent-style-name="Text_20_body">
      <style:text-properties fo:font-weight="normal" officeooo:rsid="006b40b8" officeooo:paragraph-rsid="006b40b8" style:font-weight-asian="normal" style:font-weight-complex="normal"/>
    </style:style>
    <style:style style:name="P158" style:family="paragraph" style:parent-style-name="Text_20_body">
      <style:text-properties fo:font-weight="normal" officeooo:rsid="00693b96" officeooo:paragraph-rsid="00693b96" style:font-weight-asian="normal" style:font-weight-complex="normal"/>
    </style:style>
    <style:style style:name="P159" style:family="paragraph" style:parent-style-name="Text_20_body">
      <style:text-properties fo:font-weight="normal" officeooo:rsid="00d20ae8" officeooo:paragraph-rsid="00d7aebc" style:font-weight-asian="normal" style:font-weight-complex="normal"/>
    </style:style>
    <style:style style:name="P160" style:family="paragraph" style:parent-style-name="Text_20_body">
      <style:text-properties fo:font-weight="normal" officeooo:rsid="00fdda5b" officeooo:paragraph-rsid="00fdda5b" style:font-weight-asian="normal" style:font-weight-complex="normal"/>
    </style:style>
    <style:style style:name="P161" style:family="paragraph" style:parent-style-name="Text_20_body">
      <style:text-properties fo:font-weight="normal" officeooo:rsid="00feca01" officeooo:paragraph-rsid="00feca01" style:font-weight-asian="normal" style:font-weight-complex="normal"/>
    </style:style>
    <style:style style:name="P162" style:family="paragraph" style:parent-style-name="Text_20_body">
      <style:text-properties officeooo:rsid="00f67afd" officeooo:paragraph-rsid="00f67afd"/>
    </style:style>
    <style:style style:name="P163" style:family="paragraph" style:parent-style-name="Text_20_body">
      <style:text-properties officeooo:rsid="00fd44d2" officeooo:paragraph-rsid="00fd44d2"/>
    </style:style>
    <style:style style:name="P164" style:family="paragraph" style:parent-style-name="Text_20_body">
      <style:text-properties officeooo:rsid="00fdda5b" officeooo:paragraph-rsid="00fdda5b"/>
    </style:style>
    <style:style style:name="P165" style:family="paragraph" style:parent-style-name="Text_20_body">
      <style:text-properties officeooo:rsid="00feca01" officeooo:paragraph-rsid="00feca01"/>
    </style:style>
    <style:style style:name="P166"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67" style:family="paragraph" style:parent-style-name="Preformatted_20_Text">
      <loext:graphic-properties draw:fill="solid" draw:fill-color="#ffffff" draw:opacity="100%"/>
      <style:paragraph-properties fo:background-color="#ffffff"/>
      <style:text-properties fo:color="#000000" style:font-name="Liberation Mono" fo:font-size="9pt" officeooo:rsid="0052b244" officeooo:paragraph-rsid="0052b244"/>
    </style:style>
    <style:style style:name="P168" style:family="paragraph" style:parent-style-name="Preformatted_20_Text">
      <style:text-properties fo:color="#000000" style:font-name="Liberation Mono" fo:font-size="9pt" officeooo:paragraph-rsid="0052b244"/>
    </style:style>
    <style:style style:name="P169" style:family="paragraph" style:parent-style-name="Preformatted_20_Text">
      <style:text-properties fo:color="#000000" style:font-name="Liberation Mono" fo:font-size="9pt" officeooo:rsid="0077e2b5" officeooo:paragraph-rsid="00a4a497"/>
    </style:style>
    <style:style style:name="P170" style:family="paragraph" style:parent-style-name="Preformatted_20_Text">
      <style:text-properties fo:color="#000000" style:font-name="Liberation Mono" fo:font-size="9pt" officeooo:rsid="00a13599" officeooo:paragraph-rsid="00a4a497"/>
    </style:style>
    <style:style style:name="P171" style:family="paragraph" style:parent-style-name="Preformatted_20_Text">
      <style:text-properties fo:color="#000000" style:font-name="Liberation Mono" fo:font-size="9pt" officeooo:paragraph-rsid="00abdc30"/>
    </style:style>
    <style:style style:name="P172" style:family="paragraph" style:parent-style-name="Preformatted_20_Text">
      <style:text-properties fo:color="#000000" style:font-name="Liberation Mono" fo:font-size="9pt" officeooo:paragraph-rsid="00b6fdac"/>
    </style:style>
    <style:style style:name="P173" style:family="paragraph" style:parent-style-name="Preformatted_20_Text">
      <style:text-properties fo:color="#000000" style:font-name="Liberation Mono" fo:font-size="9pt" fo:font-style="normal" officeooo:paragraph-rsid="00f03c35" style:font-style-asian="normal" style:font-style-complex="normal"/>
    </style:style>
    <style:style style:name="P174" style:family="paragraph" style:parent-style-name="Preformatted_20_Text">
      <style:text-properties fo:color="#000000" style:font-name="Liberation Mono" fo:font-size="9pt" fo:font-style="normal" fo:font-weight="normal" officeooo:rsid="009a362e" officeooo:paragraph-rsid="009a362e" style:font-style-asian="normal" style:font-weight-asian="normal" style:font-style-complex="normal" style:font-weight-complex="normal"/>
    </style:style>
    <style:style style:name="P175" style:family="paragraph" style:parent-style-name="Preformatted_20_Text">
      <loext:graphic-properties draw:fill="solid" draw:fill-color="#ffffff" draw:opacity="100%"/>
      <style:paragraph-properties fo:background-color="#ffffff"/>
      <style:text-properties fo:color="#000000"/>
    </style:style>
    <style:style style:name="P176"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7"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8"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79" style:family="paragraph" style:parent-style-name="Preformatted_20_Text">
      <style:text-properties officeooo:paragraph-rsid="002f1486"/>
    </style:style>
    <style:style style:name="P180" style:family="paragraph" style:parent-style-name="Preformatted_20_Text">
      <style:text-properties officeooo:rsid="002f1486" officeooo:paragraph-rsid="002f1486"/>
    </style:style>
    <style:style style:name="P181" style:family="paragraph" style:parent-style-name="Preformatted_20_Text">
      <style:text-properties officeooo:rsid="002f1486" officeooo:paragraph-rsid="00346180"/>
    </style:style>
    <style:style style:name="P182" style:family="paragraph" style:parent-style-name="Preformatted_20_Text">
      <style:text-properties officeooo:rsid="003068bb" officeooo:paragraph-rsid="003068bb"/>
    </style:style>
    <style:style style:name="P183" style:family="paragraph" style:parent-style-name="Preformatted_20_Text">
      <style:text-properties officeooo:paragraph-rsid="003481a1"/>
    </style:style>
    <style:style style:name="P184" style:family="paragraph" style:parent-style-name="Preformatted_20_Text">
      <style:text-properties officeooo:rsid="0039efe5" officeooo:paragraph-rsid="0039efe5"/>
    </style:style>
    <style:style style:name="P185" style:family="paragraph" style:parent-style-name="Preformatted_20_Text">
      <style:text-properties officeooo:rsid="003e0fa5" officeooo:paragraph-rsid="003e0fa5"/>
    </style:style>
    <style:style style:name="P186" style:family="paragraph" style:parent-style-name="Preformatted_20_Text">
      <style:text-properties officeooo:paragraph-rsid="0043f816"/>
    </style:style>
    <style:style style:name="P187" style:family="paragraph" style:parent-style-name="Preformatted_20_Text">
      <style:text-properties officeooo:rsid="0047e6b9" officeooo:paragraph-rsid="0047e6b9"/>
    </style:style>
    <style:style style:name="P188" style:family="paragraph" style:parent-style-name="Preformatted_20_Text">
      <loext:graphic-properties draw:fill="solid" draw:fill-color="#ffffff" draw:opacity="100%"/>
      <style:paragraph-properties fo:background-color="#ffffff"/>
    </style:style>
    <style:style style:name="P189" style:family="paragraph" style:parent-style-name="Preformatted_20_Text">
      <style:text-properties officeooo:paragraph-rsid="00550663"/>
    </style:style>
    <style:style style:name="P190" style:family="paragraph" style:parent-style-name="Preformatted_20_Text">
      <style:text-properties officeooo:paragraph-rsid="00558d4e"/>
    </style:style>
    <style:style style:name="P191" style:family="paragraph" style:parent-style-name="Preformatted_20_Text">
      <style:text-properties officeooo:rsid="0058efe0" officeooo:paragraph-rsid="0058efe0"/>
    </style:style>
    <style:style style:name="P192" style:family="paragraph" style:parent-style-name="Preformatted_20_Text">
      <style:text-properties officeooo:paragraph-rsid="00677c60"/>
    </style:style>
    <style:style style:name="P193" style:family="paragraph" style:parent-style-name="Preformatted_20_Text">
      <style:text-properties officeooo:rsid="006f0be8" officeooo:paragraph-rsid="00b4eafd"/>
    </style:style>
    <style:style style:name="P194" style:family="paragraph" style:parent-style-name="Preformatted_20_Text">
      <style:text-properties officeooo:paragraph-rsid="0075e014"/>
    </style:style>
    <style:style style:name="P195" style:family="paragraph" style:parent-style-name="Preformatted_20_Text">
      <style:text-properties officeooo:rsid="0075e014" officeooo:paragraph-rsid="0075e014"/>
    </style:style>
    <style:style style:name="P196" style:family="paragraph" style:parent-style-name="Preformatted_20_Text">
      <style:text-properties officeooo:rsid="0075e014" officeooo:paragraph-rsid="00b6fdac"/>
    </style:style>
    <style:style style:name="P197" style:family="paragraph" style:parent-style-name="Preformatted_20_Text">
      <style:text-properties officeooo:rsid="007f9437" officeooo:paragraph-rsid="007f9437"/>
    </style:style>
    <style:style style:name="P198" style:family="paragraph" style:parent-style-name="Preformatted_20_Text">
      <style:text-properties officeooo:rsid="0088db1a" officeooo:paragraph-rsid="00b6fdac"/>
    </style:style>
    <style:style style:name="P199" style:family="paragraph" style:parent-style-name="Preformatted_20_Text">
      <style:text-properties officeooo:paragraph-rsid="0093a842"/>
    </style:style>
    <style:style style:name="P200" style:family="paragraph" style:parent-style-name="Preformatted_20_Text">
      <style:text-properties officeooo:paragraph-rsid="00981577"/>
    </style:style>
    <style:style style:name="P201" style:family="paragraph" style:parent-style-name="Preformatted_20_Text">
      <style:text-properties officeooo:rsid="009a362e" officeooo:paragraph-rsid="009a362e"/>
    </style:style>
    <style:style style:name="P202" style:family="paragraph" style:parent-style-name="Preformatted_20_Text">
      <style:text-properties officeooo:rsid="009a362e" officeooo:paragraph-rsid="009bd942"/>
    </style:style>
    <style:style style:name="P203" style:family="paragraph" style:parent-style-name="Preformatted_20_Text">
      <style:text-properties officeooo:paragraph-rsid="009a362e"/>
    </style:style>
    <style:style style:name="P204" style:family="paragraph" style:parent-style-name="Preformatted_20_Text">
      <style:text-properties officeooo:paragraph-rsid="009bd942"/>
    </style:style>
    <style:style style:name="P205" style:family="paragraph" style:parent-style-name="Preformatted_20_Text">
      <style:text-properties officeooo:rsid="009bd942" officeooo:paragraph-rsid="009bd942"/>
    </style:style>
    <style:style style:name="P206" style:family="paragraph" style:parent-style-name="Preformatted_20_Text">
      <style:text-properties officeooo:rsid="009dd8d4"/>
    </style:style>
    <style:style style:name="P207" style:family="paragraph" style:parent-style-name="Preformatted_20_Text">
      <style:text-properties officeooo:rsid="009dd8d4" officeooo:paragraph-rsid="00a4a497"/>
    </style:style>
    <style:style style:name="P208" style:family="paragraph" style:parent-style-name="Preformatted_20_Text">
      <style:text-properties officeooo:rsid="009e1be7" officeooo:paragraph-rsid="00a4a497"/>
    </style:style>
    <style:style style:name="P209" style:family="paragraph" style:parent-style-name="Preformatted_20_Text">
      <style:text-properties officeooo:paragraph-rsid="00a4a497"/>
    </style:style>
    <style:style style:name="P210" style:family="paragraph" style:parent-style-name="Preformatted_20_Text">
      <style:text-properties officeooo:paragraph-rsid="00abdc30"/>
    </style:style>
    <style:style style:name="P211" style:family="paragraph" style:parent-style-name="Preformatted_20_Text">
      <style:text-properties officeooo:paragraph-rsid="00b3ad7e"/>
    </style:style>
    <style:style style:name="P212" style:family="paragraph" style:parent-style-name="Preformatted_20_Text">
      <style:text-properties officeooo:paragraph-rsid="00b450a5"/>
    </style:style>
    <style:style style:name="P213" style:family="paragraph" style:parent-style-name="Preformatted_20_Text">
      <style:text-properties officeooo:paragraph-rsid="00b4eafd"/>
    </style:style>
    <style:style style:name="P214" style:family="paragraph" style:parent-style-name="Preformatted_20_Text">
      <style:text-properties officeooo:paragraph-rsid="00b6fdac"/>
    </style:style>
    <style:style style:name="P215" style:family="paragraph" style:parent-style-name="Preformatted_20_Text">
      <style:text-properties officeooo:paragraph-rsid="00b8b926"/>
    </style:style>
    <style:style style:name="P216" style:family="paragraph" style:parent-style-name="Preformatted_20_Text">
      <style:text-properties officeooo:rsid="00927514" officeooo:paragraph-rsid="00bc4111"/>
    </style:style>
    <style:style style:name="P217" style:family="paragraph" style:parent-style-name="Preformatted_20_Text">
      <style:text-properties officeooo:paragraph-rsid="00bc4111"/>
    </style:style>
    <style:style style:name="P218" style:family="paragraph" style:parent-style-name="Preformatted_20_Text">
      <style:text-properties officeooo:paragraph-rsid="00c7b16d"/>
    </style:style>
    <style:style style:name="P219" style:family="paragraph" style:parent-style-name="Preformatted_20_Text">
      <style:text-properties officeooo:rsid="00c7ef3a" officeooo:paragraph-rsid="00c7ef3a"/>
    </style:style>
    <style:style style:name="P220" style:family="paragraph" style:parent-style-name="Preformatted_20_Text">
      <style:text-properties officeooo:paragraph-rsid="0058efe0"/>
    </style:style>
    <style:style style:name="P221" style:family="paragraph" style:parent-style-name="Preformatted_20_Text">
      <style:text-properties officeooo:paragraph-rsid="00cce49a"/>
    </style:style>
    <style:style style:name="P222" style:family="paragraph" style:parent-style-name="Preformatted_20_Text">
      <style:text-properties officeooo:paragraph-rsid="00d0f00c"/>
    </style:style>
    <style:style style:name="P223" style:family="paragraph" style:parent-style-name="Preformatted_20_Text">
      <style:text-properties officeooo:paragraph-rsid="00d7aebc"/>
    </style:style>
    <style:style style:name="P224" style:family="paragraph" style:parent-style-name="Preformatted_20_Text">
      <style:text-properties officeooo:rsid="00dfc046" officeooo:paragraph-rsid="00e0c88e"/>
    </style:style>
    <style:style style:name="P225" style:family="paragraph" style:parent-style-name="Preformatted_20_Text">
      <style:text-properties officeooo:paragraph-rsid="00e521f1"/>
    </style:style>
    <style:style style:name="P226" style:family="paragraph" style:parent-style-name="Preformatted_20_Text">
      <style:text-properties fo:font-style="italic" officeooo:paragraph-rsid="002f1486" style:font-style-asian="italic" style:font-style-complex="italic"/>
    </style:style>
    <style:style style:name="P227" style:family="paragraph" style:parent-style-name="Preformatted_20_Text">
      <style:text-properties style:font-name="Liberation Serif"/>
    </style:style>
    <style:style style:name="P228" style:family="paragraph" style:parent-style-name="Preformatted_20_Text">
      <style:text-properties officeooo:rsid="00abdc30" officeooo:paragraph-rsid="00abdc30"/>
    </style:style>
    <style:style style:name="P229" style:family="paragraph" style:parent-style-name="Preformatted_20_Text">
      <style:text-properties style:text-underline-style="none" officeooo:rsid="00874cd7" officeooo:paragraph-rsid="00b6fdac"/>
    </style:style>
    <style:style style:name="P230" style:family="paragraph" style:parent-style-name="Preformatted_20_Text">
      <style:text-properties fo:font-weight="normal" officeooo:rsid="0088db1a" style:font-weight-asian="normal" style:font-weight-complex="normal"/>
    </style:style>
    <style:style style:name="P231" style:family="paragraph" style:parent-style-name="Preformatted_20_Text">
      <style:text-properties fo:font-weight="normal" officeooo:rsid="0088db1a" officeooo:paragraph-rsid="00b6fdac" style:font-weight-asian="normal" style:font-weight-complex="normal"/>
    </style:style>
    <style:style style:name="P232" style:family="paragraph" style:parent-style-name="Preformatted_20_Text">
      <style:text-properties officeooo:rsid="00f8a84d" officeooo:paragraph-rsid="00f8a84d"/>
    </style:style>
    <style:style style:name="P233" style:family="paragraph" style:parent-style-name="Preformatted_20_Text">
      <style:text-properties officeooo:paragraph-rsid="00f8a84d"/>
    </style:style>
    <style:style style:name="P234" style:family="paragraph" style:parent-style-name="Heading">
      <style:text-properties officeooo:paragraph-rsid="003e0b0d"/>
    </style:style>
    <style:style style:name="P235" style:family="paragraph" style:parent-style-name="Heading">
      <style:text-properties officeooo:paragraph-rsid="003e0fa5"/>
    </style:style>
    <style:style style:name="P236" style:family="paragraph" style:parent-style-name="Heading">
      <style:text-properties officeooo:paragraph-rsid="00473082"/>
    </style:style>
    <style:style style:name="P237" style:family="paragraph" style:parent-style-name="Heading">
      <style:text-properties officeooo:paragraph-rsid="004e8020"/>
    </style:style>
    <style:style style:name="P238" style:family="paragraph" style:parent-style-name="Heading">
      <style:text-properties officeooo:paragraph-rsid="00504951"/>
    </style:style>
    <style:style style:name="P239" style:family="paragraph" style:parent-style-name="Heading">
      <style:text-properties officeooo:paragraph-rsid="00550663"/>
    </style:style>
    <style:style style:name="P240" style:family="paragraph" style:parent-style-name="Heading">
      <style:text-properties officeooo:paragraph-rsid="00664101"/>
    </style:style>
    <style:style style:name="P241" style:family="paragraph" style:parent-style-name="Heading">
      <style:text-properties officeooo:rsid="0047e6b9" officeooo:paragraph-rsid="00b450a5"/>
    </style:style>
    <style:style style:name="P242" style:family="paragraph" style:parent-style-name="Heading">
      <style:text-properties officeooo:rsid="00558d4e" officeooo:paragraph-rsid="006b40b8"/>
    </style:style>
    <style:style style:name="P243" style:family="paragraph" style:parent-style-name="Heading">
      <style:text-properties officeooo:paragraph-rsid="006b40b8"/>
    </style:style>
    <style:style style:name="P244" style:family="paragraph" style:parent-style-name="Heading">
      <style:text-properties officeooo:rsid="006b40b8" officeooo:paragraph-rsid="00b4eafd"/>
    </style:style>
    <style:style style:name="P245" style:family="paragraph" style:parent-style-name="Heading">
      <style:text-properties officeooo:rsid="0073817b" officeooo:paragraph-rsid="0073817b"/>
    </style:style>
    <style:style style:name="P246" style:family="paragraph" style:parent-style-name="Heading">
      <style:text-properties officeooo:rsid="0073817b" officeooo:paragraph-rsid="00a4a497"/>
    </style:style>
    <style:style style:name="P247" style:family="paragraph" style:parent-style-name="Heading">
      <style:text-properties officeooo:paragraph-rsid="0073817b"/>
    </style:style>
    <style:style style:name="P248" style:family="paragraph" style:parent-style-name="Heading">
      <style:text-properties officeooo:rsid="0077e2b5" officeooo:paragraph-rsid="00b8b926"/>
    </style:style>
    <style:style style:name="P249" style:family="paragraph" style:parent-style-name="Heading">
      <style:text-properties officeooo:paragraph-rsid="00ac691d"/>
    </style:style>
    <style:style style:name="P250" style:family="paragraph" style:parent-style-name="Heading">
      <style:text-properties officeooo:paragraph-rsid="00b450a5"/>
    </style:style>
    <style:style style:name="P251" style:family="paragraph" style:parent-style-name="Heading">
      <style:text-properties officeooo:paragraph-rsid="00b4eafd"/>
    </style:style>
    <style:style style:name="P252" style:family="paragraph" style:parent-style-name="Heading">
      <style:text-properties officeooo:paragraph-rsid="00b6fdac"/>
    </style:style>
    <style:style style:name="P253" style:family="paragraph" style:parent-style-name="Heading">
      <style:text-properties officeooo:rsid="009dd8d4" officeooo:paragraph-rsid="00b6fdac"/>
    </style:style>
    <style:style style:name="P254" style:family="paragraph" style:parent-style-name="Heading">
      <style:text-properties officeooo:paragraph-rsid="00b8b926"/>
    </style:style>
    <style:style style:name="P255" style:family="paragraph" style:parent-style-name="Heading">
      <style:text-properties officeooo:paragraph-rsid="00b9b323"/>
    </style:style>
    <style:style style:name="P256" style:family="paragraph" style:parent-style-name="Heading">
      <style:text-properties officeooo:paragraph-rsid="00d7aebc"/>
    </style:style>
    <style:style style:name="P257" style:family="paragraph" style:parent-style-name="Heading">
      <style:text-properties fo:font-style="normal" officeooo:rsid="003cabba" officeooo:paragraph-rsid="003e0b0d" style:font-style-asian="normal" style:font-style-complex="normal"/>
    </style:style>
    <style:style style:name="P258" style:family="paragraph" style:parent-style-name="Heading">
      <style:text-properties officeooo:rsid="003cabba" officeooo:paragraph-rsid="003e0b0d"/>
    </style:style>
    <style:style style:name="P259" style:family="paragraph" style:parent-style-name="Heading">
      <style:text-properties fo:font-weight="normal" officeooo:rsid="00693b96" officeooo:paragraph-rsid="00b6fdac" style:font-weight-asian="normal" style:font-weight-complex="normal"/>
    </style:style>
    <style:style style:name="P260" style:family="paragraph" style:parent-style-name="Heading">
      <style:text-properties fo:font-weight="normal" officeooo:rsid="0088db1a" officeooo:paragraph-rsid="00b6fdac" style:font-weight-asian="normal" style:font-weight-complex="normal"/>
    </style:style>
    <style:style style:name="P261" style:family="paragraph" style:parent-style-name="Heading">
      <style:text-properties fo:font-weight="normal" officeooo:rsid="0088db1a" officeooo:paragraph-rsid="00d7aebc" style:font-weight-asian="normal" style:font-weight-complex="normal"/>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fo:font-weight="normal" officeooo:paragraph-rsid="0052b244" style:font-weight-asian="normal" style:font-weight-complex="normal"/>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a13599" officeooo:paragraph-rsid="00a4a497"/>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7" style:family="paragraph" style:parent-style-name="Standard" style:list-style-name="L1">
      <style:text-properties officeooo:rsid="001a4a19" officeooo:paragraph-rsid="009118fd"/>
    </style:style>
    <style:style style:name="P268" style:family="paragraph" style:parent-style-name="Standard" style:list-style-name="L1">
      <style:text-properties officeooo:rsid="001a4a19" officeooo:paragraph-rsid="001a4a19"/>
    </style:style>
    <style:style style:name="P269" style:family="paragraph" style:parent-style-name="Standard" style:list-style-name="L2">
      <style:text-properties officeooo:rsid="00959559" officeooo:paragraph-rsid="00959559"/>
    </style:style>
    <style:style style:name="P270"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1"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2" style:family="paragraph" style:parent-style-name="Standard">
      <style:text-properties fo:font-style="normal" fo:font-weight="normal" officeooo:rsid="00a77051" style:font-style-asian="normal" style:font-weight-asian="normal" style:font-style-complex="normal" style:font-weight-complex="normal"/>
    </style:style>
    <style:style style:name="P273" style:family="paragraph" style:parent-style-name="Text_20_body" style:list-style-name="L3">
      <style:text-properties officeooo:rsid="001f596a" officeooo:paragraph-rsid="001f596a"/>
    </style:style>
    <style:style style:name="P274" style:family="paragraph" style:parent-style-name="Text_20_body" style:list-style-name="L3">
      <style:text-properties officeooo:rsid="00993621" officeooo:paragraph-rsid="00993621"/>
    </style:style>
    <style:style style:name="P275" style:family="paragraph" style:parent-style-name="Text_20_body" style:list-style-name="L4">
      <style:text-properties officeooo:rsid="0045b1b7" officeooo:paragraph-rsid="0045b1b7"/>
    </style:style>
    <style:style style:name="P276" style:family="paragraph" style:parent-style-name="Text_20_body" style:list-style-name="L5">
      <style:text-properties officeooo:rsid="00da2c96" officeooo:paragraph-rsid="00da2c96"/>
    </style:style>
    <style:style style:name="P277" style:family="paragraph" style:parent-style-name="Text_20_body">
      <style:text-properties officeooo:rsid="0100587f" officeooo:paragraph-rsid="0100587f"/>
    </style:style>
    <style:style style:name="P278" style:family="paragraph" style:parent-style-name="Text_20_body">
      <style:text-properties officeooo:rsid="0101e9b5" officeooo:paragraph-rsid="0101e9b5"/>
    </style:style>
    <style:style style:name="P279" style:family="paragraph" style:parent-style-name="Text_20_body">
      <style:text-properties officeooo:rsid="010363b9" officeooo:paragraph-rsid="010363b9"/>
    </style:style>
    <style:style style:name="P280" style:family="paragraph" style:parent-style-name="Text_20_body">
      <style:text-properties officeooo:rsid="01073ac9" officeooo:paragraph-rsid="01073ac9"/>
    </style:style>
    <style:style style:name="P281" style:family="paragraph" style:parent-style-name="Text_20_body">
      <style:text-properties officeooo:paragraph-rsid="010776de"/>
    </style:style>
    <style:style style:name="P282" style:family="paragraph" style:parent-style-name="Heading_20_2">
      <style:text-properties officeooo:rsid="00ba6c9c" officeooo:paragraph-rsid="00ba6c9c"/>
    </style:style>
    <style:style style:name="P283" style:family="paragraph" style:parent-style-name="Heading_20_2">
      <style:text-properties fo:font-weight="normal" style:font-weight-asian="normal" style:font-weight-complex="normal"/>
    </style:style>
    <style:style style:name="P284" style:family="paragraph" style:parent-style-name="Heading_20_2">
      <style:text-properties officeooo:rsid="00f67afd" officeooo:paragraph-rsid="00f67afd"/>
    </style:style>
    <style:style style:name="P285" style:family="paragraph" style:parent-style-name="Heading_20_2">
      <style:text-properties officeooo:rsid="009dd8d4" officeooo:paragraph-rsid="00a4a497"/>
    </style:style>
    <style:style style:name="P286" style:family="paragraph" style:parent-style-name="Heading_20_2">
      <style:text-properties officeooo:paragraph-rsid="00a4a497"/>
    </style:style>
    <style:style style:name="P287" style:family="paragraph" style:parent-style-name="Heading_20_2">
      <style:text-properties officeooo:rsid="0077e2b5" officeooo:paragraph-rsid="00a4a497"/>
    </style:style>
    <style:style style:name="P288" style:family="paragraph" style:parent-style-name="Heading_20_2">
      <style:text-properties officeooo:rsid="00993621" officeooo:paragraph-rsid="00993621"/>
    </style:style>
    <style:style style:name="P289" style:family="paragraph" style:parent-style-name="Heading_20_3">
      <style:text-properties fo:font-weight="normal" officeooo:rsid="008397dd" officeooo:paragraph-rsid="008397dd" style:font-weight-asian="normal" style:font-weight-complex="normal"/>
    </style:style>
    <style:style style:name="P290" style:family="paragraph" style:parent-style-name="Heading_20_3">
      <style:text-properties officeooo:rsid="0077e2b5" officeooo:paragraph-rsid="00b8b926"/>
    </style:style>
    <style:style style:name="P291" style:family="paragraph" style:parent-style-name="Heading_20_3">
      <style:text-properties officeooo:rsid="00b6fdac" officeooo:paragraph-rsid="00b6fdac"/>
    </style:style>
    <style:style style:name="P292" style:family="paragraph" style:parent-style-name="Heading_20_3">
      <style:text-properties officeooo:rsid="00b6fdac" officeooo:paragraph-rsid="00d7aebc"/>
    </style:style>
    <style:style style:name="P293" style:family="paragraph" style:parent-style-name="Heading_20_3">
      <style:text-properties officeooo:rsid="0075e014" officeooo:paragraph-rsid="00b6fdac"/>
    </style:style>
    <style:style style:name="P294" style:family="paragraph" style:parent-style-name="Heading_20_3">
      <style:text-properties officeooo:rsid="0073817b" officeooo:paragraph-rsid="0073817b"/>
    </style:style>
    <style:style style:name="P295" style:family="paragraph" style:parent-style-name="Heading_20_3">
      <style:text-properties officeooo:rsid="00f03c35" officeooo:paragraph-rsid="00f03c35"/>
    </style:style>
    <style:style style:name="P296" style:family="paragraph" style:parent-style-name="Heading_20_3">
      <style:text-properties officeooo:rsid="00b9b323" officeooo:paragraph-rsid="00b9b323"/>
    </style:style>
    <style:style style:name="P297" style:family="paragraph" style:parent-style-name="Heading_20_3">
      <style:text-properties officeooo:paragraph-rsid="003e0b0d"/>
    </style:style>
    <style:style style:name="P298" style:family="paragraph" style:parent-style-name="Heading_20_3">
      <style:text-properties officeooo:rsid="003e0b0d" officeooo:paragraph-rsid="003e0b0d"/>
    </style:style>
    <style:style style:name="P299" style:family="paragraph" style:parent-style-name="Heading_20_3">
      <style:text-properties officeooo:rsid="003e0b0d" officeooo:paragraph-rsid="00b450a5"/>
    </style:style>
    <style:style style:name="P300" style:family="paragraph" style:parent-style-name="Heading_20_3">
      <style:text-properties officeooo:rsid="003e0b0d" officeooo:paragraph-rsid="00473082"/>
    </style:style>
    <style:style style:name="P301" style:family="paragraph" style:parent-style-name="Heading_20_3">
      <style:text-properties officeooo:rsid="004e8020" officeooo:paragraph-rsid="004e8020"/>
    </style:style>
    <style:style style:name="P302" style:family="paragraph" style:parent-style-name="Heading_20_3">
      <style:text-properties officeooo:rsid="003e0fa5" officeooo:paragraph-rsid="003e0fa5"/>
    </style:style>
    <style:style style:name="P303" style:family="paragraph" style:parent-style-name="Heading_20_3">
      <style:text-properties officeooo:rsid="00ac691d" officeooo:paragraph-rsid="00ac691d"/>
    </style:style>
    <style:style style:name="P304" style:family="paragraph" style:parent-style-name="Heading_20_3">
      <style:text-properties officeooo:rsid="00698e74" officeooo:paragraph-rsid="00b450a5"/>
    </style:style>
    <style:style style:name="P305" style:family="paragraph" style:parent-style-name="Heading_20_3">
      <style:text-properties officeooo:rsid="00550663" officeooo:paragraph-rsid="00550663"/>
    </style:style>
    <style:style style:name="P306" style:family="paragraph" style:parent-style-name="Heading_20_3">
      <style:text-properties officeooo:rsid="006f0be8" officeooo:paragraph-rsid="00b4eafd"/>
    </style:style>
    <style:style style:name="P307" style:family="paragraph" style:parent-style-name="Heading_20_3">
      <style:text-properties officeooo:rsid="0060fcf1" officeooo:paragraph-rsid="00b4eafd"/>
    </style:style>
    <style:style style:name="P308" style:family="paragraph" style:parent-style-name="Heading_20_3">
      <style:text-properties officeooo:rsid="005f9336" officeooo:paragraph-rsid="00b4eafd"/>
    </style:style>
    <style:style style:name="P309" style:family="paragraph" style:parent-style-name="Heading_20_3">
      <style:text-properties officeooo:rsid="00653d71" officeooo:paragraph-rsid="00b4eafd"/>
    </style:style>
    <style:style style:name="P310" style:family="paragraph" style:parent-style-name="Heading_20_3">
      <style:text-properties officeooo:rsid="005c8414" officeooo:paragraph-rsid="00b4eafd"/>
    </style:style>
    <style:style style:name="P311" style:family="paragraph" style:parent-style-name="Heading_20_3">
      <style:text-properties officeooo:rsid="006b40b8" officeooo:paragraph-rsid="006b40b8"/>
    </style:style>
    <style:style style:name="P312" style:family="paragraph" style:parent-style-name="Heading_20_3">
      <style:text-properties officeooo:rsid="00558d4e" officeooo:paragraph-rsid="00558d4e"/>
    </style:style>
    <style:style style:name="P313" style:family="paragraph" style:parent-style-name="Heading_20_3">
      <style:text-properties officeooo:rsid="005a1270" officeooo:paragraph-rsid="005a1270"/>
    </style:style>
    <style:style style:name="P314" style:family="paragraph" style:parent-style-name="Heading_20_3">
      <style:text-properties officeooo:rsid="006394ec" officeooo:paragraph-rsid="006394ec"/>
    </style:style>
    <style:style style:name="P315" style:family="paragraph" style:parent-style-name="Heading_20_3">
      <style:text-properties officeooo:paragraph-rsid="00653d71"/>
    </style:style>
    <style:style style:name="P316" style:family="paragraph" style:parent-style-name="Heading_20_3">
      <style:text-properties officeooo:rsid="00664101" officeooo:paragraph-rsid="00664101"/>
    </style:style>
    <style:style style:name="P317" style:family="paragraph" style:parent-style-name="Heading_20_3">
      <style:text-properties officeooo:rsid="0085ffc3" officeooo:paragraph-rsid="00b6fdac"/>
    </style:style>
    <style:style style:name="P318" style:family="paragraph" style:parent-style-name="Heading_20_3">
      <style:text-properties officeooo:rsid="00733e67" officeooo:paragraph-rsid="00733e67"/>
    </style:style>
    <style:style style:name="P319" style:family="paragraph" style:parent-style-name="Heading_20_3">
      <style:text-properties officeooo:rsid="006fa277" officeooo:paragraph-rsid="00d7aebc"/>
    </style:style>
    <style:style style:name="P320" style:family="paragraph" style:parent-style-name="Heading_20_3">
      <style:text-properties officeooo:rsid="006fa277" officeooo:paragraph-rsid="0100587f"/>
    </style:style>
    <style:style style:name="P321" style:family="paragraph" style:parent-style-name="Heading_20_3">
      <style:text-properties fo:font-style="normal" officeooo:rsid="00b6fdac" officeooo:paragraph-rsid="00d7aebc" style:font-style-asian="normal" style:font-style-complex="normal"/>
    </style:style>
    <style:style style:name="P322" style:family="paragraph" style:parent-style-name="Heading_20_3">
      <style:text-properties fo:font-style="normal" officeooo:rsid="01073ac9" officeooo:paragraph-rsid="01073ac9" style:font-style-asian="normal" style:font-style-complex="normal"/>
    </style:style>
    <style:style style:name="P323" style:family="paragraph" style:parent-style-name="Heading_20_3">
      <style:text-properties officeooo:paragraph-rsid="00b9b323"/>
    </style:style>
    <style:style style:name="P324" style:family="paragraph" style:parent-style-name="Heading_20_3">
      <style:text-properties officeooo:rsid="008d96dc" officeooo:paragraph-rsid="00d7aebc"/>
    </style:style>
    <style:style style:name="P325" style:family="paragraph" style:parent-style-name="Heading_20_3">
      <style:text-properties officeooo:paragraph-rsid="0100587f"/>
    </style:style>
    <style:style style:name="P326" style:family="paragraph" style:parent-style-name="Preformatted_20_Text">
      <style:text-properties officeooo:paragraph-rsid="0101e9b5"/>
    </style:style>
    <style:style style:name="P327" style:family="paragraph" style:parent-style-name="Contents_20_1">
      <style:paragraph-properties>
        <style:tab-stops>
          <style:tab-stop style:position="6.9252in" style:type="right" style:leader-style="dotted" style:leader-text="."/>
        </style:tab-stops>
      </style:paragraph-properties>
    </style:style>
    <style:style style:name="P328" style:family="paragraph" style:parent-style-name="Contents_20_2">
      <style:paragraph-properties>
        <style:tab-stops>
          <style:tab-stop style:position="6.7283in" style:type="right" style:leader-style="dotted" style:leader-text="."/>
        </style:tab-stops>
      </style:paragraph-properties>
    </style:style>
    <style:style style:name="P32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officeooo:rsid="0101e9b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7f9437" style:font-style-asian="italic" style:font-weight-asian="bold" style:font-style-complex="italic" style:font-weight-complex="bold"/>
    </style:style>
    <style:style style:name="T12" style:family="text">
      <style:text-properties fo:font-style="italic" fo:font-weight="bold" officeooo:rsid="00855305" style:font-style-asian="italic" style:font-weight-asian="bold" style:font-style-complex="italic" style:font-weight-complex="bold"/>
    </style:style>
    <style:style style:name="T13" style:family="text">
      <style:text-properties fo:font-style="italic" fo:font-weight="bold" officeooo:rsid="00a13599"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96821e" style:font-style-asian="italic" style:font-weight-asian="normal" style:font-style-complex="italic" style:font-weight-complex="normal"/>
    </style:style>
    <style:style style:name="T16" style:family="text">
      <style:text-properties fo:font-style="italic" fo:font-weight="normal" officeooo:rsid="00a13599" style:font-style-asian="italic" style:font-weight-asian="normal" style:font-style-complex="italic"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a9c1f" style:font-weight-asian="normal" style:font-weight-complex="normal"/>
    </style:style>
    <style:style style:name="T19" style:family="text">
      <style:text-properties fo:font-weight="normal" officeooo:rsid="006728eb" style:font-weight-asian="normal" style:font-weight-complex="normal"/>
    </style:style>
    <style:style style:name="T20" style:family="text">
      <style:text-properties fo:font-weight="normal" officeooo:rsid="00959559" style:font-weight-asian="normal" style:font-weight-complex="normal"/>
    </style:style>
    <style:style style:name="T21" style:family="text">
      <style:text-properties fo:font-weight="normal" officeooo:rsid="00993621" style:font-weight-asian="normal" style:font-weight-complex="normal"/>
    </style:style>
    <style:style style:name="T22" style:family="text">
      <style:text-properties fo:font-weight="normal" officeooo:rsid="00b3ad7e" style:font-weight-asian="normal" style:font-weight-complex="normal"/>
    </style:style>
    <style:style style:name="T23" style:family="text">
      <style:text-properties fo:font-weight="normal" officeooo:rsid="00e7b3fa" style:font-weight-asian="normal" style:font-weight-complex="normal"/>
    </style:style>
    <style:style style:name="T24" style:family="text">
      <style:text-properties fo:font-weight="normal" officeooo:rsid="00f8a84d" style:font-weight-asian="normal" style:font-weight-complex="normal"/>
    </style:style>
    <style:style style:name="T25" style:family="text">
      <style:text-properties fo:font-weight="normal" officeooo:rsid="00fa1fc4" style:font-weight-asian="normal" style:font-weight-complex="normal"/>
    </style:style>
    <style:style style:name="T26" style:family="text">
      <style:text-properties fo:font-weight="normal" officeooo:rsid="0108b46a"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officeooo:rsid="002a9c1f" style:font-style-asian="normal" style:font-style-complex="normal"/>
    </style:style>
    <style:style style:name="T29" style:family="text">
      <style:text-properties fo:font-style="normal" officeooo:rsid="006e9076" style:font-style-asian="normal" style:font-style-complex="normal"/>
    </style:style>
    <style:style style:name="T30" style:family="text">
      <style:text-properties fo:font-style="normal" officeooo:rsid="00755109" style:font-style-asian="normal" style:font-style-complex="normal"/>
    </style:style>
    <style:style style:name="T31" style:family="text">
      <style:text-properties fo:font-style="normal" officeooo:rsid="0077e2b5" style:font-style-asian="normal" style:font-style-complex="normal"/>
    </style:style>
    <style:style style:name="T32" style:family="text">
      <style:text-properties fo:font-style="normal" officeooo:rsid="007f9437" style:font-style-asian="normal" style:font-style-complex="normal"/>
    </style:style>
    <style:style style:name="T33" style:family="text">
      <style:text-properties fo:font-style="normal" officeooo:rsid="00855305" style:font-style-asian="normal" style:font-style-complex="normal"/>
    </style:style>
    <style:style style:name="T34" style:family="text">
      <style:text-properties fo:font-style="normal" officeooo:rsid="00959559" style:font-style-asian="normal" style:font-style-complex="normal"/>
    </style:style>
    <style:style style:name="T35" style:family="text">
      <style:text-properties fo:font-style="normal" officeooo:rsid="00c4b1dc" style:font-style-asian="normal" style:font-style-complex="normal"/>
    </style:style>
    <style:style style:name="T36" style:family="text">
      <style:text-properties fo:font-style="normal" officeooo:rsid="00c56989" style:font-style-asian="normal" style:font-style-complex="normal"/>
    </style:style>
    <style:style style:name="T37" style:family="text">
      <style:text-properties fo:font-style="normal" officeooo:rsid="00d06681" style:font-style-asian="normal" style:font-style-complex="normal"/>
    </style:style>
    <style:style style:name="T38" style:family="text">
      <style:text-properties fo:font-style="normal" officeooo:rsid="00e3cc6d" style:font-style-asian="normal" style:font-style-complex="normal"/>
    </style:style>
    <style:style style:name="T39" style:family="text">
      <style:text-properties fo:font-style="normal" officeooo:rsid="00f1130d" style:font-style-asian="normal" style:font-style-complex="normal"/>
    </style:style>
    <style:style style:name="T40" style:family="text">
      <style:text-properties fo:font-style="normal" officeooo:rsid="00fa1fc4" style:font-style-asian="normal" style:font-style-complex="normal"/>
    </style:style>
    <style:style style:name="T41" style:family="text">
      <style:text-properties fo:font-style="normal" officeooo:rsid="0101e9b5" style:font-style-asian="normal" style:font-style-complex="normal"/>
    </style:style>
    <style:style style:name="T42" style:family="text">
      <style:text-properties fo:font-style="normal" officeooo:rsid="0107ec7c"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2a9c1f" style:font-style-asian="normal" style:font-weight-asian="normal" style:font-style-complex="normal" style:font-weight-complex="normal"/>
    </style:style>
    <style:style style:name="T45" style:family="text">
      <style:text-properties fo:font-style="normal" fo:font-weight="normal" officeooo:rsid="003068bb" style:font-style-asian="normal" style:font-weight-asian="normal" style:font-style-complex="normal" style:font-weight-complex="normal"/>
    </style:style>
    <style:style style:name="T46" style:family="text">
      <style:text-properties fo:font-style="normal" fo:font-weight="normal" officeooo:rsid="0031f245" style:font-style-asian="normal" style:font-weight-asian="normal" style:font-style-complex="normal" style:font-weight-complex="normal"/>
    </style:style>
    <style:style style:name="T47" style:family="text">
      <style:text-properties fo:font-style="normal" fo:font-weight="normal" officeooo:rsid="003478e0" style:font-style-asian="normal" style:font-weight-asian="normal" style:font-style-complex="normal" style:font-weight-complex="normal"/>
    </style:style>
    <style:style style:name="T48" style:family="text">
      <style:text-properties fo:font-style="normal" fo:font-weight="normal" officeooo:rsid="00504951" style:font-style-asian="normal" style:font-weight-asian="normal" style:font-style-complex="normal" style:font-weight-complex="normal"/>
    </style:style>
    <style:style style:name="T49" style:family="text">
      <style:text-properties fo:font-style="normal" fo:font-weight="normal" officeooo:rsid="00755109" style:font-style-asian="normal" style:font-weight-asian="normal" style:font-style-complex="normal" style:font-weight-complex="normal"/>
    </style:style>
    <style:style style:name="T50" style:family="text">
      <style:text-properties fo:font-style="normal" fo:font-weight="normal" officeooo:rsid="007f9437" style:font-style-asian="normal" style:font-weight-asian="normal" style:font-style-complex="normal" style:font-weight-complex="normal"/>
    </style:style>
    <style:style style:name="T51" style:family="text">
      <style:text-properties fo:font-style="normal" fo:font-weight="normal" officeooo:rsid="00855305" style:font-style-asian="normal" style:font-weight-asian="normal" style:font-style-complex="normal" style:font-weight-complex="normal"/>
    </style:style>
    <style:style style:name="T52" style:family="text">
      <style:text-properties fo:font-style="normal" fo:font-weight="normal" officeooo:rsid="00959559" style:font-style-asian="normal" style:font-weight-asian="normal" style:font-style-complex="normal" style:font-weight-complex="normal"/>
    </style:style>
    <style:style style:name="T53" style:family="text">
      <style:text-properties fo:font-style="normal" fo:font-weight="normal" officeooo:rsid="0096821e" style:font-style-asian="normal" style:font-weight-asian="normal" style:font-style-complex="normal" style:font-weight-complex="normal"/>
    </style:style>
    <style:style style:name="T54" style:family="text">
      <style:text-properties fo:font-style="normal" fo:font-weight="normal" officeooo:rsid="0098ef9b" style:font-style-asian="normal" style:font-weight-asian="normal" style:font-style-complex="normal" style:font-weight-complex="normal"/>
    </style:style>
    <style:style style:name="T55" style:family="text">
      <style:text-properties fo:font-style="normal" fo:font-weight="normal" officeooo:rsid="009a362e" style:font-style-asian="normal" style:font-weight-asian="normal" style:font-style-complex="normal" style:font-weight-complex="normal"/>
    </style:style>
    <style:style style:name="T56" style:family="text">
      <style:text-properties fo:font-style="normal" fo:font-weight="normal" officeooo:rsid="00a13599" style:font-style-asian="normal" style:font-weight-asian="normal" style:font-style-complex="normal" style:font-weight-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bold" officeooo:rsid="00755109" style:font-style-asian="normal" style:font-weight-asian="bold" style:font-style-complex="normal" style:font-weight-complex="bold"/>
    </style:style>
    <style:style style:name="T59" style:family="text">
      <style:text-properties officeooo:rsid="001e30f4"/>
    </style:style>
    <style:style style:name="T60" style:family="text">
      <style:text-properties officeooo:rsid="00203c5b"/>
    </style:style>
    <style:style style:name="T61" style:family="text">
      <style:text-properties officeooo:rsid="002378ef"/>
    </style:style>
    <style:style style:name="T62" style:family="text">
      <style:text-properties officeooo:rsid="0025604c"/>
    </style:style>
    <style:style style:name="T63" style:family="text">
      <style:text-properties officeooo:rsid="002a13ff"/>
    </style:style>
    <style:style style:name="T64" style:family="text">
      <style:text-properties officeooo:rsid="002a9c1f"/>
    </style:style>
    <style:style style:name="T65" style:family="text">
      <style:text-properties officeooo:rsid="002aba47"/>
    </style:style>
    <style:style style:name="T66" style:family="text">
      <style:text-properties officeooo:rsid="002bf725"/>
    </style:style>
    <style:style style:name="T67" style:family="text">
      <style:text-properties officeooo:rsid="002dd297"/>
    </style:style>
    <style:style style:name="T68" style:family="text">
      <style:text-properties officeooo:rsid="002f1486"/>
    </style:style>
    <style:style style:name="T69" style:family="text">
      <style:text-properties officeooo:rsid="0033058e"/>
    </style:style>
    <style:style style:name="T70" style:family="text">
      <style:text-properties officeooo:rsid="00346180"/>
    </style:style>
    <style:style style:name="T71" style:family="text">
      <style:text-properties officeooo:rsid="0035435f"/>
    </style:style>
    <style:style style:name="T72" style:family="text">
      <style:text-properties officeooo:rsid="00386bd6"/>
    </style:style>
    <style:style style:name="T73" style:family="text">
      <style:text-properties officeooo:rsid="003b4026"/>
    </style:style>
    <style:style style:name="T74" style:family="text">
      <style:text-properties officeooo:rsid="003cabba"/>
    </style:style>
    <style:style style:name="T75" style:family="text">
      <style:text-properties style:font-name="Liberation Mono1"/>
    </style:style>
    <style:style style:name="T76" style:family="text">
      <style:text-properties style:font-name="Liberation Mono1" fo:font-size="10pt" style:font-size-asian="10pt" style:font-size-complex="10pt"/>
    </style:style>
    <style:style style:name="T77" style:family="text">
      <style:text-properties style:font-name="Liberation Mono1" fo:font-size="10pt" officeooo:rsid="00b3ad7e" style:font-size-asian="10pt" style:font-size-complex="10pt"/>
    </style:style>
    <style:style style:name="T78" style:family="text">
      <style:text-properties style:font-name="Liberation Mono1" fo:font-size="10pt" officeooo:rsid="00c322e0" style:font-size-asian="10pt" style:font-size-complex="10pt"/>
    </style:style>
    <style:style style:name="T79" style:family="text">
      <style:text-properties style:font-name="Liberation Mono1" fo:font-size="10pt" officeooo:rsid="00c6e205" style:font-size-asian="10pt" style:font-size-complex="10pt"/>
    </style:style>
    <style:style style:name="T80" style:family="text">
      <style:text-properties style:font-name="Liberation Mono1" fo:font-size="10pt" officeooo:rsid="00c99246" style:font-size-asian="10pt" style:font-size-complex="10pt"/>
    </style:style>
    <style:style style:name="T81" style:family="text">
      <style:text-properties style:font-name="Liberation Mono1" fo:font-size="10pt" officeooo:rsid="00558d4e" style:font-size-asian="10pt" style:font-size-complex="10pt"/>
    </style:style>
    <style:style style:name="T82" style:family="text">
      <style:text-properties style:font-name="Liberation Mono1" fo:font-size="10pt" officeooo:rsid="00e521f1" style:font-size-asian="10pt" style:font-size-complex="10pt"/>
    </style:style>
    <style:style style:name="T83" style:family="text">
      <style:text-properties style:font-name="Liberation Mono1" fo:font-size="10pt" officeooo:rsid="00ed816b" style:font-size-asian="10pt" style:font-size-complex="10pt"/>
    </style:style>
    <style:style style:name="T84" style:family="text">
      <style:text-properties style:font-name="Liberation Mono1" fo:font-size="10pt" fo:font-weight="bold" officeooo:rsid="003cabba" style:font-size-asian="10pt" style:font-weight-asian="bold" style:font-size-complex="10pt" style:font-weight-complex="bold"/>
    </style:style>
    <style:style style:name="T85" style:family="text">
      <style:text-properties style:font-name="Liberation Mono1" fo:font-size="10pt" fo:font-style="normal" style:font-size-asian="10pt" style:font-style-asian="normal" style:font-size-complex="10pt" style:font-style-complex="normal"/>
    </style:style>
    <style:style style:name="T86" style:family="text">
      <style:text-properties style:font-name="Liberation Mono1" fo:font-size="10pt" fo:font-weight="normal" officeooo:rsid="006728eb" style:font-size-asian="10pt" style:font-weight-asian="normal" style:font-size-complex="10pt" style:font-weight-complex="normal"/>
    </style:style>
    <style:style style:name="T87" style:family="text">
      <style:text-properties style:font-name="Liberation Mono1" fo:font-size="10pt" fo:font-style="italic" style:font-size-asian="10pt" style:font-style-asian="italic" style:font-size-complex="10pt" style:font-style-complex="italic"/>
    </style:style>
    <style:style style:name="T88" style:family="text">
      <style:text-properties fo:font-size="10pt" style:font-size-asian="10pt" style:font-size-complex="10pt"/>
    </style:style>
    <style:style style:name="T89" style:family="text">
      <style:text-properties officeooo:rsid="003e0b0d"/>
    </style:style>
    <style:style style:name="T90" style:family="text">
      <style:text-properties officeooo:rsid="003e0fa5"/>
    </style:style>
    <style:style style:name="T91" style:family="text">
      <style:text-properties officeooo:rsid="003fb4da"/>
    </style:style>
    <style:style style:name="T92" style:family="text">
      <style:text-properties officeooo:rsid="00473082"/>
    </style:style>
    <style:style style:name="T93" style:family="text">
      <style:text-properties officeooo:rsid="0048b20e"/>
    </style:style>
    <style:style style:name="T94" style:family="text">
      <style:text-properties officeooo:rsid="004c981f"/>
    </style:style>
    <style:style style:name="T95" style:family="text">
      <style:text-properties officeooo:rsid="00536ab7"/>
    </style:style>
    <style:style style:name="T96" style:family="text">
      <style:text-properties officeooo:rsid="00558d4e"/>
    </style:style>
    <style:style style:name="T97" style:family="text">
      <style:text-properties officeooo:rsid="0059099b"/>
    </style:style>
    <style:style style:name="T98" style:family="text">
      <style:text-properties style:font-name="Liberation Serif" fo:font-size="12pt" style:font-size-asian="10.5pt" style:font-size-complex="12pt"/>
    </style:style>
    <style:style style:name="T99" style:family="text">
      <style:text-properties style:font-name="Liberation Serif" fo:font-size="12pt" officeooo:rsid="00981577" style:font-size-asian="10.5pt" style:font-size-complex="12pt"/>
    </style:style>
    <style:style style:name="T100" style:family="text">
      <style:text-properties style:font-name="Liberation Serif" fo:font-size="12pt" fo:font-style="italic" style:font-size-asian="10.5pt" style:font-style-asian="italic" style:font-size-complex="12pt" style:font-style-complex="italic"/>
    </style:style>
    <style:style style:name="T101" style:family="text">
      <style:text-properties style:font-name="Liberation Serif" fo:font-size="12pt" fo:font-style="normal" style:font-size-asian="10.5pt" style:font-style-asian="normal" style:font-size-complex="12pt" style:font-style-complex="normal"/>
    </style:style>
    <style:style style:name="T102" style:family="text">
      <style:text-properties officeooo:rsid="005ef374"/>
    </style:style>
    <style:style style:name="T103" style:family="text">
      <style:text-properties officeooo:rsid="006299ea"/>
    </style:style>
    <style:style style:name="T104" style:family="text">
      <style:text-properties officeooo:rsid="006374e0"/>
    </style:style>
    <style:style style:name="T105" style:family="text">
      <style:text-properties officeooo:rsid="00653d71"/>
    </style:style>
    <style:style style:name="T106" style:family="text">
      <style:text-properties officeooo:rsid="00677c60"/>
    </style:style>
    <style:style style:name="T107" style:family="text">
      <style:text-properties officeooo:rsid="006910da"/>
    </style:style>
    <style:style style:name="T108" style:family="text">
      <style:text-properties officeooo:rsid="006c7ae9"/>
    </style:style>
    <style:style style:name="T109" style:family="text">
      <style:text-properties officeooo:rsid="006e3819"/>
    </style:style>
    <style:style style:name="T110" style:family="text">
      <style:text-properties officeooo:rsid="006f0be8"/>
    </style:style>
    <style:style style:name="T111" style:family="text">
      <style:text-properties officeooo:rsid="00733e67"/>
    </style:style>
    <style:style style:name="T112" style:family="text">
      <style:text-properties officeooo:rsid="0075e014"/>
    </style:style>
    <style:style style:name="T113" style:family="text">
      <style:text-properties officeooo:rsid="00773729"/>
    </style:style>
    <style:style style:name="T114" style:family="text">
      <style:text-properties officeooo:rsid="0077e2b5"/>
    </style:style>
    <style:style style:name="T115" style:family="text">
      <style:text-properties officeooo:rsid="0078e9f6"/>
    </style:style>
    <style:style style:name="T116" style:family="text">
      <style:text-properties officeooo:rsid="00795874"/>
    </style:style>
    <style:style style:name="T117" style:family="text">
      <style:text-properties officeooo:rsid="007b127b"/>
    </style:style>
    <style:style style:name="T118" style:family="text">
      <style:text-properties officeooo:rsid="007cfb80"/>
    </style:style>
    <style:style style:name="T119" style:family="text">
      <style:text-properties officeooo:rsid="007d6d36"/>
    </style:style>
    <style:style style:name="T120" style:family="text">
      <style:text-properties officeooo:rsid="007f1d01"/>
    </style:style>
    <style:style style:name="T121" style:family="text">
      <style:text-properties officeooo:rsid="007f9437"/>
    </style:style>
    <style:style style:name="T122" style:family="text">
      <style:text-properties officeooo:rsid="008115f6"/>
    </style:style>
    <style:style style:name="T123" style:family="text">
      <style:text-properties officeooo:rsid="00830df8"/>
    </style:style>
    <style:style style:name="T124" style:family="text">
      <style:text-properties officeooo:rsid="00874cd7"/>
    </style:style>
    <style:style style:name="T125" style:family="text">
      <style:text-properties style:text-underline-style="solid" style:text-underline-type="double" style:text-underline-width="auto" style:text-underline-color="font-color" officeooo:rsid="00874cd7"/>
    </style:style>
    <style:style style:name="T126" style:family="text">
      <style:text-properties officeooo:rsid="00898157"/>
    </style:style>
    <style:style style:name="T127" style:family="text">
      <style:text-properties officeooo:rsid="008be7a1"/>
    </style:style>
    <style:style style:name="T128" style:family="text">
      <style:text-properties officeooo:rsid="008cbcba"/>
    </style:style>
    <style:style style:name="T129" style:family="text">
      <style:text-properties officeooo:rsid="00959559"/>
    </style:style>
    <style:style style:name="T130" style:family="text">
      <style:text-properties officeooo:rsid="0096821e"/>
    </style:style>
    <style:style style:name="T131" style:family="text">
      <style:text-properties officeooo:rsid="0098ef9b"/>
    </style:style>
    <style:style style:name="T132" style:family="text">
      <style:text-properties officeooo:rsid="00993621"/>
    </style:style>
    <style:style style:name="T133" style:family="text">
      <style:text-properties officeooo:rsid="0099d1a2"/>
    </style:style>
    <style:style style:name="T134" style:family="text">
      <style:text-properties officeooo:rsid="009a362e"/>
    </style:style>
    <style:style style:name="T135" style:family="text">
      <style:text-properties style:font-name="Liberation Mono" fo:font-size="9pt"/>
    </style:style>
    <style:style style:name="T136" style:family="text">
      <style:text-properties style:font-name="Liberation Mono" fo:font-size="9pt" officeooo:rsid="00a13599"/>
    </style:style>
    <style:style style:name="T137" style:family="text">
      <style:text-properties style:font-name="Liberation Mono" fo:font-size="9pt" officeooo:rsid="00f03c35"/>
    </style:style>
    <style:style style:name="T138" style:family="text">
      <style:text-properties style:font-name="Liberation Mono" fo:font-size="9pt" officeooo:rsid="00f16235"/>
    </style:style>
    <style:style style:name="T139" style:family="text">
      <style:text-properties style:font-name="Liberation Mono" fo:font-size="9pt" officeooo:rsid="00f303f1"/>
    </style:style>
    <style:style style:name="T140" style:family="text">
      <style:text-properties officeooo:rsid="009bd942"/>
    </style:style>
    <style:style style:name="T141" style:family="text">
      <style:text-properties officeooo:rsid="009dd8d4"/>
    </style:style>
    <style:style style:name="T142" style:family="text">
      <style:text-properties officeooo:rsid="009e1be7"/>
    </style:style>
    <style:style style:name="T143" style:family="text">
      <style:text-properties officeooo:rsid="00a13599"/>
    </style:style>
    <style:style style:name="T144" style:family="text">
      <style:text-properties officeooo:rsid="00a1e122"/>
    </style:style>
    <style:style style:name="T145" style:family="text">
      <style:text-properties officeooo:rsid="00a4692b"/>
    </style:style>
    <style:style style:name="T146" style:family="text">
      <style:text-properties officeooo:rsid="00a4a497"/>
    </style:style>
    <style:style style:name="T147" style:family="text">
      <style:text-properties officeooo:rsid="00a673ae"/>
    </style:style>
    <style:style style:name="T148" style:family="text">
      <style:text-properties officeooo:rsid="00a96e14"/>
    </style:style>
    <style:style style:name="T149" style:family="text">
      <style:text-properties officeooo:rsid="00afc7ef"/>
    </style:style>
    <style:style style:name="T150" style:family="text">
      <style:text-properties officeooo:rsid="00b3ad7e"/>
    </style:style>
    <style:style style:name="T151" style:family="text">
      <style:text-properties officeooo:rsid="00ba6c9c"/>
    </style:style>
    <style:style style:name="T152" style:family="text">
      <style:text-properties officeooo:rsid="00baef1e"/>
    </style:style>
    <style:style style:name="T153" style:family="text">
      <style:text-properties officeooo:rsid="00bc4111"/>
    </style:style>
    <style:style style:name="T154" style:family="text">
      <style:text-properties officeooo:rsid="00c0ecf1"/>
    </style:style>
    <style:style style:name="T155" style:family="text">
      <style:text-properties officeooo:rsid="00c13d78"/>
    </style:style>
    <style:style style:name="T156" style:family="text">
      <style:text-properties officeooo:rsid="00c4b1dc"/>
    </style:style>
    <style:style style:name="T157" style:family="text">
      <style:text-properties officeooo:rsid="00c6e205"/>
    </style:style>
    <style:style style:name="T158" style:family="text">
      <style:text-properties officeooo:rsid="00c7a1d9"/>
    </style:style>
    <style:style style:name="T159" style:family="text">
      <style:text-properties officeooo:rsid="00c7b16d"/>
    </style:style>
    <style:style style:name="T160" style:family="text">
      <style:text-properties officeooo:rsid="00c7ef3a"/>
    </style:style>
    <style:style style:name="T161" style:family="text">
      <style:text-properties officeooo:rsid="00c98316"/>
    </style:style>
    <style:style style:name="T162" style:family="text">
      <style:text-properties officeooo:rsid="00c99246"/>
    </style:style>
    <style:style style:name="T163" style:family="text">
      <style:text-properties officeooo:rsid="00cce49a"/>
    </style:style>
    <style:style style:name="T164" style:family="text">
      <style:text-properties officeooo:rsid="00d20ae8"/>
    </style:style>
    <style:style style:name="T165" style:family="text">
      <style:text-properties officeooo:rsid="00db3c03"/>
    </style:style>
    <style:style style:name="T166" style:family="text">
      <style:text-properties officeooo:rsid="00dde339"/>
    </style:style>
    <style:style style:name="T167" style:family="text">
      <style:text-properties officeooo:rsid="00dfc046"/>
    </style:style>
    <style:style style:name="T168" style:family="text">
      <style:text-properties officeooo:rsid="00e0c88e"/>
    </style:style>
    <style:style style:name="T169" style:family="text">
      <style:text-properties officeooo:rsid="00e3cc6d"/>
    </style:style>
    <style:style style:name="T170" style:family="text">
      <style:text-properties officeooo:rsid="00e521f1"/>
    </style:style>
    <style:style style:name="T171" style:family="text">
      <style:text-properties officeooo:rsid="00e731c3"/>
    </style:style>
    <style:style style:name="T172" style:family="text">
      <style:text-properties officeooo:rsid="00e96172"/>
    </style:style>
    <style:style style:name="T173" style:family="text">
      <style:text-properties officeooo:rsid="00ed2a43"/>
    </style:style>
    <style:style style:name="T174" style:family="text">
      <style:text-properties officeooo:rsid="00ed816b"/>
    </style:style>
    <style:style style:name="T175" style:family="text">
      <style:text-properties style:text-position="super 58%" fo:font-style="italic" style:font-style-asian="italic" style:font-style-complex="italic"/>
    </style:style>
    <style:style style:name="T176" style:family="text">
      <style:text-properties style:text-position="0% 100%" fo:font-style="italic" style:font-style-asian="italic" style:font-style-complex="italic"/>
    </style:style>
    <style:style style:name="T177" style:family="text">
      <style:text-properties officeooo:rsid="00f8a84d"/>
    </style:style>
    <style:style style:name="T178" style:family="text">
      <style:text-properties officeooo:rsid="00fa1fc4"/>
    </style:style>
    <style:style style:name="T179" style:family="text">
      <style:text-properties officeooo:rsid="00fd44d2"/>
    </style:style>
    <style:style style:name="T180" style:family="text">
      <style:text-properties officeooo:rsid="00fea912"/>
    </style:style>
    <style:style style:name="T181" style:family="text">
      <style:text-properties officeooo:rsid="0100587f"/>
    </style:style>
    <style:style style:name="T182" style:family="text">
      <style:text-properties officeooo:rsid="0101e9b5"/>
    </style:style>
    <style:style style:name="T183" style:family="text">
      <style:text-properties officeooo:rsid="010363b9"/>
    </style:style>
    <style:style style:name="T184" style:family="text">
      <style:text-properties officeooo:rsid="01073ac9"/>
    </style:style>
    <style:style style:name="T185" style:family="text">
      <style:text-properties officeooo:rsid="0107ec7c"/>
    </style:style>
    <style:style style:name="T186" style:family="text">
      <style:text-properties officeooo:rsid="0108b46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7"><text:a xlink:type="simple" xlink:href="#__RefHeading___Toc765_3277173355" text:style-name="Index_20_Link" text:visited-style-name="Index_20_Link">Introduction<text:tab/>3</text:a></text:p>
          <text:p text:style-name="P327"><text:a xlink:type="simple" xlink:href="#__RefHeading___Toc476_3277173355" text:style-name="Index_20_Link" text:visited-style-name="Index_20_Link">Cheat Sheet<text:tab/>3</text:a></text:p>
          <text:p text:style-name="P327"><text:a xlink:type="simple" xlink:href="#__RefHeading___Toc478_3277173355" text:style-name="Index_20_Link" text:visited-style-name="Index_20_Link">Basic syntactic concepts.<text:tab/>4</text:a></text:p>
          <text:p text:style-name="P328"><text:a xlink:type="simple" xlink:href="#__RefHeading___Toc724_3277173355" text:style-name="Index_20_Link" text:visited-style-name="Index_20_Link">Constants and expressions<text:tab/>4</text:a></text:p>
          <text:p text:style-name="P328"><text:a xlink:type="simple" xlink:href="#__RefHeading___Toc738_3277173355" text:style-name="Index_20_Link" text:visited-style-name="Index_20_Link">Assigning values<text:tab/>4</text:a></text:p>
          <text:p text:style-name="P328"><text:a xlink:type="simple" xlink:href="#__RefHeading___Toc480_3277173355" text:style-name="Index_20_Link" text:visited-style-name="Index_20_Link">Weak typing<text:tab/>4</text:a></text:p>
          <text:p text:style-name="P328"><text:a xlink:type="simple" xlink:href="#__RefHeading___Toc482_3277173355" text:style-name="Index_20_Link" text:visited-style-name="Index_20_Link">Variables and stem variables.<text:tab/>6</text:a></text:p>
          <text:p text:style-name="P329"><text:a xlink:type="simple" xlink:href="#__RefHeading___Toc615_3277173355" text:style-name="Index_20_Link" text:visited-style-name="Index_20_Link"><text:span text:style-name="T27">Tail substitutions.</text:span></text:a><text:a xlink:type="simple" xlink:href="#__RefHeading___Toc615_3277173355" text:style-name="Index_20_Link" text:visited-style-name="Index_20_Link"><text:tab/>7</text:a></text:p>
          <text:p text:style-name="P329"><text:a xlink:type="simple" xlink:href="#__RefHeading___Toc617_3277173355" text:style-name="Index_20_Link" text:visited-style-name="Index_20_Link"><text:span text:style-name="T27">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7">period.</text:span></text:a><text:a xlink:type="simple" xlink:href="#__RefHeading___Toc617_3277173355" text:style-name="Index_20_Link" text:visited-style-name="Index_20_Link"><text:tab/>8</text:a></text:p>
          <text:p text:style-name="P328"><text:a xlink:type="simple" xlink:href="#__RefHeading___Toc619_3277173355" text:style-name="Index_20_Link" text:visited-style-name="Index_20_Link">Applying scalars to stems<text:tab/>8</text:a></text:p>
          <text:p text:style-name="P329"><text:a xlink:type="simple" xlink:href="#__RefHeading___Toc607_3277173355" text:style-name="Index_20_Link" text:visited-style-name="Index_20_Link">Default values for stems<text:tab/>9</text:a></text:p>
          <text:p text:style-name="P327"><text:a xlink:type="simple" xlink:href="#__RefHeading___Toc484_3277173355" text:style-name="Index_20_Link" text:visited-style-name="Index_20_Link">The environment and the lifecycle of variables.<text:tab/>9</text:a></text:p>
          <text:p text:style-name="P328"><text:a xlink:type="simple" xlink:href="#__RefHeading___Toc6245_2030604819" text:style-name="Index_20_Link" text:visited-style-name="Index_20_Link">Visibility during function evaluation<text:tab/>10</text:a></text:p>
          <text:p text:style-name="P327"><text:a xlink:type="simple" xlink:href="#__RefHeading___Toc486_3277173355" text:style-name="Index_20_Link" text:visited-style-name="Index_20_Link">Control structures<text:tab/>10</text:a></text:p>
          <text:p text:style-name="P328"><text:a xlink:type="simple" xlink:href="#__RefHeading___Toc637_3277173355" text:style-name="Index_20_Link" text:visited-style-name="Index_20_Link">The if..then..else statement<text:tab/>10</text:a></text:p>
          <text:p text:style-name="P328"><text:a xlink:type="simple" xlink:href="#__RefHeading___Toc591_3277173355" text:style-name="Index_20_Link" text:visited-style-name="Index_20_Link">The switch statement<text:tab/>11</text:a></text:p>
          <text:p text:style-name="P328"><text:a xlink:type="simple" xlink:href="#__RefHeading___Toc639_3277173355" text:style-name="Index_20_Link" text:visited-style-name="Index_20_Link">Error handling<text:tab/>12</text:a></text:p>
          <text:p text:style-name="P328"><text:a xlink:type="simple" xlink:href="#__RefHeading___Toc690_3277173355" text:style-name="Index_20_Link" text:visited-style-name="Index_20_Link">Related functions<text:tab/>12</text:a></text:p>
          <text:p text:style-name="P329"><text:a xlink:type="simple" xlink:href="#__RefHeading___Toc692_3277173355" text:style-name="Index_20_Link" text:visited-style-name="Index_20_Link">raise_error<text:tab/>12</text:a></text:p>
          <text:p text:style-name="P328"><text:a xlink:type="simple" xlink:href="#__RefHeading___Toc621_3277173355" text:style-name="Index_20_Link" text:visited-style-name="Index_20_Link">Looping.<text:tab/>13</text:a></text:p>
          <text:p text:style-name="P329"><text:a xlink:type="simple" xlink:href="#__RefHeading___Toc629_3277173355" text:style-name="Index_20_Link" text:visited-style-name="Index_20_Link">Related Functions<text:tab/>14</text:a></text:p>
          <text:p text:style-name="P329"><text:a xlink:type="simple" xlink:href="#__RefHeading___Toc694_3277173355" text:style-name="Index_20_Link" text:visited-style-name="Index_20_Link">break<text:tab/>14</text:a></text:p>
          <text:p text:style-name="P329"><text:a xlink:type="simple" xlink:href="#__RefHeading___Toc696_3277173355" text:style-name="Index_20_Link" text:visited-style-name="Index_20_Link">check_after<text:tab/>14</text:a></text:p>
          <text:p text:style-name="P329"><text:a xlink:type="simple" xlink:href="#__RefHeading___Toc698_3277173355" text:style-name="Index_20_Link" text:visited-style-name="Index_20_Link">continue<text:tab/>15</text:a></text:p>
          <text:p text:style-name="P329"><text:a xlink:type="simple" xlink:href="#__RefHeading___Toc585_3277173355" text:style-name="Index_20_Link" text:visited-style-name="Index_20_Link">for_keys<text:tab/>16</text:a></text:p>
          <text:p text:style-name="P329"><text:a xlink:type="simple" xlink:href="#__RefHeading___Toc587_3277173355" text:style-name="Index_20_Link" text:visited-style-name="Index_20_Link">for_next<text:tab/>16</text:a></text:p>
          <text:p text:style-name="P327"><text:a xlink:type="simple" xlink:href="#__RefHeading___Toc488_3277173355" text:style-name="Index_20_Link" text:visited-style-name="Index_20_Link">Defining functions<text:tab/>18</text:a></text:p>
          <text:p text:style-name="P329"><text:a xlink:type="simple" xlink:href="#__RefHeading___Toc6247_2030604819" text:style-name="Index_20_Link" text:visited-style-name="Index_20_Link">Examples<text:tab/>19</text:a></text:p>
          <text:p text:style-name="P328"><text:a xlink:type="simple" xlink:href="#__RefHeading___Toc700_3277173355" text:style-name="Index_20_Link" text:visited-style-name="Index_20_Link">Related functions<text:tab/>19</text:a></text:p>
          <text:p text:style-name="P329"><text:a xlink:type="simple" xlink:href="#__RefHeading___Toc702_3277173355" text:style-name="Index_20_Link" text:visited-style-name="Index_20_Link">return<text:tab/>19</text:a></text:p>
          <text:p text:style-name="P327"><text:a xlink:type="simple" xlink:href="#__RefHeading___Toc650_3277173355" text:style-name="Index_20_Link" text:visited-style-name="Index_20_Link">Help<text:tab/>20</text:a></text:p>
          <text:p text:style-name="P327"><text:a xlink:type="simple" xlink:href="#__RefHeading___Toc593_3277173355" text:style-name="Index_20_Link" text:visited-style-name="Index_20_Link">Modules<text:tab/>20</text:a></text:p>
          <text:p text:style-name="P328"><text:a xlink:type="simple" xlink:href="#__RefHeading___Toc623_3277173355" text:style-name="Index_20_Link" text:visited-style-name="Index_20_Link">Local variables and functions vs. modules ones<text:tab/>22</text:a></text:p>
          <text:p text:style-name="P329"><text:a xlink:type="simple" xlink:href="#__RefHeading___Toc631_3277173355" text:style-name="Index_20_Link" text:visited-style-name="Index_20_Link">Related Functions<text:tab/>22</text:a></text:p>
          <text:p text:style-name="P329"><text:a xlink:type="simple" xlink:href="#__RefHeading___Toc704_3277173355" text:style-name="Index_20_Link" text:visited-style-name="Index_20_Link">import<text:tab/>22</text:a></text:p>
          <text:p text:style-name="P329"><text:a xlink:type="simple" xlink:href="#__RefHeading___Toc706_3277173355" text:style-name="Index_20_Link" text:visited-style-name="Index_20_Link">load_module<text:tab/>23</text:a></text:p>
          <text:p text:style-name="P327"><text:a xlink:type="simple" xlink:href="#__RefHeading___Toc490_3277173355" text:style-name="Index_20_Link" text:visited-style-name="Index_20_Link">Built-in function reference<text:tab/>23</text:a></text:p>
          <text:p text:style-name="P328"><text:a xlink:type="simple" xlink:href="#__RefHeading___Toc492_3277173355" text:style-name="Index_20_Link" text:visited-style-name="Index_20_Link">String functions<text:tab/>24</text:a></text:p>
          <text:p text:style-name="P329"><text:a xlink:type="simple" xlink:href="#__RefHeading___Toc500_3277173355" text:style-name="Index_20_Link" text:visited-style-name="Index_20_Link">contains<text:tab/>24</text:a></text:p>
          <text:p text:style-name="P329"><text:a xlink:type="simple" xlink:href="#__RefHeading___Toc502_3277173355" text:style-name="Index_20_Link" text:visited-style-name="Index_20_Link">index_of<text:tab/>25</text:a></text:p>
          <text:p text:style-name="P329"><text:a xlink:type="simple" xlink:href="#__RefHeading___Toc657_3277173355" text:style-name="Index_20_Link" text:visited-style-name="Index_20_Link">insert<text:tab/>26</text:a></text:p>
          <text:p text:style-name="P329"><text:a xlink:type="simple" xlink:href="#__RefHeading___Toc515_3277173355" text:style-name="Index_20_Link" text:visited-style-name="Index_20_Link">to_lower, to_upper<text:tab/>26</text:a></text:p>
          <text:p text:style-name="P329"><text:a xlink:type="simple" xlink:href="#__RefHeading___Toc517_3277173355" text:style-name="Index_20_Link" text:visited-style-name="Index_20_Link">replace<text:tab/>27</text:a></text:p>
          <text:p text:style-name="P329"><text:a xlink:type="simple" xlink:href="#__RefHeading___Toc494_32771733551" text:style-name="Index_20_Link" text:visited-style-name="Index_20_Link">substring<text:tab/>28</text:a></text:p>
          <text:p text:style-name="P329"><text:a xlink:type="simple" xlink:href="#__RefHeading___Toc659_3277173355" text:style-name="Index_20_Link" text:visited-style-name="Index_20_Link">tokenize<text:tab/>29</text:a></text:p>
          <text:p text:style-name="P329"><text:a xlink:type="simple" xlink:href="#__RefHeading___Toc519_3277173355" text:style-name="Index_20_Link" text:visited-style-name="Index_20_Link">trim<text:tab/>30</text:a></text:p>
          <text:p text:style-name="P328"><text:soft-page-break/><text:a xlink:type="simple" xlink:href="#__RefHeading___Toc524_3277173355" text:style-name="Index_20_Link" text:visited-style-name="Index_20_Link">Math functions<text:tab/>31</text:a></text:p>
          <text:p text:style-name="P329"><text:a xlink:type="simple" xlink:href="#__RefHeading___Toc526_3277173355" text:style-name="Index_20_Link" text:visited-style-name="Index_20_Link">abs<text:tab/>31</text:a></text:p>
          <text:p text:style-name="P329"><text:a xlink:type="simple" xlink:href="#__RefHeading___Toc661_3277173355" text:style-name="Index_20_Link" text:visited-style-name="Index_20_Link">date_ms, date_iso<text:tab/>31</text:a></text:p>
          <text:p text:style-name="P329"><text:a xlink:type="simple" xlink:href="#__RefHeading___Toc663_3277173355" text:style-name="Index_20_Link" text:visited-style-name="Index_20_Link">decode_b64<text:tab/>32</text:a></text:p>
          <text:p text:style-name="P329"><text:a xlink:type="simple" xlink:href="#__RefHeading___Toc534_3277173355" text:style-name="Index_20_Link" text:visited-style-name="Index_20_Link">encode_b64<text:tab/>32</text:a></text:p>
          <text:p text:style-name="P329"><text:a xlink:type="simple" xlink:href="#__RefHeading___Toc665_3277173355" text:style-name="Index_20_Link" text:visited-style-name="Index_20_Link">from_hex<text:tab/>33</text:a></text:p>
          <text:p text:style-name="P329"><text:a xlink:type="simple" xlink:href="#__RefHeading___Toc667_3277173355" text:style-name="Index_20_Link" text:visited-style-name="Index_20_Link">hash<text:tab/>33</text:a></text:p>
          <text:p text:style-name="P329"><text:a xlink:type="simple" xlink:href="#__RefHeading___Toc558_3277173355" text:style-name="Index_20_Link" text:visited-style-name="Index_20_Link">mod<text:tab/>34</text:a></text:p>
          <text:p text:style-name="P329"><text:a xlink:type="simple" xlink:href="#__RefHeading___Toc528_3277173355" text:style-name="Index_20_Link" text:visited-style-name="Index_20_Link">random<text:tab/>35</text:a></text:p>
          <text:p text:style-name="P329"><text:a xlink:type="simple" xlink:href="#__RefHeading___Toc740_3277173355" text:style-name="Index_20_Link" text:visited-style-name="Index_20_Link">random_string<text:tab/>35</text:a></text:p>
          <text:p text:style-name="P329"><text:a xlink:type="simple" xlink:href="#__RefHeading___Toc538_3277173355" text:style-name="Index_20_Link" text:visited-style-name="Index_20_Link">to_hex<text:tab/>36</text:a></text:p>
          <text:p text:style-name="P328"><text:a xlink:type="simple" xlink:href="#__RefHeading___Toc562_3277173355" text:style-name="Index_20_Link" text:visited-style-name="Index_20_Link">Stem specific functions<text:tab/>36</text:a></text:p>
          <text:p text:style-name="P329"><text:a xlink:type="simple" xlink:href="#__RefHeading___Toc669_3277173355" text:style-name="Index_20_Link" text:visited-style-name="Index_20_Link">exclude_keys<text:tab/>36</text:a></text:p>
          <text:p text:style-name="P329"><text:a xlink:type="simple" xlink:href="#__RefHeading___Toc542_3277173355" text:style-name="Index_20_Link" text:visited-style-name="Index_20_Link">get_keys<text:tab/>37</text:a></text:p>
          <text:p text:style-name="P329"><text:a xlink:type="simple" xlink:href="#__RefHeading___Toc671_3277173355" text:style-name="Index_20_Link" text:visited-style-name="Index_20_Link">has_keys<text:tab/>38</text:a></text:p>
          <text:p text:style-name="P329"><text:a xlink:type="simple" xlink:href="#__RefHeading___Toc673_3277173355" text:style-name="Index_20_Link" text:visited-style-name="Index_20_Link">include_keys<text:tab/>39</text:a></text:p>
          <text:p text:style-name="P329"><text:a xlink:type="simple" xlink:href="#__RefHeading___Toc675_3277173355" text:style-name="Index_20_Link" text:visited-style-name="Index_20_Link">mask<text:tab/>39</text:a></text:p>
          <text:p text:style-name="P329"><text:a xlink:type="simple" xlink:href="#__RefHeading___Toc679_3277173355" text:style-name="Index_20_Link" text:visited-style-name="Index_20_Link">rename_keys<text:tab/>40</text:a></text:p>
          <text:p text:style-name="P329"><text:a xlink:type="simple" xlink:href="#__RefHeading___Toc681_3277173355" text:style-name="Index_20_Link" text:visited-style-name="Index_20_Link">set_default<text:tab/>41</text:a></text:p>
          <text:p text:style-name="P329"><text:a xlink:type="simple" xlink:href="#__RefHeading___Toc683_3277173355" text:style-name="Index_20_Link" text:visited-style-name="Index_20_Link">size<text:tab/>42</text:a></text:p>
          <text:p text:style-name="P329"><text:a xlink:type="simple" xlink:href="#__RefHeading___Toc564_3277173355" text:style-name="Index_20_Link" text:visited-style-name="Index_20_Link">to_list<text:tab/>42</text:a></text:p>
          <text:p text:style-name="P329"><text:a xlink:type="simple" xlink:href="#__RefHeading___Toc685_3277173355" text:style-name="Index_20_Link" text:visited-style-name="Index_20_Link">to_stem<text:tab/>43</text:a></text:p>
          <text:p text:style-name="P328"><text:a xlink:type="simple" xlink:href="#__RefHeading___Toc708_3277173355" text:style-name="Index_20_Link" text:visited-style-name="Index_20_Link">Input and output<text:tab/>44</text:a></text:p>
          <text:p text:style-name="P329"><text:a xlink:type="simple" xlink:href="#__RefHeading___Toc572_3277173355" text:style-name="Index_20_Link" text:visited-style-name="Index_20_Link">Print, say<text:tab/>44</text:a></text:p>
          <text:p text:style-name="P329"><text:a xlink:type="simple" xlink:href="#__RefHeading___Toc710_3277173355" text:style-name="Index_20_Link" text:visited-style-name="Index_20_Link">read_file<text:tab/>45</text:a></text:p>
          <text:p text:style-name="P329"><text:a xlink:type="simple" xlink:href="#__RefHeading___Toc712_3277173355" text:style-name="Index_20_Link" text:visited-style-name="Index_20_Link">scan<text:tab/>46</text:a></text:p>
          <text:p text:style-name="P329"><text:a xlink:type="simple" xlink:href="#__RefHeading___Toc714_3277173355" text:style-name="Index_20_Link" text:visited-style-name="Index_20_Link">write_file<text:tab/>47</text:a></text:p>
          <text:p text:style-name="P328"><text:a xlink:type="simple" xlink:href="#__RefHeading___Toc716_3277173355" text:style-name="Index_20_Link" text:visited-style-name="Index_20_Link">Scripts<text:tab/>47</text:a></text:p>
          <text:p text:style-name="P329"><text:a xlink:type="simple" xlink:href="#__RefHeading___Toc718_3277173355" text:style-name="Index_20_Link" text:visited-style-name="Index_20_Link">execute<text:tab/>47</text:a></text:p>
          <text:p text:style-name="P329"><text:a xlink:type="simple" xlink:href="#__RefHeading___Toc720_3277173355" text:style-name="Index_20_Link" text:visited-style-name="Index_20_Link">load_script<text:tab/>48</text:a></text:p>
          <text:p text:style-name="P329"><text:a xlink:type="simple" xlink:href="#__RefHeading___Toc722_3277173355" text:style-name="Index_20_Link" text:visited-style-name="Index_20_Link">run_script<text:tab/>48</text:a></text:p>
          <text:p text:style-name="P328"><text:a xlink:type="simple" xlink:href="#__RefHeading___Toc753_3277173355" text:style-name="Index_20_Link" text:visited-style-name="Index_20_Link">General functions<text:tab/>49</text:a></text:p>
          <text:p text:style-name="P329"><text:a xlink:type="simple" xlink:href="#__RefHeading___Toc755_3277173355" text:style-name="Index_20_Link" text:visited-style-name="Index_20_Link">is_defined<text:tab/>49</text:a></text:p>
          <text:p text:style-name="P329"><text:a xlink:type="simple" xlink:href="#__RefHeading___Toc570_3277173355" text:style-name="Index_20_Link" text:visited-style-name="Index_20_Link">is_function<text:tab/>50</text:a></text:p>
          <text:p text:style-name="P329"><text:a xlink:type="simple" xlink:href="#__RefHeading___Toc757_3277173355" text:style-name="Index_20_Link" text:visited-style-name="Index_20_Link">remove<text:tab/>50</text:a></text:p>
        </text:index-body>
      </text:table-of-content>
      <text:h text:style-name="Heading_20_1" text:outline-level="1"><text:soft-page-break/></text:h>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4">This document is the specification for the QDL (pronounced “quiddle”) <text:span text:style-name="T10">Q</text:span><text:span text:style-name="T43">uick and </text:span><text:span text:style-name="T10">D</text:span><text:span text:style-name="T43">irty </text:span><text:span text:style-name="T10">L</text:span><text:span text:style-name="T43">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5">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7">Yes, in this day and age, this is a largely procedural language because it is a scripting tool. </text:span></text:p>
      <text:p text:style-name="P24"><text:span text:style-name="T46">A bit of motivation. </text:span><text:span text:style-name="T54">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9"><text:span text:style-name="T21">huge </text:span><text:span text:style-name="T17">rats nest of conditions </text:span><text:span text:style-name="T57"><text:s/></text:span></text:p>
      <text:p text:style-name="P29"><text:span text:style-name="T57"><text:s text:c="5"/>==&gt; <text:s/></text:span><text:span text:style-name="T17">do something </text:span><text:span text:style-name="T21">conceptually easy but </text:span><text:span text:style-name="T17">very repetitive to a large set of data</text:span></text:p>
      <text:p text:style-name="P3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42"><text:span text:style-name="T131">Scalar (aka p</text:span>rimitive, <text:span text:style-name="T131">simple)</text:span> types: null, boolean, <text:span text:style-name="T121">number, </text:span>string</text:p>
      <text:p text:style-name="P42"><text:span text:style-name="T63">V</text:span>ariable <text:span text:style-name="T63">types</text:span>: simple or compound <text:span text:style-name="T63">(aka stem variables)</text:span></text:p>
      <text:p text:style-name="P42">Control structures: if..then...else, while loop, switch statement, <text:span text:style-name="T173">try...catch</text:span>.</text:p>
      <text:p text:style-name="P108">Encapsulation: module</text:p>
      <text:h text:style-name="Heading_20_1" text:outline-level="1"><text:bookmark-start text:name="__RefHeading___Toc478_3277173355"/><text:soft-page-break/>Basic syntactic concepts.<text:bookmark-end text:name="__RefHeading___Toc478_3277173355"/></text:h>
      <text:list xml:id="list2105367582" text:style-name="L1">
        <text:list-item>
          <text:p text:style-name="P267">Weakly typed</text:p>
        </text:list-item>
        <text:list-item>
          <text:p text:style-name="P267"><text:span text:style-name="T132">Simple and s</text:span>tem variables</text:p>
        </text:list-item>
        <text:list-item>
          <text:p text:style-name="P268">A full set of <text:span text:style-name="T132">logical </text:span>operations</text:p>
        </text:list-item>
        <text:list-item>
          <text:p text:style-name="P268">A full but minimal set of control structures</text:p>
        </text:list-item>
      </text:list>
      <text:p text:style-name="P1"/>
      <text:h text:style-name="P282" text:outline-level="2"><text:bookmark-start text:name="__RefHeading___Toc724_3277173355"/>Constants and expressions<text:bookmark-end text:name="__RefHeading___Toc724_3277173355"/></text:h>
      <text:p text:style-name="P119">There are boolean, int (64 bit), decimal (unlimited),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9"/>
      <text:p text:style-name="P119">QDL supports the following standard algebraic operations:</text:p>
      <text:p text:style-name="Preformatted_20_Text">+ - * / % <text:span text:style-name="T152">^ </text:span></text:p>
      <text:p text:style-name="P119"/>
      <text:p text:style-name="P119"><text:span text:style-name="T174">Note that the operator % is integer division. So </text:span><text:span text:style-name="T83">42/9 = 4.666…</text:span><text:span text:style-name="T174"> and </text:span><text:span text:style-name="T83">42%9 = 4</text:span><text:span text:style-name="T174">. </text:span>It also supports the following logical operators</text:p>
      <text:p text:style-name="Preformatted_20_Text">&lt; &lt;= &gt; &gt;= &amp;&amp; || ! </text:p>
      <text:p text:style-name="P119">and the following increment and decrement operators, which may be used before or after variables. </text:p>
      <text:p text:style-name="Preformatted_20_Text">-- <text:span text:style-name="T151">++ </text:span></text:p>
      <text:p text:style-name="Text_20_body"/>
      <text:p text:style-name="P120">The limited character set is intentional since this sidesteps running it on systems that may have character encoding issues. </text:p>
      <text:h text:style-name="Heading_20_2" text:outline-level="2"><text:bookmark-start text:name="__RefHeading___Toc738_3277173355"/>Assigning values<text:bookmark-end text:name="__RefHeading___Toc738_3277173355"/></text:h>
      <text:p text:style-name="P120">There is a specific <text:span text:style-name="T10">assignment operator</text:span><text:span text:style-name="T43">, denotes := which is used when setting a variable. This is a fine example:</text:span></text:p>
      <text:p text:style-name="Preformatted_20_Text">c := 4;</text:p>
      <text:p text:style-name="Preformatted_20_Text"/>
      <text:p text:style-name="P121">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101"><text:span text:style-name="T153">As we have said, there </text:span>are 4 primitive or <text:span text:style-name="T10">scalar</text:span><text:span text:style-name="T43"> types: boolean, integer, decimal and string. Booleans are either </text:span><text:span text:style-name="T57">true</text:span><text:span text:style-name="T43"> or </text:span><text:span text:style-name="T57">false,</text:span><text:span text:style-name="T43"> e.g.</text:span></text:p>
      <text:p text:style-name="Preformatted_20_Text">a := true;</text:p>
      <text:p text:style-name="Preformatted_20_Text"><text:soft-page-break/></text:p>
      <text:p text:style-name="P102">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102"/>
      <text:p text:style-name="Preformatted_20_Text"><text:s text:c="5"/>say(234234234.234234234*987987349857349);</text:p>
      <text:p text:style-name="P199">231420460326946612381192.152285666 </text:p>
      <text:p text:style-name="Preformatted_20_Text"><text:s text:c="4"/>say(1/3);</text:p>
      <text:p text:style-name="Preformatted_20_Text">0.33333333333333333333333333333333333333333333333333</text:p>
      <text:p text:style-name="Preformatted_20_Text"/>
      <text:p text:style-name="P104">The first result is exact because we specified the number of digits. In the second case, there is no exact decimal representation of 1/3, so it is truncated. </text:p>
      <text:p text:style-name="P102">Strings are single quote delimited and you may embed single quotes by escaping with a \’. So here is a string:</text:p>
      <text:p text:style-name="P102"/>
      <text:p text:style-name="Preformatted_20_Text"><text:s text:c="4"/>my_string := 'abcd\'efg';</text:p>
      <text:p text:style-name="Preformatted_20_Text"><text:s text:c="4"/>say(my_string);</text:p>
      <text:p text:style-name="Preformatted_20_Text">abcd\'efg</text:p>
      <text:p text:style-name="Preformatted_20_Text"/>
      <text:p text:style-name="P103">Since there are many time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p>
      <text:p text:style-name="P217"><text:s text:c="4"/>say('abc’+ '123’);</text:p>
      <text:p text:style-name="P216">abc123</text:p>
      <text:p text:style-name="P216"/>
      <text:p text:style-name="P129">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9">Strings may be compared using == and !=, so</text:p>
      <text:p text:style-name="Preformatted_20_Text"><text:s text:c="4"/>‘foo’ == ‘foo’</text:p>
      <text:p text:style-name="Preformatted_20_Text"/>
      <text:p text:style-name="P149">would be <text:span text:style-name="T2">true</text:span><text:span text:style-name="T17">.</text:span></text:p>
      <text:p text:style-name="P30">Unlike many languages, there is no explicit type set forth for most languages and indeed, you may even change the type on the fly without penalty. For instance, this causes no error:</text:p>
      <text:p text:style-name="Preformatted_20_Text">my_<text:span text:style-name="T59">v</text:span>ar := 'Avast ye scurvy dogs!’;</text:p>
      <text:p text:style-name="Preformatted_20_Text">my_<text:span text:style-name="T59">v</text:span>ar := 42;</text:p>
      <text:p text:style-name="P30"/>
      <text:p text:style-name="P30">Where in many languages this would raise an exception. This is the “dirty” part of the name: the onus is on the programmer to keep this straight. <text:span text:style-name="T59">Variables may contain the letters (upper or lower case), digits, underscore and dollar sign. Variables are case sensitive, so do be careful.</text:span></text:p>
      <text:p text:style-name="P30"/>
      <text:h text:style-name="Heading_20_2" text:outline-level="2"><text:bookmark-start text:name="__RefHeading___Toc482_3277173355"/><text:soft-page-break/><text:span text:style-name="T1">Variables and </text:span>stem variables.<text:bookmark-end text:name="__RefHeading___Toc482_3277173355"/></text:h>
      <text:p text:style-name="P25"><text:span text:style-name="T28">A</text:span><text:span text:style-name="T64"> </text:span><text:span text:style-name="T2">Simple</text:span><text:span text:style-name="T27"> </text:span><text:span text:style-name="T28">variable, </text:span><text:span text:style-name="T34">also called a </text:span><text:span text:style-name="T3">scalar</text:span><text:span text:style-name="T27"> consists of primitive types, which are boolean, </text:span><text:span text:style-name="T32">number (both integer and decimal) </text:span><text:span text:style-name="T27"><text:s/>and strings. These look just like any other variable from most programming languages (the “:=” is the assignment operator). So for instance</text:span></text:p>
      <text:p text:style-name="Preformatted_20_Text">a := 'foo’;</text:p>
      <text:p text:style-name="Preformatted_20_Text">my_<text:span text:style-name="T59">b</text:span>oolean := true;</text:p>
      <text:p text:style-name="Preformatted_20_Text">my_integer := 123;</text:p>
      <text:p text:style-name="P197">my_decimal := 432.3454;</text:p>
      <text:p text:style-name="Preformatted_20_Text"/>
      <text:p text:style-name="P32">are all valid simple variables. </text:p>
      <text:p text:style-name="P25"><text:span text:style-name="T44">A</text:span><text:span text:style-name="T18"> </text:span><text:span text:style-name="T17">Com</text:span><text:span text:style-name="T18">pound</text:span><text:span text:style-name="T43"> </text:span><text:span text:style-name="T44">variable</text:span><text:span text:style-name="T43"> is embodied in what is termed </text:span><text:span text:style-name="T2">stem variables</text:span><text:span text:style-name="T43">. These are of the form </text:span></text:p>
      <text:p text:style-name="Preformatted_20_Text"><text:span text:style-name="T64">head</text:span>.<text:span text:style-name="T64">tail</text:span></text:p>
      <text:p text:style-name="Preformatted_20_Text"/>
      <text:p text:style-name="P2"><text:span text:style-name="T178">(Geeky stuff, the period is actually called the </text:span><text:span text:style-name="T8">aggregation operator</text:span><text:span text:style-name="T40">.) <text:s/>Remember</text:span><text:span text:style-name="T178"> that the variable is </text:span><text:span text:style-name="T3">head.</text:span><text:span text:style-name="T20"> <text:s/>(note the trailing period!!) and the tail – which may be complicated -- is just indexing. </text:span><text:span text:style-name="T24">This effectiv</text:span><text:span text:style-name="T25">e</text:span><text:span text:style-name="T24">ly means that a stem can be something as simple as a list or quite a complex data structure indeed. </text:span><text:span text:style-name="T20"><text:s/></text:span><text:span text:style-name="T17">The</text:span> index is any string <text:span text:style-name="T129">and we usually refer to them as keys. Some definitions:</text:span></text:p>
      <text:list xml:id="list924297055" text:style-name="L2">
        <text:list-item>
          <text:p text:style-name="P269">A <text:span text:style-name="T10">list</text:span><text:span text:style-name="T43"> is a stem with indices 0,1,...n</text:span></text:p>
        </text:list-item>
        <text:list-item>
          <text:p text:style-name="P269"><text:span text:style-name="T43">Two stems are </text:span><text:span text:style-name="T10">conformable</text:span><text:span text:style-name="T43"> if they have the same keys</text:span></text:p>
        </text:list-item>
        <text:list-item>
          <text:p text:style-name="P270">Subsetting<text:span text:style-name="T43"> is in effect for most stem operations. This means that if the result is a stem, it contains only the keys common to its arguments. If two stems are conformable, there is no subsetting.</text:span></text:p>
        </text:list-item>
        <text:list-item>
          <text:p text:style-name="P271">Tail resolution<text:span text:style-name="T43"> means that if a stem has many indices, like a.b.c.d, then it is resolved from right to left, with the system checking each index to see if that variable has been defined, then substituting.</text:span></text:p>
        </text:list-item>
      </text:list>
      <text:p text:style-name="P2"/>
      <text:p text:style-name="P23">Note that this is one of the very few strict pattern enforced in QDL – a stem must end in a period, so issuing something like this (to make a list of integers)</text:p>
      <text:p text:style-name="P23"/>
      <text:p text:style-name="Preformatted_20_Text">a := indices(5);</text:p>
      <text:p text:style-name="P23"/>
      <text:p text:style-name="P23">fails with a message like “Error: You cannot set a scalar variable to a stem value”. This is because the item on the right is an aggregate, aka a stem and on the one on the left is a simple scalar. </text:p>
      <text:p text:style-name="P23"/>
      <text:p text:style-name="P2"><text:span text:style-name="T129">T</text:span>here are two common use patterns. <text:span text:style-name="T48"><text:s/></text:span><text:span text:style-name="T52">The first </text:span><text:span text:style-name="T48">pattern is to invoke a function on a stem variable which alters every element and returns a stem variable with the same keys, each element having been transformed. </text:span><text:span text:style-name="T52">Here is an example. This uses integer </text:span>indices and this makes <text:span text:style-name="T129">it a</text:span> list. <text:span text:style-name="T129">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64">(which is just a map whose keys are integers)</text:span>. <text:span text:style-name="T130">The second use case</text:span> comes from having indices <text:span text:style-name="T13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text:soft-page-break/>myMap.port := 636;</text:p>
      <text:p text:style-name="Preformatted_20_Text">myMap.eppn := claims.sub + '@bigstate.edu’;</text:p>
      <text:p text:style-name="Preformatted_20_Text"/>
      <text:p text:style-name="P3">In this case, there is no<text:span text:style-name="T61">w</text:span> a map with keys, idp, port and eppn whose values are as above. Note the built in map of claims. This contains all the current claims that the system knows (typically it is pre-populated and contains at least a subject, issue date and other information.) <text:s/><text:span text:style-name="T59">Stem variables have their own section later with more details. There are several operations supported on them.</text:span></text:p>
      <text:p text:style-name="P3"/>
      <text:h text:style-name="Heading_20_3" text:outline-level="3"><text:bookmark-start text:name="__RefHeading___Toc615_3277173355"/><text:span text:style-name="T53">Tail substitutions.</text:span><text:span text:style-name="T130"> </text:span><text:s/><text:bookmark-end text:name="__RefHeading___Toc615_3277173355"/></text:h>
      <text:p text:style-name="P8">If you have <text:span text:style-name="T130">defined <text:s/></text:span>a variable, say </text:p>
      <text:p text:style-name="P7"/>
      <text:p text:style-name="Preformatted_20_Text">k := 3;</text:p>
      <text:p text:style-name="P7"/>
      <text:p text:style-name="P7">and issue the following</text:p>
      <text:p text:style-name="P7"/>
      <text:p text:style-name="Preformatted_20_Text">my_var.k := 'foo’;</text:p>
      <text:p text:style-name="P7"/>
      <text:p text:style-name="P7">Then this will result in my_var.3 being equal to the string 'foo’. In short if the tail has a value at that point, this is used first. If not, then the tail itself as a string is used. This lets you do things like</text:p>
      <text:p text:style-name="P7"/>
      <text:p text:style-name="Preformatted_20_Text"><text:span text:style-name="T62">i</text:span> := 0;</text:p>
      <text:p text:style-name="Preformatted_20_Text">while[</text:p>
      <text:p text:style-name="Preformatted_20_Text"><text:s text:c="3"/><text:span text:style-name="T62">i</text:span> &lt; 5</text:p>
      <text:p text:style-name="Preformatted_20_Text"><text:s/>]do[</text:p>
      <text:p text:style-name="Preformatted_20_Text"><text:s text:c="2"/><text:span text:style-name="T72">say</text:span>('the value = ' + my_var.i);</text:p>
      <text:p text:style-name="Preformatted_20_Text"><text:s text:c="2"/><text:span text:style-name="T65">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12">Moreover, substitutions happen from <text:span text:style-name="T130">right to left (!! backwards from reading order)</text:span>, so if you set</text:p>
      <text:p text:style-name="P12"/>
      <text:p text:style-name="P184"><text:s text:c="2"/>x := 0;</text:p>
      <text:p text:style-name="P184">y.0 := 1;</text:p>
      <text:p text:style-name="P184">z.1 := 2;</text:p>
      <text:p text:style-name="P184">w.2 := 3;</text:p>
      <text:p text:style-name="P184"/>
      <text:p text:style-name="P12">Then you could reference a value like</text:p>
      <text:p text:style-name="P12"/>
      <text:p text:style-name="Preformatted_20_Text">w.z.y.x</text:p>
      <text:p text:style-name="P12"/>
      <text:p text:style-name="P12">which would resolve to</text:p>
      <text:p text:style-name="P12"/>
      <text:p text:style-name="Preformatted_20_Text">w.2 == w.z.y.x <text:span text:style-name="T73">== 3</text:span></text:p>
      <text:p text:style-name="P12"/>
      <text:p text:style-name="P13"><text:soft-page-break/>This permits more readable values, <text:span text:style-name="T74">e.g. </text:span><text:span text:style-name="T84">time.manner.place</text:span><text:span text:style-name="T74"> is a perfectly fine reference</text:span>. <text:span text:style-name="T11">HOWEVER</text:span><text:span text:style-name="T50"> the stem is always the leftmost symbol. The rest are just a very compact way to index it. </text:span></text:p>
      <text:p text:style-name="P21"/>
      <text:p text:style-name="P17"><text:span text:style-name="T50">S</text:span><text:span text:style-name="T43">o why do this? Because it allows for something very powerful: implicit looping. You can have stems do a tremendous amount of work without ever really having to access the elements. </text:span></text:p>
      <text:p text:style-name="P21"/>
      <text:h text:style-name="Heading_20_3" text:outline-level="3"><text:bookmark-start text:name="__RefHeading___Toc617_3277173355"/><text:span text:style-name="T53">About that trailing</text:span><text:span text:style-name="T15"> </text:span><text:span text:style-name="T53">period.</text:span><text:bookmark-end text:name="__RefHeading___Toc617_3277173355"/></text:h>
      <text:p text:style-name="P14"><text:span text:style-name="T53"><text:s/></text:span><text:span text:style-name="T50">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0">so this is a scalar – no period at the end</text:span></text:p>
      <text:p text:style-name="Preformatted_20_Text"><text:s text:c="2"/>say(a.a);</text:p>
      <text:p text:style-name="Preformatted_20_Text">baz</text:p>
      <text:p text:style-name="P15"/>
      <text:p text:style-name="P15">This just points out that a and a. are considered to be wholly unrelated. Here the s<text:span text:style-name="T130">c</text:span>alar a has value of 2 which is substituted as the tail of the stem, so the answer printed is the value of a.2. </text:p>
      <text:p text:style-name="P15"/>
      <text:p text:style-name="P15">You may nest stems as well, so </text:p>
      <text:p text:style-name="P15"/>
      <text:p text:style-name="Preformatted_20_Text"><text:s text:c="2"/>a. := 3 * indices(5); // <text:span text:style-name="T122">count by 3’s, so 0,3,6, … ,12</text:span></text:p>
      <text:p text:style-name="Preformatted_20_Text"><text:s text:c="2"/>b. := 10 * indices(5);// <text:span text:style-name="T122">count by 5’s so 0,5, … ,20</text:span></text:p>
      <text:p text:style-name="Preformatted_20_Text"/>
      <text:p text:style-name="Preformatted_20_Text">a.b. := b.;</text:p>
      <text:p text:style-name="P15"/>
      <text:p text:style-name="P15">works just fine. You can access the value as</text:p>
      <text:p text:style-name="P15"/>
      <text:p text:style-name="Preformatted_20_Text">c. := a.b.; // note the trailing . On the variable c to show it is stem</text:p>
      <text:p text:style-name="P15"/>
      <text:p text:style-name="P15">but you cannot issue a.b.3 and expect to get anything back unless you have set it explicitly. This is because, <text:span text:style-name="T123">again, it is included in the stem variable a. as an entry and you must refer to it by its proper index.</text:span> <text:s/><text:span text:style-name="T147">TL;DR version is that tail resolution happens for scalars. </text:span></text:p>
      <text:p text:style-name="P15"/>
      <text:h text:style-name="P283" text:outline-level="2"><text:bookmark-start text:name="__RefHeading___Toc619_3277173355"/><text:span text:style-name="T145">Applying scalars to s</text:span>tems<text:bookmark-end text:name="__RefHeading___Toc619_3277173355"/></text:h>
      <text:p text:style-name="P105">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05"/>
      <text:p text:style-name="P105">(The output is of the form <text:span text:style-name="T76">{key=value, key=value,…}).</text:span><text:span text:style-name="T98"> </text:span><text:span text:style-name="T99">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oft-page-break/><text:s text:c="4"/>ring.bind := 'and in the darkness bind them';</text:p>
      <text:p text:style-name="Preformatted_20_Text"/>
      <text:p text:style-name="P107">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7">Or for that matter, doesn’t contain this word:</text:p>
      <text:p text:style-name="Preformatted_20_Text"><text:s text:c="4"/>say(!contains(ring., 'One'));</text:p>
      <text:p text:style-name="Preformatted_20_Text">{bind=true, find=false, bring=false, rule=false}</text:p>
      <text:p text:style-name="Preformatted_20_Text"/>
      <text:p text:style-name="P107"><text:span text:style-name="T98">The output of these functions is a boolean-valued stem and there is a very useful function called </text:span><text:span text:style-name="T100">mask</text:span><text:span text:style-name="T101"> which simply will return the elements that have corresponding true values. </text:span></text:p>
      <text:p text:style-name="P156"/>
      <text:p text:style-name="Preformatted_20_Text"><text:s text:c="4"/>say(mask(ring., contains(ring., 'One')));</text:p>
      <text:p text:style-name="P200">{find=One Ring to find them, </text:p>
      <text:p text:style-name="P200"><text:s/>bring=One Ring to bring them all, </text:p>
      <text:p text:style-name="P200"><text:s/>rule=One Ring to rule them all}</text:p>
      <text:p text:style-name="P156"/>
      <text:p text:style-name="P156">And of course you could just find the ones that don’t have the word “One” in them:</text:p>
      <text:p text:style-name="Preformatted_20_Text"><text:s text:c="3"/>say(mask(ring., !contains(ring., 'One')));</text:p>
      <text:p text:style-name="Preformatted_20_Text">{bind=and in the darkness bind them}</text:p>
      <text:p text:style-name="P106"/>
      <text:h text:style-name="P289" text:outline-level="3"><text:bookmark-start text:name="__RefHeading___Toc607_3277173355"/>Default values for stems<text:bookmark-end text:name="__RefHeading___Toc607_3277173355"/></text:h>
      <text:p text:style-name="P94">You may set a default value for stems – this is a very nice thing indeed so you don’t have to <text:s/>initialize every element in one before using it. The way it works is you issue</text:p>
      <text:p text:style-name="P94">set_default(stem., <text:span text:style-name="T5">scalar</text:span><text:span text:style-name="T27">);</text:span></text:p>
      <text:p text:style-name="P94"><text:span text:style-name="T27">where the </text:span><text:span text:style-name="T5">scalar</text:span><text:span text:style-name="T27"> is any scalar. Then from that point forward, any time a value is accessed, if it has not been explicitly set, the default is returned. <text:s/></text:span><text:span text:style-name="T33">If the stem does not exist, it will be created. Note that subsequent operations on the stem do </text:span><text:span text:style-name="T12">not</text:span><text:span text:style-name="T51"> alter the default value.</text:span></text:p>
      <text:p text:style-name="P35">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9">Every script has both global and local variables associated with it. Variables defined in a block (such as in the body of a loop or in the body of a conditional statement) are local to that block. Variables defined outside that block are global to the program. </text:p>
      <text:p text:style-name="P4"><text:soft-page-break/></text:p>
      <text:p text:style-name="P4">A typical scenario <text:span text:style-name="T66">for the environment </text:span>is that a bit of scripting is necessary before claims are first gotten (such as to decide which source to use based on how the user logs in), then after the claims are received more work must be done. For instance, if you want every set of claims to return a specific claim, such as “login_name” which is constructed from various bits of information, you would need to set that right before the claims are returned. Or if you want to remove certain bits of information. </text:p>
      <text:p text:style-name="Standard"/>
      <text:p text:style-name="P5">Variables only exist for the duration of the script unless they are stashed in the environment using the setEnv and getEnv calls. E.g.</text:p>
      <text:p text:style-name="P6"/>
      <text:p text:style-name="Preformatted_20_Text">my_var.foo = 'bar’;</text:p>
      <text:p text:style-name="Preformatted_20_Text">my_other_var := 42;</text:p>
      <text:p text:style-name="Preformatted_20_Text">setEnv('<text:span text:style-name="T59">my_var’, </text:span>my_var);</text:p>
      <text:p text:style-name="P5"/>
      <text:p text:style-name="P5">(The syntax is setEnv(key, variable)). The next time a script runs, the value of accessing my_other_var would have no value, but you could just issue</text:p>
      <text:p text:style-name="P5"/>
      <text:p text:style-name="Preformatted_20_Text">my_var := getEnv('my_var’);</text:p>
      <text:p text:style-name="Preformatted_20_Text"/>
      <text:p text:style-name="P5">Now the variable my_var is ready for use and should have all the values you expect.</text:p>
      <text:h text:style-name="P284" text:outline-level="2"><text:bookmark-start text:name="__RefHeading___Toc6245_2030604819"/>Visibility during function evaluation<text:bookmark-end text:name="__RefHeading___Toc6245_2030604819"/></text:h>
      <text:p text:style-name="P162">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5"/>
      <text:p text:style-name="P272"/>
      <text:h text:style-name="Heading_20_1" text:outline-level="1"><text:bookmark-start text:name="__RefHeading___Toc486_3277173355"/>Control structures<text:bookmark-end text:name="__RefHeading___Toc486_3277173355"/></text:h>
      <text:p text:style-name="P31">There are <text:span text:style-name="T132">4</text:span> basic control structures. All of them are delimited with brackets []. </text:p>
      <text:list xml:id="list3785073763" text:style-name="L3">
        <text:list-item>
          <text:p text:style-name="P273">The basic conditional of if[ <text:span text:style-name="T5">condition</text:span> ]then[ … ]else<text:span text:style-name="T60">[ … ]</text:span>; Note that the else clause is optional.</text:p>
        </text:list-item>
        <text:list-item>
          <text:p text:style-name="P273">Switch statements (which are lists of conditionals) of <text:span text:style-name="T67">switch</text:span>[ ... ]</text:p>
        </text:list-item>
        <text:list-item>
          <text:p text:style-name="P274">Try … catch for error handling</text:p>
        </text:list-item>
        <text:list-item>
          <text:p text:style-name="P273">Looping construct while[ <text:span text:style-name="T5">condition </text:span>]do[ … ];</text:p>
        </text:list-item>
      </text:list>
      <text:p text:style-name="P109"/>
      <text:h text:style-name="P285" text:outline-level="2"><text:bookmark-start text:name="__RefHeading___Toc637_3277173355"/>The if..then..else statement<text:bookmark-end text:name="__RefHeading___Toc637_3277173355"/></text:h>
      <text:p text:style-name="P114">The basic format is</text:p>
      <text:p text:style-name="P209">if[</text:p>
      <text:p text:style-name="P209"><text:s text:c="3"/>condition</text:p>
      <text:p text:style-name="P209"><text:s/>]then[</text:p>
      <text:p text:style-name="P209"><text:s text:c="3"/>//statememts</text:p>
      <text:p text:style-name="P209"><text:soft-page-break/>]<text:span text:style-name="T141">else]</text:span></text:p>
      <text:p text:style-name="P209"><text:s text:c="2"/>// <text:span text:style-name="T141">more statements</text:span></text:p>
      <text:p text:style-name="P209"><text:span text:style-name="T141">]</text:span>;</text:p>
      <text:p text:style-name="P209"/>
      <text:p text:style-name="P114">The else clause is optional. And of course, a simple example is in order:</text:p>
      <text:p text:style-name="P209"><text:s text:c="4"/><text:span text:style-name="T141">)buffer on</text:span></text:p>
      <text:p text:style-name="P207">Buffer mode on.</text:p>
      <text:p text:style-name="P209">j :=5;</text:p>
      <text:p text:style-name="P209">if[</text:p>
      <text:p text:style-name="P209"><text:s text:c="3"/>j &lt;5 || 5 &lt; j</text:p>
      <text:p text:style-name="P209"><text:s/>]then[</text:p>
      <text:p text:style-name="P209"><text:s text:c="4"/>say(j + ' is not 5');</text:p>
      <text:p text:style-name="P209"><text:s/>]else[</text:p>
      <text:p text:style-name="P209"><text:s text:c="4"/>say('j is ' + j);</text:p>
      <text:p text:style-name="P209">];</text:p>
      <text:p text:style-name="P209">.</text:p>
      <text:p text:style-name="P209">j is 5</text:p>
      <text:p text:style-name="P209"/>
      <text:p text:style-name="P208">)buffer off</text:p>
      <text:p text:style-name="P208">Buffer mode off.</text:p>
      <text:p text:style-name="P115"/>
      <text:p text:style-name="P114">(Rather than stick this in a script, we used the interpreters )<text:span text:style-name="T76">buffer</text:span> command to keep all of the lines and then execute it when there is a single period as the first character on a line. <text:span text:style-name="T142">Oh and interpreter commands which start with a ')’ still work in buffer mode. </text:span>)</text:p>
      <text:h text:style-name="P286" text:outline-level="2"><text:bookmark-start text:name="__RefHeading___Toc591_3277173355"/>The switch stat<text:span text:style-name="T113">e</text:span>ment<text:bookmark-end text:name="__RefHeading___Toc591_3277173355"/></text:h>
      <text:p text:style-name="P91">Branched decision-making is a basic construction for most languages. In the case of QDL, there is the <text:span text:style-name="T76">switch[];</text:span> construct. The basic format is</text:p>
      <text:p text:style-name="P209">switch[</text:p>
      <text:p text:style-name="P209"><text:s text:c="2"/>if[condition1]then[body1];</text:p>
      <text:p text:style-name="P209"><text:s text:c="2"/>if[condition<text:span text:style-name="T113">2</text:span>]then[body<text:span text:style-name="T113">2</text:span>];</text:p>
      <text:p text:style-name="P209"><text:s text:c="2"/>if[condition<text:span text:style-name="T113">3</text:span>]then[body<text:span text:style-name="T113">3</text:span>];</text:p>
      <text:p text:style-name="P209">//… <text:span text:style-name="T113">arbitrarily many</text:span></text:p>
      <text:p text:style-name="P209">]</text:p>
      <text:p text:style-name="P209"/>
      <text:p text:style-name="P91">The execution is each condition is checked and as soon as one returns <text:span text:style-name="T5">true</text:span><text:span text:style-name="T27"> that body is executed and the construct returns.</text:span></text:p>
      <text:p text:style-name="P36"/>
      <text:p text:style-name="P246">Examples</text:p>
      <text:p text:style-name="P44">An example of a switch statement might be</text:p>
      <text:p text:style-name="P209"><text:s text:c="4"/><text:span text:style-name="T133">i := 11;</text:span></text:p>
      <text:p text:style-name="P209"><text:s text:c="4"/>switch[</text:p>
      <text:p text:style-name="P209"><text:s text:c="7"/>if[i&lt;5]then[var.foo := ’bar’;];</text:p>
      <text:p text:style-name="P209"><text:s text:c="7"/>if[5=i]then[var.foo := ’fnord’;];</text:p>
      <text:p text:style-name="P209"><text:s text:c="7"/>if[5&lt;i]then[var.foo := ’<text:span text:style-name="T113">blarf</text:span>’;];</text:p>
      <text:p text:style-name="P209"><text:s text:c="4"/>];</text:p>
      <text:p text:style-name="P209"><text:s text:c="4"/>say(var.foo);</text:p>
      <text:p text:style-name="P209"><text:soft-page-break/>blarf</text:p>
      <text:p text:style-name="P110"/>
      <text:p text:style-name="P46">Note that the elements of the switch statement are if..then blocks (including final semicolon). No else clauses will be accepted. <text:s/>Whitespace aside of strings, of course, is ignored.</text:p>
      <text:h text:style-name="P287" text:outline-level="2"><text:bookmark-start text:name="__RefHeading___Toc639_3277173355"/>Error handling<text:bookmark-end text:name="__RefHeading___Toc639_3277173355"/></text:h>
      <text:p text:style-name="P92">There is a try … catch block construction. <text:span text:style-name="T143">Its format is</text:span></text:p>
      <text:p text:style-name="P209">try[</text:p>
      <text:p text:style-name="P209"><text:s text:c="2"/>// statements;</text:p>
      <text:p text:style-name="P209"><text:s/>]catch[</text:p>
      <text:p text:style-name="P209"><text:s text:c="2"/>// statements;</text:p>
      <text:p text:style-name="P209">];</text:p>
      <text:p text:style-name="P92"/>
      <text:p text:style-name="P92">You enclose statements in a try block and call raise_error if there is an exceptional case. Note that unlike many languages, all exception are fail-fast, so there is no way to hop back at the point of the error and resume processing. <text:s/><text:span text:style-name="T143">An example</text:span></text:p>
      <text:p text:style-name="P92"/>
      <text:p text:style-name="P170">j := 42;</text:p>
      <text:p text:style-name="P169">try[</text:p>
      <text:p text:style-name="P176"><text:s text:c="5"/><text:span text:style-name="T135">remainder := mod(j, 5);</text:span></text:p>
      <text:p text:style-name="P176"><text:s text:c="5"/><text:span text:style-name="T135">if[remainder == 0]then[say('A remainder of 0 is fine.');];</text:span></text:p>
      <text:p text:style-name="P176"><text:s text:c="5"/><text:span text:style-name="T135">if[remainder == 4]then[say('A remainder of 4 is fine.');];</text:span></text:p>
      <text:p text:style-name="P176"><text:s text:c="5"/><text:span text:style-name="T135">if[remainder == 1]then[raise_error(j + ' not divisible by 5, </text:span><text:span text:style-name="T136">R==1</text:span><text:span text:style-name="T135">', 1);];</text:span></text:p>
      <text:p text:style-name="P176"><text:s text:c="5"/><text:span text:style-name="T135">if[remainder == 2]then[raise_error(j + ' not divisible by 5, </text:span><text:span text:style-name="T136">R==2</text:span><text:span text:style-name="T135">', 2);];</text:span></text:p>
      <text:p text:style-name="P176"><text:s text:c="5"/><text:span text:style-name="T135">if[remainder == 3]then[raise_error(j + ' not divisible by 5, </text:span><text:span text:style-name="T136">R==3</text:span><text:span text:style-name="T135">', 3);];</text:span></text:p>
      <text:p text:style-name="P176"><text:s/><text:span text:style-name="T135">]catch[</text:span></text:p>
      <text:p text:style-name="P176"><text:s text:c="4"/><text:span text:style-name="T135">if[error_code == 1]then[say(error_message);];</text:span></text:p>
      <text:p text:style-name="P176"><text:s text:c="4"/><text:span text:style-name="T135">if[error_code == 2]then[say(error_message);];</text:span></text:p>
      <text:p text:style-name="P176"><text:s text:c="4"/><text:span text:style-name="T135">if[error_code == 3]then[say(error_message);];</text:span></text:p>
      <text:p text:style-name="P266"><text:s/><text:span text:style-name="T135">]; // end catch block</text:span></text:p>
      <text:p text:style-name="P264">42 not divisible by 5, R==2</text:p>
      <text:p text:style-name="P116">So the way these work is if a certain condition is met, you call the raise_error function with a message and optional numeric value. These are available in the catch block so you can figure out which error was raised and deal with it. <text:span text:style-name="T144">Not much else to them.</text:span></text:p>
      <text:h text:style-name="Heading_20_2" text:outline-level="2"><text:bookmark-start text:name="__RefHeading___Toc690_3277173355"/>Related functions<text:bookmark-end text:name="__RefHeading___Toc690_3277173355"/></text:h>
      <text:h text:style-name="P290" text:outline-level="3"><text:bookmark-start text:name="__RefHeading___Toc692_3277173355"/>raise_error<text:bookmark-end text:name="__RefHeading___Toc692_3277173355"/></text:h>
      <text:p text:style-name="P254">Description</text:p>
      <text:p text:style-name="P93">Raises an error conditions and passes control to the catch block. <text:span text:style-name="T117">Note that raising this outside of a try … catch block will have no effect, since there is nothing to catch it. </text:span></text:p>
      <text:p text:style-name="P254"><text:soft-page-break/>Usage</text:p>
      <text:p text:style-name="P215">raise_error(<text:span text:style-name="T5">message</text:span><text:span text:style-name="T27">, [</text:span><text:span text:style-name="T31">code</text:span><text:span text:style-name="T27">]);</text:span></text:p>
      <text:p text:style-name="P254">Arguments</text:p>
      <text:p text:style-name="P28">message<text:span text:style-name="T27"> a human readable message that describes this error</text:span></text:p>
      <text:p text:style-name="P28">code <text:span text:style-name="T27">a user-defined integer that tells what this code is.</text:span></text:p>
      <text:p text:style-name="P254">Output</text:p>
      <text:p text:style-name="P93">None directly. The values are set to err<text:span text:style-name="T118">or</text:span>_message and err<text:span text:style-name="T118">or</text:span>_code (if present) and are accessible in the catch block. <text:span text:style-name="T119">Typically, you define the error code and look for it in the catch block.</text:span></text:p>
      <text:p text:style-name="P248">Examples</text:p>
      <text:p text:style-name="P215">try[</text:p>
      <text:p text:style-name="P215"><text:s text:c="4"/>if[ 3 == 4]then[raise_error('oops’, 2);];</text:p>
      <text:p text:style-name="P215">]catch[</text:p>
      <text:p text:style-name="P215"><text:s text:c="3"/>say(err<text:span text:style-name="T118">or</text:span>_message);</text:p>
      <text:p text:style-name="P215"><text:s text:c="3"/><text:span text:style-name="T115">switch[</text:span></text:p>
      <text:p text:style-name="P215"><text:s text:c="6"/><text:span text:style-name="T114">if[error_code == 2]then[...];</text:span></text:p>
      <text:p text:style-name="P215"><text:s text:c="7"/>// <text:span text:style-name="T115">maybe a bunch of other errors</text:span></text:p>
      <text:p text:style-name="P215"><text:s text:c="2"/><text:span text:style-name="T116">]; // end switch</text:span></text:p>
      <text:p text:style-name="P215">]</text:p>
      <text:p text:style-name="P215">oops</text:p>
      <text:p text:style-name="P93"/>
      <text:h text:style-name="P288" text:outline-level="2"><text:bookmark-start text:name="__RefHeading___Toc621_3277173355"/>Looping.<text:bookmark-end text:name="__RefHeading___Toc621_3277173355"/></text:h>
      <text:p text:style-name="P109">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09"/>
      <text:p text:style-name="P109">For example, <text:s/>to print out the numbers from 0 to 5:</text:p>
      <text:p text:style-name="Preformatted_20_Text">i := 0;</text:p>
      <text:p text:style-name="Preformatted_20_Text">while[ </text:p>
      <text:p text:style-name="Preformatted_20_Text"><text:s text:c="3"/>i&lt; <text:span text:style-name="T133">5</text:span></text:p>
      <text:p text:style-name="Preformatted_20_Text"><text:s text:c="2"/>]do[</text:p>
      <text:p text:style-name="Preformatted_20_Text"><text:s text:c="3"/><text:span text:style-name="T13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3">This is known as 'yer basic loop’. </text:p>
      <text:p text:style-name="P88"><text:soft-page-break/>There are 3 functions that can help loop.</text:p>
      <text:h text:style-name="Heading_20_3" text:outline-level="3"><text:bookmark-start text:name="__RefHeading___Toc629_3277173355"/>Related Functions<text:bookmark-end text:name="__RefHeading___Toc629_3277173355"/></text:h>
      <text:h text:style-name="P291" text:outline-level="3"><text:bookmark-start text:name="__RefHeading___Toc694_3277173355"/>break<text:bookmark-end text:name="__RefHeading___Toc694_3277173355"/></text:h>
      <text:p text:style-name="P252">Description</text:p>
      <text:p text:style-name="P121">Interrupt loop processing by exiting the loop.</text:p>
      <text:p text:style-name="P252">Usage</text:p>
      <text:p text:style-name="Preformatted_20_Text">break();</text:p>
      <text:p text:style-name="P252">Arguments</text:p>
      <text:p text:style-name="P121">None.</text:p>
      <text:p text:style-name="P252">Output</text:p>
      <text:p text:style-name="P121">None.</text:p>
      <text:p text:style-name="P252">Examples</text:p>
      <text:p text:style-name="P122">In this example, the loop terminates if the variable equals 3.</text:p>
      <text:p text:style-name="P172">while[</text:p>
      <text:p text:style-name="P175"><text:s text:c="5"/><text:span text:style-name="T135">for_next(j,5)</text:span></text:p>
      <text:p text:style-name="P175"><text:s text:c="3"/><text:span text:style-name="T135">]do[</text:span></text:p>
      <text:p text:style-name="P175"><text:s text:c="5"/><text:span text:style-name="T135">if[</text:span></text:p>
      <text:p text:style-name="P175"><text:s text:c="8"/><text:span text:style-name="T135">j==3</text:span></text:p>
      <text:p text:style-name="P175"><text:s text:c="5"/><text:span text:style-name="T135">]then[</text:span></text:p>
      <text:p text:style-name="P175"><text:s text:c="8"/><text:span text:style-name="T135">break();</text:span></text:p>
      <text:p text:style-name="P175"><text:s text:c="5"/><text:span text:style-name="T135">]else[</text:span></text:p>
      <text:p text:style-name="P175"><text:s text:c="8"/><text:span text:style-name="T135">say('j='+j);</text:span></text:p>
      <text:p text:style-name="P175"><text:s text:c="3"/><text:span text:style-name="T135">]; // end if</text:span></text:p>
      <text:p text:style-name="Preformatted_20_Text">]; // end loop</text:p>
      <text:p text:style-name="Preformatted_20_Text">j=0</text:p>
      <text:p text:style-name="Preformatted_20_Text">j=1</text:p>
      <text:p text:style-name="Preformatted_20_Text">j=2</text:p>
      <text:p text:style-name="Preformatted_20_Text"/>
      <text:h text:style-name="P293" text:outline-level="3"><text:bookmark-start text:name="__RefHeading___Toc696_3277173355"/>check_after<text:bookmark-end text:name="__RefHeading___Toc696_3277173355"/></text:h>
      <text:p text:style-name="P252">Description</text:p>
      <text:p text:style-name="P90">Sometimes only a post-positional loop will do – this means that the loop executes at least once. This is not often the case, but is very hard to replicate. Invoking this function will do just that. Your condition will be checked post-loop.</text:p>
      <text:p text:style-name="P252"><text:soft-page-break/>Usage</text:p>
      <text:p text:style-name="P214">check_after(condition);</text:p>
      <text:p text:style-name="P90"/>
      <text:p text:style-name="P252">Arguments</text:p>
      <text:p text:style-name="P90">The argument is a logically -valued expression.</text:p>
      <text:p text:style-name="P252">Output</text:p>
      <text:p text:style-name="P90">None. This exists only in looping statements</text:p>
      <text:p text:style-name="P196">a := 0;</text:p>
      <text:p text:style-name="P214">while[</text:p>
      <text:p text:style-name="P214"><text:s text:c="2"/><text:span text:style-name="T112">check_after</text:span>(<text:span text:style-name="T112">a != 0</text:span>)</text:p>
      <text:p text:style-name="P214"><text:s/>]do[</text:p>
      <text:p text:style-name="P214"><text:s text:c="2"/>say(<text:span text:style-name="T112">a</text:span>);</text:p>
      <text:p text:style-name="P214">];</text:p>
      <text:p text:style-name="P196">0</text:p>
      <text:h text:style-name="P291" text:outline-level="3"><text:bookmark-start text:name="__RefHeading___Toc698_3277173355"/>continue<text:bookmark-end text:name="__RefHeading___Toc698_3277173355"/></text:h>
      <text:p text:style-name="P252">Description</text:p>
      <text:p text:style-name="P122">During loop execution, skip to the next iteration.</text:p>
      <text:p text:style-name="P252">Usage</text:p>
      <text:p text:style-name="Preformatted_20_Text">continue();</text:p>
      <text:p text:style-name="P252">Arguments</text:p>
      <text:p text:style-name="P122">None.</text:p>
      <text:p text:style-name="P252">Output</text:p>
      <text:p text:style-name="P122">None.</text:p>
      <text:p text:style-name="P252">Examples</text:p>
      <text:p text:style-name="P123">In this example, the loop skips to the next iteration is the variable is 3. </text:p>
      <text:p text:style-name="P172">while[</text:p>
      <text:p text:style-name="P175"><text:s text:c="5"/><text:span text:style-name="T135">for_next(j,5)</text:span></text:p>
      <text:p text:style-name="P175"><text:s text:c="3"/><text:span text:style-name="T135">]do[</text:span></text:p>
      <text:p text:style-name="P175"><text:s text:c="5"/><text:span text:style-name="T135">if[</text:span></text:p>
      <text:p text:style-name="P175"><text:s text:c="8"/><text:span text:style-name="T135">j==3</text:span></text:p>
      <text:p text:style-name="P175"><text:s text:c="5"/><text:span text:style-name="T135">]then[</text:span></text:p>
      <text:p text:style-name="P175"><text:s text:c="8"/><text:span text:style-name="T135">continue();</text:span></text:p>
      <text:p text:style-name="P175"><text:s text:c="5"/><text:span text:style-name="T135">]else[</text:span></text:p>
      <text:p text:style-name="P175"><text:s text:c="8"/><text:span text:style-name="T135">say('j='+j);</text:span></text:p>
      <text:p text:style-name="P175"><text:s text:c="3"/><text:span text:style-name="T135">]; // end if</text:span></text:p>
      <text:p text:style-name="Preformatted_20_Text">]; // end loop</text:p>
      <text:p text:style-name="Preformatted_20_Text"><text:soft-page-break/>j=0</text:p>
      <text:p text:style-name="Preformatted_20_Text">j=1</text:p>
      <text:p text:style-name="Preformatted_20_Text">j=2</text:p>
      <text:p text:style-name="Preformatted_20_Text">j=4</text:p>
      <text:h text:style-name="P294" text:outline-level="3"><text:bookmark-start text:name="__RefHeading___Toc585_3277173355"/><text:span text:style-name="T150">for</text:span>_keys<text:bookmark-end text:name="__RefHeading___Toc585_3277173355"/></text:h>
      <text:p text:style-name="P247">Description</text:p>
      <text:p text:style-name="P88">This is a non-deterministic loop over the keys in a stem variable. All the keys will be visited, but there is no guarantee of the order.</text:p>
      <text:p text:style-name="P247">Usage</text:p>
      <text:p text:style-name="Preformatted_20_Text"><text:span text:style-name="T150">for</text:span>_keys(<text:span text:style-name="T5">var</text:span><text:span text:style-name="T27">, </text:span><text:span text:style-name="T5">stem.</text:span><text:span text:style-name="T27">);</text:span></text:p>
      <text:p text:style-name="P37"/>
      <text:p text:style-name="P247">Arguments</text:p>
      <text:p text:style-name="P88">var is a simple variable and will contain the current key during the loop. If it has already been defined, it’s values will be over-written.</text:p>
      <text:p text:style-name="P88">Stem is a stem variable. The keys of this stem will be assigned to the <text:span text:style-name="T5">var</text:span><text:span text:style-name="T27"> and may be accessed.</text:span></text:p>
      <text:p text:style-name="P247">Output</text:p>
      <text:p text:style-name="P88">Nothing. This is only used in looping constructions.</text:p>
      <text:p text:style-name="P245">Example</text:p>
      <text:p text:style-name="P211"><text:s text:c="4"/>my.foo := 'bar'; </text:p>
      <text:p text:style-name="P211"><text:s text:c="4"/>my.a <text:s text:c="2"/>:= 32; </text:p>
      <text:p text:style-name="P211"><text:s text:c="4"/>my.b <text:s text:c="2"/>:= 'hi'; </text:p>
      <text:p text:style-name="P211"><text:s text:c="4"/>my.c <text:s text:c="2"/>:= -0.432;</text:p>
      <text:p text:style-name="P211"><text:s text:c="4"/>while[for_keys(j,my.)]do[say('key=' + j + ', value=' + my.j);];</text:p>
      <text:p text:style-name="P211"/>
      <text:p text:style-name="P211">key=a, value=32</text:p>
      <text:p text:style-name="P211">key=b, value=hi</text:p>
      <text:p text:style-name="P211">key=c, value=-0.432</text:p>
      <text:p text:style-name="P211">key=foo, value=bar</text:p>
      <text:p text:style-name="P88"/>
      <text:h text:style-name="P294" text:outline-level="3"><text:bookmark-start text:name="__RefHeading___Toc587_3277173355"/>for_next<text:bookmark-end text:name="__RefHeading___Toc587_3277173355"/></text:h>
      <text:p text:style-name="P247">Description</text:p>
      <text:p text:style-name="P88">This allows for a deterministic loop and will run through a set of integers</text:p>
      <text:p text:style-name="P247">Usage</text:p>
      <text:p text:style-name="Preformatted_20_Text">for_next(<text:span text:style-name="T5">var</text:span><text:span text:style-name="T27">, </text:span><text:span text:style-name="T5">stop_value, </text:span><text:span text:style-name="T27">[</text:span><text:span text:style-name="T5">start_value, increment</text:span><text:span text:style-name="T27">]);</text:span></text:p>
      <text:p text:style-name="P247"><text:soft-page-break/>Arguments</text:p>
      <text:p text:style-name="P88">Only the first two are required.</text:p>
      <text:p text:style-name="P27"><text:span text:style-name="T76">Var</text:span><text:span text:style-name="T27"> the variable to be used. As the loop is executed, this value will change.</text:span></text:p>
      <text:p text:style-name="P27"><text:span text:style-name="T76">stop_value</text:span><text:span text:style-name="T27"> the final value for the loop. </text:span><text:span text:style-name="T30">When the variable acquires this value, the loop is terminated (so the loop body does </text:span><text:span text:style-name="T58">not</text:span><text:span text:style-name="T49"> execute with this value!</text:span></text:p>
      <text:p text:style-name="P27"><text:span text:style-name="T76">start_value</text:span><text:span text:style-name="T27"> (optional, default is 0). The first value assigned to </text:span><text:span text:style-name="T76">var</text:span><text:span text:style-name="T27">.</text:span></text:p>
      <text:p text:style-name="P27"><text:span text:style-name="T76">increment</text:span><text:span text:style-name="T27"> (optional, default is 1). How much the loop variable should be incremented on each iteration.</text:span></text:p>
      <text:p text:style-name="P247">Output</text:p>
      <text:p text:style-name="P88">None. This only is used in loops.</text:p>
      <text:p text:style-name="P245">Examples</text:p>
      <text:p text:style-name="P88">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88"/>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8"/>
      <text:p text:style-name="P89">And here is an example of looping through the elements of a stem variable.</text:p>
      <text:p text:style-name="P89"/>
      <text:p text:style-name="Preformatted_20_Text">// <text:span text:style-name="T11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text:soft-page-break/></text:p>
      <text:p text:style-name="Preformatted_20_Text">while[</text:p>
      <text:p text:style-name="P194"><text:s text:c="2"/>for_next(j,5)</text:p>
      <text:p text:style-name="P194"><text:s/>]do[</text:p>
      <text:p text:style-name="P194"><text:s text:c="2"/>say(<text:span text:style-name="T112">my_stem.j</text:span>);</text:p>
      <text:p text:style-name="P194">]</text:p>
      <text:p text:style-name="P195">mairzy</text:p>
      <text:p text:style-name="P195">doats</text:p>
      <text:p text:style-name="P195">and</text:p>
      <text:p text:style-name="P195">dozey</text:p>
      <text:p text:style-name="P195">doats</text:p>
      <text:h text:style-name="Heading_20_1" text:outline-level="1"><text:bookmark-start text:name="__RefHeading___Toc488_3277173355"/>Defining functions<text:bookmark-end text:name="__RefHeading___Toc488_3277173355"/></text:h>
      <text:p text:style-name="P45">The syntax for defining a function is very simple:</text:p>
      <text:p text:style-name="P179">define[ </text:p>
      <text:p text:style-name="P226"><text:s text:c="4"/>signature</text:p>
      <text:p text:style-name="Preformatted_20_Text"><text:s text:c="2"/>]body[</text:p>
      <text:p text:style-name="Preformatted_20_Text"><text:s text:c="4"/><text:span text:style-name="T148">&gt;&gt; useful comments</text:span></text:p>
      <text:p text:style-name="Preformatted_20_Text"><text:s text:c="4"/>statements</text:p>
      <text:p text:style-name="P183"><text:s text:c="2"/>];</text:p>
      <text:p text:style-name="Preformatted_20_Text"/>
      <text:p text:style-name="P10">Note that within the body, any variables defined are local to that block unless they are save, <text:span text:style-name="T5">e.g</text:span>. in the environment. <text:s/><text:span text:style-name="T69">Previously defined values are still available. </text:span>The variables in the signature are populated with the values (which are copied) .<text:span text:style-name="T71"> To return a value, invoke the method return – which is only allowed inside function definitions, by the way. No return statement implies there is no output from the function.</text:span></text:p>
      <text:p text:style-name="P10"/>
      <text:p text:style-name="P18">The <text:span text:style-name="T10">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10"/>
      <text:p text:style-name="P10">An example</text:p>
      <text:p text:style-name="P10"/>
      <text:p text:style-name="P180">define[</text:p>
      <text:p text:style-name="P180"><text:s text:c="4"/>sum(a, b)</text:p>
      <text:p text:style-name="P180"><text:s text:c="3"/>]body[</text:p>
      <text:p text:style-name="P180"><text:s text:c="4"/><text:span text:style-name="T148">&gt;&gt; add a pair of integers and return the sum.</text:span></text:p>
      <text:p text:style-name="P180"><text:s text:c="4"/>c:= a+b; </text:p>
      <text:p text:style-name="P180"><text:s text:c="4"/><text:span text:style-name="T72">say</text:span>('the sum is ' + c); <text:s text:c="5"/></text:p>
      <text:p text:style-name="P181"><text:s text:c="4"/><text:span text:style-name="T70">return(c); // this terminates execution and returns the value.</text:span></text:p>
      <text:p text:style-name="P181"><text:span text:style-name="T70"><text:s text:c="3"/>]</text:span>;</text:p>
      <text:p text:style-name="P180"/>
      <text:p text:style-name="P182"><text:span text:style-name="T72">say</text:span>('the sum of 3 and 4 is ' + sum(3,4));</text:p>
      <text:p text:style-name="P182"/>
      <text:p text:style-name="P11">This prints </text:p>
      <text:p text:style-name="P11"/>
      <text:p text:style-name="Preformatted_20_Text">the sum of 3 and 4 is 7</text:p>
      <text:p text:style-name="P11"/>
      <text:p text:style-name="Standard">You may <text:span text:style-name="T68">use functions any place in your code once they have been defined, so it is a good practice to put them at the beginning.</text:span></text:p>
      <text:p text:style-name="P20"><text:soft-page-break/></text:p>
      <text:h text:style-name="P295" text:outline-level="3"><text:bookmark-start text:name="__RefHeading___Toc6247_2030604819"/>Examples<text:bookmark-end text:name="__RefHeading___Toc6247_2030604819"/></text:h>
      <text:p text:style-name="P155">Here is a QDL program to find the <text:span text:style-name="T5">Armstrong</text:span><text:span text:style-name="T27"> </text:span><text:span text:style-name="T5">numbers</text:span><text:span text:style-name="T27"> in the range of 100 – 1000. <text:s/>A number, </text:span><text:span text:style-name="T5">xyz</text:span><text:span text:style-name="T27"> is an Armstrong number i</text:span><text:span text:style-name="T39">f</text:span><text:span text:style-name="T27">f </text:span><text:span text:style-name="T5">xyz = x</text:span><text:span text:style-name="T175">3 </text:span><text:span text:style-name="T176">+ y</text:span><text:span text:style-name="T175">3</text:span><text:span text:style-name="T176"> + z</text:span><text:span text:style-name="T175">3.</text:span></text:p>
      <text:p text:style-name="P173">define[</text:p>
      <text:p text:style-name="P175"><text:s text:c="2"/><text:span text:style-name="T135">armstrong(m)</text:span></text:p>
      <text:p text:style-name="P175"><text:s text:c="2"/><text:span text:style-name="T135">]body[</text:span></text:p>
      <text:p text:style-name="P177"><text:s text:c="5"/><text:span text:style-name="T135">&gt;&gt; An Armstrong number is a 3 digit number that is equal to the sum of</text:span></text:p>
      <text:p text:style-name="P178"><text:span text:style-name="T135"><text:s text:c="5"/></text:span><text:span text:style-name="T137">&gt;&gt; </text:span><text:span text:style-name="T135">its cubed <text:s text:c="2"/>digits. This computes them for </text:span><text:span text:style-name="T139">10</text:span><text:span text:style-name="T135">0 &lt; n &lt; 1000.</text:span></text:p>
      <text:p text:style-name="P175"><text:s text:c="5"/><text:span text:style-name="T135">&gt;&gt; So for example 407 is an Armstrong number since 407 = 4^3 + 0^3 + 7^3</text:span></text:p>
      <text:p text:style-name="P175"><text:s text:c="5"/><text:span text:style-name="T135">if[ m &lt; 100]then[say('sorry, </text:span><text:span text:style-name="T138">m must be </text:span><text:span text:style-name="T135">100 or larger'); return();];</text:span></text:p>
      <text:p text:style-name="P175"><text:s text:c="5"/><text:span text:style-name="T135">if[1000 &lt; m]then[say('sorry, m must be less than 1000'); return();];</text:span></text:p>
      <text:p text:style-name="P175"><text:s text:c="5"/><text:span text:style-name="T135">sum := 0;</text:span></text:p>
      <text:p text:style-name="P175"><text:s text:c="5"/><text:span text:style-name="T135">while[</text:span></text:p>
      <text:p text:style-name="P175"><text:s text:c="9"/><text:span text:style-name="T135">for_next(j, m)</text:span></text:p>
      <text:p text:style-name="P175"><text:s text:c="7"/><text:span text:style-name="T135">]do[</text:span></text:p>
      <text:p text:style-name="P175"><text:s text:c="10"/><text:span text:style-name="T135">n := j;</text:span></text:p>
      <text:p text:style-name="P175"><text:s text:c="10"/><text:span text:style-name="T135">while[</text:span></text:p>
      <text:p text:style-name="P175"><text:s text:c="14"/><text:span text:style-name="T135">0 &lt; n</text:span></text:p>
      <text:p text:style-name="P175"><text:s text:c="10"/><text:span text:style-name="T135">]do[</text:span></text:p>
      <text:p text:style-name="P175"><text:s text:c="14"/><text:span text:style-name="T135">b := mod(n, 10);</text:span></text:p>
      <text:p text:style-name="P175"><text:s text:c="14"/><text:span text:style-name="T135">sum := sum + b^3;</text:span></text:p>
      <text:p text:style-name="P175"><text:s text:c="14"/><text:span text:style-name="T135">n := n%10; // integer division means n goes to zero</text:span></text:p>
      <text:p text:style-name="P175"><text:s text:c="10"/><text:span text:style-name="T135">]; //end inner while</text:span></text:p>
      <text:p text:style-name="P175"><text:s text:c="10"/><text:span text:style-name="T135">if[sum == j]then[say(sum);];</text:span></text:p>
      <text:p text:style-name="P175"><text:s text:c="10"/><text:span text:style-name="T135">sum := 0;</text:span></text:p>
      <text:p text:style-name="P175"><text:s text:c="7"/><text:span text:style-name="T135">]; // end while</text:span></text:p>
      <text:p text:style-name="P265"><text:s text:c="2"/><text:span text:style-name="T135">]; // end define</text:span></text:p>
      <text:p text:style-name="P173"/>
      <text:p text:style-name="P38"/>
      <text:h text:style-name="Heading_20_2" text:outline-level="2"><text:bookmark-start text:name="__RefHeading___Toc700_3277173355"/>Related functions<text:bookmark-end text:name="__RefHeading___Toc700_3277173355"/></text:h>
      <text:h text:style-name="P296" text:outline-level="3"><text:bookmark-start text:name="__RefHeading___Toc702_3277173355"/>return<text:bookmark-end text:name="__RefHeading___Toc702_3277173355"/></text:h>
      <text:p text:style-name="P255">Description</text:p>
      <text:p text:style-name="P123">Return a value or none.</text:p>
      <text:p text:style-name="P255">Usage</text:p>
      <text:p text:style-name="Preformatted_20_Text">return([value]);</text:p>
      <text:p text:style-name="P255">Arguments</text:p>
      <text:p text:style-name="P123">One. The value to be returned.</text:p>
      <text:p text:style-name="P255">Output</text:p>
      <text:p text:style-name="P123">The value to be returned.</text:p>
      <text:p text:style-name="P255"><text:soft-page-break/>Examples</text:p>
      <text:p text:style-name="P125">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6"><text:span text:style-name="T22">F</text:span><text:span text:style-name="T17">unctions have a very specific documentation feature. .At the very top of the body, you may enter documentation, each line is of the form</text:span></text:p>
      <text:p text:style-name="P22"/>
      <text:p text:style-name="Preformatted_20_Text">&gt;&gt; text</text:p>
      <text:p text:style-name="P227"/>
      <text:p text:style-name="P117">And these will be taken when the function definition is read and kept available for consultation. You may get a full listing of every user-defined (meaning, not built in) function the workspace knows about. Each is printed as</text:p>
      <text:p text:style-name="P117"/>
      <text:p text:style-name="P228"><text:s text:c="4"/>)help list</text:p>
      <text:p text:style-name="P210">fib2(1): This will compute the n-th element of a Fibonacci sequence.</text:p>
      <text:p text:style-name="Preformatted_20_Text">f(1): This is a comment</text:p>
      <text:p text:style-name="P117"/>
      <text:p text:style-name="P117">where there is the name, (number of arguments) and the first line of the comment (which should be meaningful and explain to the user what the function does.) The first is a good comment. The seconf is not.</text:p>
      <text:p text:style-name="P118">Note that this is only for functions. A common convention is workspaces is to have a stem variable named help. each of whose keys contains a description of something useful.</text:p>
      <text:p text:style-name="P228"><text:s text:c="4"/>)help fib2 1</text:p>
      <text:p text:style-name="P210">fib2(1): </text:p>
      <text:p text:style-name="P210">This will compute the n-th element of a Fibonacci sequence.</text:p>
      <text:p text:style-name="P171">A Fibonacci sequence, a_, a_1, a_2, ... is defined as</text:p>
      <text:p text:style-name="P175"><text:s text:c="4"/><text:span text:style-name="T135">a_n = a_n-1 + a_n-2</text:span></text:p>
      <text:p text:style-name="P166">Acceptable inputs are any positive integer.</text:p>
      <text:p text:style-name="P262">This function returns a stem list whose elements are the sequence.</text:p>
      <text:p text:style-name="P12"/>
      <text:h text:style-name="Heading_20_1" text:outline-level="1"><text:bookmark-start text:name="__RefHeading___Toc593_3277173355"/>Modules<text:bookmark-end text:name="__RefHeading___Toc593_3277173355"/></text:h>
      <text:p text:style-name="P109">One of the most basic ideas in programming is <text:span text:style-name="T5">encapsulation</text:span><text:span text:style-name="T27"> that is to say, a group of statements with their own state (so the variables and functions know about each other and their workings are independent of the rest of the environment). There is, of course, the concept of a </text:span><text:span text:style-name="T10">module</text:span><text:span text:style-name="T43"> in QDL that does this. Very simply, a module is defined using a unique identifier that </text:span><text:span text:style-name="T57">must</text:span><text:span text:style-name="T43"> be a URN and an alias. </text:span><text:soft-page-break/><text:span text:style-name="T43">The alias is just a regular name like a variable. </text:span><text:span text:style-name="T55">One of the great evils of many scripting languages is that there is no encapsulation – every variable is global and the net effect is extremely hard to find bugs. </text:span></text:p>
      <text:p text:style-name="P34">Let us say that we had the following script in the file my-module.qdl:</text:p>
      <text:p text:style-name="P174">module[</text:p>
      <text:p text:style-name="P175"><text:s text:c="3"/><text:span text:style-name="T135">'a:a','a'</text:span></text:p>
      <text:p text:style-name="P166">]body[</text:p>
      <text:p text:style-name="P175"><text:s text:c="4"/><text:span text:style-name="T135">foo := 'abar';</text:span></text:p>
      <text:p text:style-name="P175"><text:s text:c="4"/><text:span text:style-name="T135">define[f(n)]body[return(n+1);];</text:span></text:p>
      <text:p text:style-name="P262">]; // end</text:p>
      <text:p text:style-name="P34">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4">s</text:span> except another module</text:p>
      <text:p text:style-name="Preformatted_20_Text">];</text:p>
      <text:p text:style-name="Preformatted_20_Text"/>
      <text:p text:style-name="P111">The URN puts this in a unique namespace. There can be no conflicts. The alias is used as a shorthand to access it. URNs many be quite complex. Generally though you should not put in query parameters and such. To access anything in a module explicitly you <text:span text:style-name="T143">must </text:span><text:span text:style-name="T13"><text:s/>qualify </text:span><text:span text:style-name="T56"><text:s/>the name </text:span><text:span text:style-name="T16">i.e., </text:span></text:p>
      <text:p text:style-name="Preformatted_20_Text">alias#name</text:p>
      <text:p text:style-name="P111"/>
      <text:p text:style-name="Text_20_body">It is easiest to <text:span text:style-name="T13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11">Note that there is nothing in this session so these show nothing. Let’s import ou<text:span text:style-name="T150">r</text:span> module <text:span text:style-name="T150">above in a file called </text:span><text:span text:style-name="T77">my-module.qdl</text:span>. We are going to import it with another alias just to show we canonical</text:p>
      <text:p text:style-name="P203">load('my-module.qdl’);</text:p>
      <text:p text:style-name="P201">import('a:a’, 'b’);</text:p>
      <text:p text:style-name="P203"/>
      <text:p text:style-name="P201"><text:s text:c="4"/>)vars</text:p>
      <text:p text:style-name="P201">b#foo</text:p>
      <text:p text:style-name="P203"/>
      <text:p text:style-name="P201"><text:s text:c="4"/>)funcs</text:p>
      <text:p text:style-name="P203"><text:span text:style-name="T134">b#f(1);</text:span> </text:p>
      <text:p text:style-name="P203"/>
      <text:p text:style-name="P111">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11"/>
      <text:p text:style-name="P112">And we can invoke the function too</text:p>
      <text:p text:style-name="Preformatted_20_Text"><text:soft-page-break/><text:s text:c="4"/>say(f(5));</text:p>
      <text:p text:style-name="Preformatted_20_Text">6</text:p>
      <text:p text:style-name="P111"/>
      <text:h text:style-name="Heading_20_2" text:outline-level="2"><text:bookmark-start text:name="__RefHeading___Toc623_3277173355"/>Local variables and functions vs. modules ones<text:bookmark-end text:name="__RefHeading___Toc623_3277173355"/></text:h>
      <text:p text:style-name="P112">If we had something like</text:p>
      <text:p text:style-name="Preformatted_20_Text"><text:s text:c="4"/>foo := 5;</text:p>
      <text:p text:style-name="P204"><text:s text:c="4"/>load('my-module.qdl’);</text:p>
      <text:p text:style-name="P202"><text:s text:c="4"/>import('a:a’, 'b’);</text:p>
      <text:p text:style-name="P202"><text:s text:c="4"/><text:span text:style-name="T140">)vars</text:span></text:p>
      <text:p text:style-name="P205">b#foo, foo</text:p>
      <text:p text:style-name="P202"/>
      <text:p text:style-name="P112">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13"/>
      <text:p text:style-name="P113">So this means that there is no way for the interpreter to resolve this. The solution is that you have to qualify the session variable with a simple #:</text:p>
      <text:p text:style-name="Preformatted_20_Text">say(#foo);</text:p>
      <text:p text:style-name="Preformatted_20_Text">6</text:p>
      <text:p text:style-name="P113"><text:span text:style-name="T150">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6"/>
      <text:h text:style-name="P291" text:outline-level="3"><text:bookmark-start text:name="__RefHeading___Toc704_3277173355"/>import<text:bookmark-end text:name="__RefHeading___Toc704_3277173355"/></text:h>
      <text:p text:style-name="P252">Description</text:p>
      <text:p text:style-name="P125">Import a module.</text:p>
      <text:p text:style-name="P252">Usage</text:p>
      <text:p text:style-name="Preformatted_20_Text">import(urn<text:span text:style-name="T155">[</text:span>, alias<text:span text:style-name="T155">]</text:span>);</text:p>
      <text:p text:style-name="P252">Arguments</text:p>
      <text:p text:style-name="P125">urn = a <text:span text:style-name="T154">Uniform</text:span> Resource Name <text:span text:style-name="T154">(as per RFC 2141 and 1737, if you track such things). </text:span></text:p>
      <text:p text:style-name="P126">Alias = a string that conforms to the requirements of a QDL variable name.</text:p>
      <text:p text:style-name="P127"><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252">Output</text:p>
      <text:p text:style-name="P127">Nothing.</text:p>
      <text:p text:style-name="P253">Examples</text:p>
      <text:p text:style-name="Preformatted_20_Text">import('my:/thingie’, 'ahab’);</text:p>
      <text:p text:style-name="P127"/>
      <text:p text:style-name="P127">Would locate the module with URN <text:span text:style-name="T87">my:/thingie</text:span> and let you use <text:span text:style-name="T87">ahab</text:span><text:span text:style-name="T27"> as the local alias. <text:s/>Remember that the module must be loaded first or you will get an error. </text:span></text:p>
      <text:h text:style-name="P291" text:outline-level="3"><text:bookmark-start text:name="__RefHeading___Toc706_3277173355"/>load_module<text:bookmark-end text:name="__RefHeading___Toc706_3277173355"/></text:h>
      <text:p text:style-name="P252">Description</text:p>
      <text:p text:style-name="P127">Load a module.</text:p>
      <text:p text:style-name="P252">Usage</text:p>
      <text:p text:style-name="Preformatted_20_Text">load_module(file);</text:p>
      <text:p text:style-name="P252">Arguments</text:p>
      <text:p text:style-name="P127">file – the full path to the file that contains the module. This is loaded then run in its own environment which is then added to your session.</text:p>
      <text:p text:style-name="P252">Output</text:p>
      <text:p text:style-name="P127">Nothing</text:p>
      <text:p text:style-name="P253">Examples</text:p>
      <text:p text:style-name="Preformatted_20_Text"><text:s text:c="3"/>load_module('/home/bob/qdl/modules/mega_module.qdl’);</text:p>
      <text:p text:style-name="Preformatted_20_Text"/>
      <text:p text:style-name="Text_20_body">Would l<text:span text:style-name="T155">oad the given module. </text:span></text:p>
      <text:h text:style-name="Heading_20_1" text:outline-level="1"><text:bookmark-start text:name="__RefHeading___Toc490_3277173355"/>Built-in function <text:span text:style-name="T146">reference</text:span><text:bookmark-end text:name="__RefHeading___Toc490_3277173355"/></text:h>
      <text:p text:style-name="P47">There are several built in functions in various categories. All of these can take simple or compound variables. </text:p>
      <text:h text:style-name="Heading_20_2" text:outline-level="2"><text:bookmark-start text:name="__RefHeading___Toc492_3277173355"/><text:soft-page-break/>String functions<text:bookmark-end text:name="__RefHeading___Toc492_3277173355"/></text:h>
      <text:h text:style-name="P297" text:outline-level="3"><text:bookmark-start text:name="__RefHeading___Toc500_3277173355"/><text:span text:style-name="T89">c</text:span>ontains<text:bookmark-end text:name="__RefHeading___Toc500_3277173355"/></text:h>
      <text:p text:style-name="P234">Description</text:p>
      <text:p text:style-name="P48">To find if a string contains another string</text:p>
      <text:p text:style-name="P234">Usage</text:p>
      <text:p text:style-name="Preformatted_20_Text">contains(source, snippets <text:span text:style-name="T127">[, case_sensitive]</text:span>)</text:p>
      <text:p text:style-name="P234">Arguments</text:p>
      <text:p text:style-name="P48"><text:span text:style-name="T76">source</text:span> – a string or stem of strings that is the target of the search.</text:p>
      <text:p text:style-name="P48"><text:span text:style-name="T79">s</text:span><text:span text:style-name="T76">nippets</text:span> – a string or stem of strings that are what are being search for</text:p>
      <text:p text:style-name="P96"><text:span text:style-name="T76">case_</text:span><text:span text:style-name="T79">s</text:span><text:span text:style-name="T76">ensitive</text:span> – (optional) if this is <text:span text:style-name="T2">true</text:span> (default) then the check is done respecting case. If it is <text:span text:style-name="T2">false</text:span><text:span text:style-name="T17"> then the matching is done after converting the arguments to lower case. (Note that the original values are never altered.) <text:s/></text:span></text:p>
      <text:p text:style-name="P234">Output</text:p>
      <text:p text:style-name="P49">A scalar or stem (if the arguments were stems) if the snippet(s) was (were) found. <text:span text:style-name="T91">Note that</text:span></text:p>
      <text:list xml:id="list407787289" text:style-name="L4">
        <text:list-item>
          <text:p text:style-name="P275">source a scalar, snippet a scalar → result is a simple boolean</text:p>
        </text:list-item>
        <text:list-item>
          <text:p text:style-name="P275">source a scalar, snippet a stem → result is a stem with identical keys to the snippet and with boolean entries</text:p>
        </text:list-item>
        <text:list-item>
          <text:p text:style-name="P275">source a stem, snippet a stem, → result is a stem with identical keys to the source and boolean entries. </text:p>
        </text:list-item>
        <text:list-item>
          <text:p text:style-name="P275">Both stems, the result is conformable to the left argument and the right. In other words, to be in the result, only entries with matching keys are tested. </text:p>
        </text:list-item>
      </text:list>
      <text:p text:style-name="P257">Examples</text:p>
      <text:p text:style-name="P39">Example 1.</text:p>
      <text:p text:style-name="Preformatted_20_Text"><text:s text:c="4"/>a := 'What light through yon window breaks?’;</text:p>
      <text:p text:style-name="Preformatted_20_Text"><text:s text:c="4"/>contains(a , 'Juliette’);</text:p>
      <text:p text:style-name="Preformatted_20_Text"/>
      <text:p text:style-name="P26"><text:span text:style-name="T27">returns </text:span><text:span text:style-name="T85">false</text:span><text:span text:style-name="T27">, since there is no string '</text:span><text:span text:style-name="T85">Juliette’</text:span><text:span text:style-name="T27"> in the first string.</text:span></text:p>
      <text:p text:style-name="P39">Example 2.</text:p>
      <text:p text:style-name="Preformatted_20_Text"><text:s text:c="4"/>source := '<text:span text:style-name="T90">the rain in Spain’;</text:span></text:p>
      <text:p text:style-name="P185"><text:s text:c="4"/>snippet.<text:span text:style-name="T91">article</text:span> := 'the’;</text:p>
      <text:p text:style-name="P185"><text:s text:c="4"/>snippet.1 := 'in’;</text:p>
      <text:p text:style-name="P185"><text:s text:c="4"/>snippet.2 := 'Portugal’;</text:p>
      <text:p text:style-name="P185"><text:soft-page-break/><text:s text:c="4"/>output. := contains(source, snippet.);</text:p>
      <text:p text:style-name="P185"/>
      <text:p text:style-name="P185"><text:s text:c="4"/>output.<text:span text:style-name="T91">article</text:span> == true;</text:p>
      <text:p text:style-name="P185"><text:s text:c="4"/>output.1 == true;</text:p>
      <text:p text:style-name="P185"><text:s text:c="4"/>output.2 == false;</text:p>
      <text:p text:style-name="P185"/>
      <text:p text:style-name="P50">Example 3.</text:p>
      <text:p text:style-name="Preformatted_20_Text"><text:s text:c="4"/>source.foo := 'bar’;</text:p>
      <text:p text:style-name="Preformatted_20_Text"><text:s text:c="4"/>source.fnord := 'baz’;</text:p>
      <text:p text:style-name="P186"><text:s text:c="4"/>source.woof := 'arf’;</text:p>
      <text:p text:style-name="P18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50">In this case, only the corresponding keys are checked if <text:span text:style-name="T10">both</text:span><text:span text:style-name="T43"> arguments are stem variables. </text:span></text:p>
      <text:h text:style-name="P298" text:outline-level="3"><text:bookmark-start text:name="__RefHeading___Toc502_3277173355"/>index_of<text:bookmark-end text:name="__RefHeading___Toc502_3277173355"/></text:h>
      <text:p text:style-name="P234">Description</text:p>
      <text:p text:style-name="P52">This finds the position of the target in the source. If the target is not in the source, then the result is -1. </text:p>
      <text:p text:style-name="P234">Usage</text:p>
      <text:p text:style-name="Preformatted_20_Text">index_of(source, snippet <text:span text:style-name="T128">[,caseSensitive]</text:span>)</text:p>
      <text:p text:style-name="P234">Arguments</text:p>
      <text:p text:style-name="P53"><text:span text:style-name="T76">source</text:span> – a scalar or stem variable.</text:p>
      <text:p text:style-name="P53"><text:span text:style-name="T79">s</text:span><text:span text:style-name="T76">nippet</text:span> – a scalar or stem variable.</text:p>
      <text:p text:style-name="P97"><text:span text:style-name="T76">case_sensitive</text:span> – (Optional) a boolean that if <text:span text:style-name="T2">true</text:span><text:span text:style-name="T17"> will check for case and if false will check against the arguments as all lower case.</text:span></text:p>
      <text:p text:style-name="P234">Output</text:p>
      <text:p text:style-name="P53">if both are strings, the result is the first index of where the snippet starts in the source. <text:span text:style-name="T94">If one is a stem and the other a scalar, the result is conformable to the stem and the operation is applied to each element of the stem. If both are stems, then only corresponding keys are checked. </text:span></text:p>
      <text:p text:style-name="P258"><text:bookmark-start text:name="__RefHeading___Toc496_3277173355"/>Examples<text:bookmark-end text:name="__RefHeading___Toc496_3277173355"/></text:p>
      <text:p text:style-name="P188">sourceStem.rule <text:s/>:= 'One Ring to rule them all’;</text:p>
      <text:p text:style-name="P188">sourceStem.find <text:s/>:= 'One Ring to find them’;</text:p>
      <text:p text:style-name="P188">sourceStem.bring := 'One Ring to bring them all;</text:p>
      <text:p text:style-name="P188">sourceStem.bind <text:s/>:= 'and in the darkness bind them’;</text:p>
      <text:p text:style-name="P188"><text:soft-page-break/></text:p>
      <text:p text:style-name="P188">targetStem.all <text:s/>:= 'all’;</text:p>
      <text:p text:style-name="P188">targetStem.One <text:s/>:= 'One’;</text:p>
      <text:p text:style-name="P188">targetStem.bind := 'darkness’;</text:p>
      <text:p text:style-name="P188">targetStem.7 <text:s text:c="3"/>:= 'seven’;</text:p>
      <text:p text:style-name="P188">result. = index_of(sourceStem., targetStem.);</text:p>
      <text:p text:style-name="P54"/>
      <text:p text:style-name="P54">returns the following stem variable, which has one entry since two stem variable are only checked against corresponding keys:</text:p>
      <text:p text:style-name="Preformatted_20_Text">result.bind == 11;</text:p>
      <text:p text:style-name="Preformatted_20_Text"/>
      <text:h text:style-name="P299" text:outline-level="3"><text:bookmark-start text:name="__RefHeading___Toc657_3277173355"/>insert<text:bookmark-end text:name="__RefHeading___Toc657_3277173355"/></text:h>
      <text:p text:style-name="P250">Description</text:p>
      <text:p text:style-name="P60">Insert a given string at a given position of another string</text:p>
      <text:p text:style-name="P250">Usage</text:p>
      <text:p text:style-name="Preformatted_20_Text">insert(source, snippet, index)</text:p>
      <text:p text:style-name="P250">Arguments</text:p>
      <text:p text:style-name="P60"><text:span text:style-name="T76">source</text:span> – the string to be updated</text:p>
      <text:p text:style-name="P60"><text:span text:style-name="T76">snippet</text:span> – the string to insert</text:p>
      <text:p text:style-name="P60"><text:span text:style-name="T76">index</text:span> – the position in the source string to insert the snippet</text:p>
      <text:p text:style-name="P250">Output</text:p>
      <text:p text:style-name="P60">The updated string.</text:p>
      <text:p text:style-name="P250">Examples</text:p>
      <text:p text:style-name="P212"><text:s text:c="4"/>say(insert('abcd’, 'foo’, 2));</text:p>
      <text:p text:style-name="P212">abfoocd</text:p>
      <text:p text:style-name="P60"/>
      <text:p text:style-name="P60">This also works for stem variables</text:p>
      <text:h text:style-name="P301" text:outline-level="3"><text:bookmark-start text:name="__RefHeading___Toc515_3277173355"/>to_lower, to_upper<text:bookmark-end text:name="__RefHeading___Toc515_3277173355"/></text:h>
      <text:p text:style-name="P237">Description</text:p>
      <text:p text:style-name="P55">This will convert the case of a string to all upper or lower case respectively.</text:p>
      <text:p text:style-name="P238"><text:soft-page-break/>Usage</text:p>
      <text:p text:style-name="Preformatted_20_Text">to_lower(arg), <text:span text:style-name="T161">to_upper(arg)</text:span></text:p>
      <text:p text:style-name="P238">Arguments</text:p>
      <text:p text:style-name="P56"><text:span text:style-name="T76">arg</text:span> – either a string or a stem variable of strings. Non-strings are ignored.</text:p>
      <text:p text:style-name="P237">Output</text:p>
      <text:p text:style-name="P56">A conformable argument of strings. </text:p>
      <text:p text:style-name="P23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9"/>
      <text:h text:style-name="P302" text:outline-level="3"><text:bookmark-start text:name="__RefHeading___Toc517_3277173355"/>replace<text:bookmark-end text:name="__RefHeading___Toc517_3277173355"/></text:h>
      <text:p text:style-name="P235">Description</text:p>
      <text:p text:style-name="P57">Replace every occur<text:span text:style-name="T158">re</text:span>nce of a string by another</text:p>
      <text:p text:style-name="P235">Usage</text:p>
      <text:p text:style-name="Preformatted_20_Text">replace(source, old, new)</text:p>
      <text:p text:style-name="P235">Arguments</text:p>
      <text:p text:style-name="P57"><text:span text:style-name="T76">source</text:span> – the original string or stem of strings</text:p>
      <text:p text:style-name="P57"><text:span text:style-name="T76">old</text:span> – the current string</text:p>
      <text:p text:style-name="P57"><text:span text:style-name="T76">new</text:span> – the new string.</text:p>
      <text:p text:style-name="P5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5">Output</text:p>
      <text:p text:style-name="P235">Examples</text:p>
      <text:p text:style-name="P58">And example with two stem variables and a simple string.</text:p>
      <text:p text:style-name="P168"/>
      <text:p text:style-name="P167"><text:soft-page-break/>sourceStem.rule <text:s/>:= 'One Ring to rule them all’;</text:p>
      <text:p text:style-name="P167">sourceStem.find <text:s/>:= 'One Ring to find them’;</text:p>
      <text:p text:style-name="P167">sourceStem.bring := 'One Ring to bring them all;</text:p>
      <text:p text:style-name="P167">sourceStem.bind <text:s/>:= 'and in the darkness bind them’;</text:p>
      <text:p text:style-name="P167"/>
      <text:p text:style-name="P167">old.all <text:s/>:= 'all’;</text:p>
      <text:p text:style-name="P167">old.One <text:s/>:= 'One’;</text:p>
      <text:p text:style-name="P167">old.bind := 'darkness’;</text:p>
      <text:p text:style-name="P167">old.7 <text:s text:c="3"/>:= 'seven’;</text:p>
      <text:p text:style-name="P167">newValue := 'two’;</text:p>
      <text:p text:style-name="P167">output. := replace(sourceStem., old., newValue);</text:p>
      <text:p text:style-name="P130"/>
      <text:p text:style-name="P130">The resulting output is a stem (becau<text:span text:style-name="T95">s</text:span>e an input is) and in this case it is </text:p>
      <text:p text:style-name="P263">output.bind == 'and in the two bind them’;</text:p>
      <text:p text:style-name="Text_20_body">W<text:span text:style-name="T95">hy is this? Because the only key that the two stems have in common is 'bind’ and that is applied to replace 'darkness’ with the new value of 'two’.</text:span></text:p>
      <text:h text:style-name="P303" text:outline-level="3"><text:bookmark-start text:name="__RefHeading___Toc494_32771733551"/>substring<text:bookmark-end text:name="__RefHeading___Toc494_32771733551"/></text:h>
      <text:p text:style-name="P249">Description</text:p>
      <text:p text:style-name="P131">Return the substring of an argument beginning at the <text:span text:style-name="T5">n</text:span><text:span text:style-name="T27">th position.</text:span></text:p>
      <text:p text:style-name="P249">Usage</text:p>
      <text:p text:style-name="P218">substring(arg, n [,length] [,pad<text:span text:style-name="T159">ding</text:span>])</text:p>
      <text:p text:style-name="P249">Arguments</text:p>
      <text:p text:style-name="Preformatted_20_Text">arg – the string or stem of strings to be acted up</text:p>
      <text:p text:style-name="Text_20_body"><text:span text:style-name="T76">n</text:span> - the start position in each string</text:p>
      <text:p text:style-name="P131"><text:span text:style-name="T75">length</text:span> (optional) – the number of characters to return. Note that if this is omitted, the rest of the string is returned. If it is longer than the length of the string, only the rest of the string is returned <text:span text:style-name="T5">unless</text:span><text:span text:style-name="T27"> the </text:span><text:span text:style-name="T5">pad</text:span><text:span text:style-name="T27"> argument is given.</text:span></text:p>
      <text:p text:style-name="P131"><text:span text:style-name="T85">padding</text:span><text:span text:style-name="T27"> – a string that is used cyclically as the source for padding. </text:span></text:p>
      <text:p text:style-name="P249">Output</text:p>
      <text:p text:style-name="P131">The substring. <text:s/>Notice that this behaves somewhat differently than in some other languages in that it may be used to make results longer than the original argument.</text:p>
      <text:p text:style-name="P249">Examples</text:p>
      <text:p text:style-name="P132">A basic example. Remember that the first index of a string is 0, so <text:span text:style-name="T5">n</text:span><text:span text:style-name="T27"> = 2 means the substring starts on the </text:span><text:span text:style-name="T5">third</text:span><text:span text:style-name="T27"> character.</text:span></text:p>
      <text:p text:style-name="Preformatted_20_Text"><text:s text:c="4"/>a := 'abcd';</text:p>
      <text:p text:style-name="Preformatted_20_Text"><text:s text:c="4"/><text:span text:style-name="T160">say(substring(a,2));</text:span></text:p>
      <text:p text:style-name="P219"><text:soft-page-break/>cd</text:p>
      <text:p text:style-name="P219"/>
      <text:p text:style-name="Text_20_body">To <text:span text:style-name="T160">use the padding feature</text:span></text:p>
      <text:p text:style-name="P219"/>
      <text:p text:style-name="Preformatted_20_Text"><text:s text:c="4"/>say(substring(a,3,10,'.')); <text:s text:c="3"/></text:p>
      <text:p text:style-name="Preformatted_20_Text">d...…</text:p>
      <text:p text:style-name="Preformatted_20_Text"/>
      <text:p text:style-name="P132">And do note that the <text:span text:style-name="T5">padding</text:span><text:span text:style-name="T27">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32">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0">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04" text:outline-level="3"><text:bookmark-start text:name="__RefHeading___Toc659_3277173355"/>tokenize<text:bookmark-end text:name="__RefHeading___Toc659_3277173355"/></text:h>
      <text:p text:style-name="P250">Description</text:p>
      <text:p text:style-name="P83">This will take a string and and delimiter then split the string using the delimiter. </text:p>
      <text:p text:style-name="P250">Usage</text:p>
      <text:p text:style-name="Preformatted_20_Text">tokenize(arg, delimiter)</text:p>
      <text:p text:style-name="P250">Arguments</text:p>
      <text:p text:style-name="P83"><text:span text:style-name="T76">arg</text:span> – either a string or stem of strings</text:p>
      <text:p text:style-name="P250">Output</text:p>
      <text:p text:style-name="P83">If <text:span text:style-name="T5">arg</text:span> is a string, then a list of tokens. If <text:span text:style-name="T5">arg</text:span> is a stem, then a stem of stems. Remember that the keys are preserved if the argument is a stem and a simple list (keys are 0, 1,…) if a string. </text:p>
      <text:p text:style-name="P241">Examples</text:p>
      <text:p text:style-name="P83">A simple example</text:p>
      <text:p text:style-name="P212"><text:s text:c="4"/>say(tokenize('ab,de,ef,',','));</text:p>
      <text:p text:style-name="P212">{0=ab, 1=de, 2=ef}</text:p>
      <text:p text:style-name="P83"/>
      <text:p text:style-name="P83">An example tokenizing a stem variable.</text:p>
      <text:p text:style-name="P212"><text:s text:c="4"/>q.foo := 'asd fgh';</text:p>
      <text:p text:style-name="P212"><text:soft-page-break/><text:s text:c="4"/>q.bar := 'qwe rty';</text:p>
      <text:p text:style-name="P212"><text:s text:c="4"/>say(tokenize(q., ' '));</text:p>
      <text:p text:style-name="P212">{bar={0=qwe, 1=rty}, foo={0=asd, 1=fgh}}</text:p>
      <text:p text:style-name="P83"/>
      <text:p text:style-name="P83">Tokenizer only works on strings. Here is the result of attempting to tokenize an integer.</text:p>
      <text:p text:style-name="P212"><text:s text:c="4"/>say(tokenize(12345, '1'));</text:p>
      <text:p text:style-name="P212">12345</text:p>
      <text:p text:style-name="P212"/>
      <text:p text:style-name="P83">In this case, the argument is returned unchanged. </text:p>
      <text:h text:style-name="P300" text:outline-level="3"><text:bookmark-start text:name="__RefHeading___Toc519_3277173355"/>t<text:span text:style-name="T92">rim</text:span><text:bookmark-end text:name="__RefHeading___Toc519_3277173355"/></text:h>
      <text:p text:style-name="P236">Description</text:p>
      <text:p text:style-name="P51">Trim trailing space from both ends of a string. <text:span text:style-name="T93">One point to note is that since stem variables can contain stem variable, this only operates at the top-level and if you wish to trim included stems you must do so directly. This prevents “predictable but unwanted behavior.”</text:span></text:p>
      <text:p text:style-name="P236">Usage</text:p>
      <text:p text:style-name="Preformatted_20_Text">trim(arg)</text:p>
      <text:p text:style-name="P236">Arguments</text:p>
      <text:p text:style-name="P51">arg is either a string or a stem of strings. This function has no effect on non-strings.</text:p>
      <text:p text:style-name="P236">Output</text:p>
      <text:p text:style-name="P51">A result conformable to its argument.</text:p>
      <text:p text:style-name="P236">Examples</text:p>
      <text:p text:style-name="P51"><text:span text:style-name="T93">An e</text:span>xample </text:p>
      <text:p text:style-name="Preformatted_20_Text"><text:s text:c="4"/>a := ' <text:s text:c="2"/>blanks <text:s text:c="2"/>';</text:p>
      <text:p text:style-name="Preformatted_20_Text">'<text:span text:style-name="T92">blanks’ == </text:span>trim(a);</text:p>
      <text:p text:style-name="Preformatted_20_Text"/>
      <text:p text:style-name="Text_20_body">Another example, using a mixed stem variable.</text:p>
      <text:p text:style-name="P187"/>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text:soft-page-break/>Math functions<text:bookmark-end text:name="__RefHeading___Toc524_3277173355"/></text:h>
      <text:h text:style-name="P305" text:outline-level="3"><text:bookmark-start text:name="__RefHeading___Toc526_3277173355"/>abs<text:bookmark-end text:name="__RefHeading___Toc526_3277173355"/></text:h>
      <text:p text:style-name="P239">Description</text:p>
      <text:p text:style-name="P61">Find the absolute value of a number</text:p>
      <text:p text:style-name="P239">Usage</text:p>
      <text:p text:style-name="Preformatted_20_Text">abs(<text:span text:style-name="T97">arg</text:span>)</text:p>
      <text:p text:style-name="P239">Arguments</text:p>
      <text:p text:style-name="P67"><text:span text:style-name="T76">arg</text:span> – a number or a stem filled with numbers.</text:p>
      <text:p text:style-name="P239">Output</text:p>
      <text:p text:style-name="P66">If a single number, the absolute value of that number. If a stem of numbers, the absolute value of all of them.</text:p>
      <text:p text:style-name="P239">Examples</text:p>
      <text:p text:style-name="P191"><text:s text:c="4"/>say(abs(-123));</text:p>
      <text:p text:style-name="P191">123</text:p>
      <text:p text:style-name="Preformatted_20_Text"/>
      <text:h text:style-name="P306" text:outline-level="3"><text:bookmark-start text:name="__RefHeading___Toc661_3277173355"/>date_ms, date_iso<text:bookmark-end text:name="__RefHeading___Toc661_3277173355"/></text:h>
      <text:p text:style-name="P251">Description</text:p>
      <text:p text:style-name="P86">Compute and convert dates between milliseconds and the ISO 8601 standard format.</text:p>
      <text:p text:style-name="P251">Usage</text:p>
      <text:p text:style-name="Preformatted_20_Text">date_ms(<text:span text:style-name="T162">[arg]</text:span>)</text:p>
      <text:p text:style-name="Preformatted_20_Text">date_iso(<text:span text:style-name="T162">[arg]</text:span>)</text:p>
      <text:p text:style-name="P251">Arguments</text:p>
      <text:p text:style-name="P86">either none, an argument or stem of arguments.</text:p>
      <text:p text:style-name="P133">None:</text:p>
      <text:p text:style-name="P133"><text:span text:style-name="T76">date_ms()</text:span> <text:span text:style-name="T110">returns the current time in milliseconds</text:span></text:p>
      <text:p text:style-name="P86"><text:span text:style-name="T76">date_iso() </text:span>- returns the current time in ISO 8601 format.</text:p>
      <text:p text:style-name="P133">A single argument</text:p>
      <text:p text:style-name="P86"><text:span text:style-name="T76">date_ms(arg)</text:span> -- if <text:span text:style-name="T5">arg</text:span> is in ms, return it, otherwise convert it to ISO format</text:p>
      <text:p text:style-name="P86"><text:soft-page-break/><text:span text:style-name="T76">date_iso(arg) </text:span>– <text:s/>if <text:span text:style-name="T5">arg </text:span>is ISO format, convert it to ms. Otherwise return it.</text:p>
      <text:p text:style-name="P251">Output</text:p>
      <text:p text:style-name="P86">The date in the appropriate format.</text:p>
      <text:p text:style-name="P244">Examples</text:p>
      <text:p text:style-name="P213"><text:s text:c="4"/>say(date_iso());</text:p>
      <text:p text:style-name="P213">2020-01-18T22:10:38.250Z</text:p>
      <text:p text:style-name="P213"/>
      <text:p text:style-name="P213"><text:s text:c="4"/>say(date_ms('2020-01-18T22:10:38.250Z'));</text:p>
      <text:p text:style-name="P213">1579385438250</text:p>
      <text:p text:style-name="P213"/>
      <text:p text:style-name="P193"><text:s text:c="4"/>say(date_ms(1579385438250));</text:p>
      <text:p text:style-name="P193">1579385438250</text:p>
      <text:p text:style-name="P193"/>
      <text:h text:style-name="P307" text:outline-level="3"><text:bookmark-start text:name="__RefHeading___Toc663_3277173355"/>decode_b64<text:bookmark-end text:name="__RefHeading___Toc663_3277173355"/></text:h>
      <text:p text:style-name="P251">Description</text:p>
      <text:p text:style-name="P73">Decode an encoded string. The result will be a simple string, <text:span text:style-name="T103">so if the original is binary, you will see gibberish.</text:span></text:p>
      <text:p text:style-name="P251">Usage</text:p>
      <text:p text:style-name="Preformatted_20_Text">decode_b64(arg)</text:p>
      <text:p text:style-name="P251">Arguments</text:p>
      <text:p text:style-name="P74"><text:span text:style-name="T76">arg</text:span> – may be a string or a stem of strings. Each string will be decoded.</text:p>
      <text:p text:style-name="P251">Output</text:p>
      <text:p text:style-name="P74">The decoded string</text:p>
      <text:p text:style-name="P251">Examples</text:p>
      <text:p text:style-name="Preformatted_20_Text"><text:s text:c="4"/>say(<text:span text:style-name="T104">d</text:span>ecode_b64('VGhlIHF1aWNrIGJyb3duIGZveCBqdW1wcyBvdmVyIHRoZSBsYXp5IGRvZw’);</text:p>
      <text:p text:style-name="Preformatted_20_Text">The quick brown fox jumps over the lazy dog</text:p>
      <text:h text:style-name="P308" text:outline-level="3"><text:bookmark-start text:name="__RefHeading___Toc534_3277173355"/>encode_b64<text:bookmark-end text:name="__RefHeading___Toc534_3277173355"/></text:h>
      <text:p text:style-name="P251">Description</text:p>
      <text:p text:style-name="P71">Encode a string in base 64. The returned string is URL safe.</text:p>
      <text:p text:style-name="P251">Usage</text:p>
      <text:p text:style-name="Preformatted_20_Text">encode_b64(arg)</text:p>
      <text:p text:style-name="P251"><text:soft-page-break/>Arguments</text:p>
      <text:p text:style-name="P72"><text:span text:style-name="T76">arg</text:span> – <text:s/>a string or it may be a stem of strings.</text:p>
      <text:p text:style-name="P251">Output</text:p>
      <text:p text:style-name="P72">If a single argument, it will be base 64 encoded. If a stem, each element will be. Non-strings are not changed.</text:p>
      <text:p text:style-name="P251">Examples</text:p>
      <text:p text:style-name="P213"><text:s text:c="4"/>say(encode_b64('The quick brown fox jumps over the lazy dog’);</text:p>
      <text:p text:style-name="P193">VGhlIHF1aWNrIGJyb3duIGZveCBqdW1wcyBvdmVyIHRoZSBsYXp5IGRvZw</text:p>
      <text:p text:style-name="P193"/>
      <text:h text:style-name="P309" text:outline-level="3"><text:bookmark-start text:name="__RefHeading___Toc665_3277173355"/>from_hex<text:bookmark-end text:name="__RefHeading___Toc665_3277173355"/></text:h>
      <text:p text:style-name="P251">Description</text:p>
      <text:p text:style-name="P76">Take a hexadecimal representation of a string and convert it back</text:p>
      <text:p text:style-name="P251">Usage</text:p>
      <text:p text:style-name="Preformatted_20_Text">from_hex(arg)</text:p>
      <text:p text:style-name="P251">Arguments</text:p>
      <text:p text:style-name="P76"><text:span text:style-name="T76">arg</text:span> -- a hexadecimal string or a stem of them.</text:p>
      <text:p text:style-name="P251">Output</text:p>
      <text:p text:style-name="P76">The string that corresponds to this argument or a stem of them (if the argument was a stem).</text:p>
      <text:p text:style-name="P251">Examples</text:p>
      <text:p text:style-name="P213">say(<text:span text:style-name="T105">from</text:span>_hex('54686520717569636b2062726f776e20666f78206a756d7073206f76657220746865206c617a7920646f67'));</text:p>
      <text:p text:style-name="P193">The quick brown fox jumps over the lazy dog</text:p>
      <text:h text:style-name="P310" text:outline-level="3"><text:bookmark-start text:name="__RefHeading___Toc667_3277173355"/>hash<text:bookmark-end text:name="__RefHeading___Toc667_3277173355"/></text:h>
      <text:p text:style-name="P251">Description</text:p>
      <text:p text:style-name="P69">Calculates the SHA-1 digest of the arguments and returns the value as a hex string. <text:span text:style-name="T162">This means that the result is a fixed 20 byte result (and the resulting output is a hexadecimal string exactly 40 characters long, regardless of the size of the input string). This is used in various cryptographic applications.</text:span></text:p>
      <text:p text:style-name="P251">Usage</text:p>
      <text:p text:style-name="Preformatted_20_Text">hash(arg)</text:p>
      <text:p text:style-name="P251"><text:soft-page-break/>Arguments</text:p>
      <text:p text:style-name="P69"><text:span text:style-name="T76">arg</text:span> – either a single string or a stem of strings.</text:p>
      <text:p text:style-name="P251">Output</text:p>
      <text:p text:style-name="P70">A hex string <text:span text:style-name="T162">that is the hash</text:span>. <text:span text:style-name="T162">Note that while this is a hex string, it is most emphatically not the same as the output from the </text:span><text:span text:style-name="T80">to_hex</text:span><text:span text:style-name="T162"> function.</text:span> </text:p>
      <text:p text:style-name="P251">Examples</text:p>
      <text:p text:style-name="Preformatted_20_Text"><text:s text:c="4"/>say(hash('the quick brown fox jumps over the lazy dog’));</text:p>
      <text:p text:style-name="P213">2fd<text:span text:style-name="T102">4e1c67a2d28fced849ee1bb76e7391b93eb12</text:span></text:p>
      <text:p text:style-name="P193"/>
      <text:p text:style-name="P193"><text:s text:c="4"/>say(hash('the quick brown fox jumps over the lazy do');</text:p>
      <text:p text:style-name="P193">6186ce3119913cfabfe4b7952ba765b132948dd2</text:p>
      <text:p text:style-name="P193"/>
      <text:p text:style-name="P133">A point to make about SHA-1 hashes is that even a tiny change in the input completely changes the output in very hard to guess ways. This is what makes them so useful.</text:p>
      <text:h text:style-name="P311" text:outline-level="3"><text:bookmark-start text:name="__RefHeading___Toc558_3277173355"/>mod<text:bookmark-end text:name="__RefHeading___Toc558_3277173355"/></text:h>
      <text:p text:style-name="P243">Description</text:p>
      <text:p text:style-name="P84">Compute the modulus, <text:span text:style-name="T5">i.e.</text:span><text:span text:style-name="T27">, the remainder after long division, of two integer. <text:s/></text:span><text:span text:style-name="T29">Since there are currently only integers as allowed numbers, this is needed in cases where the remainder is required.</text:span></text:p>
      <text:p text:style-name="P243">Usage</text:p>
      <text:p text:style-name="Preformatted_20_Text">mod(a,b)</text:p>
      <text:p text:style-name="P243">Arguments</text:p>
      <text:p text:style-name="P85">a and b may be either scalars or stems. </text:p>
      <text:p text:style-name="P243">Output</text:p>
      <text:p text:style-name="P242">Examples</text:p>
      <text:p text:style-name="P84">To compute the simple remainder</text:p>
      <text:p text:style-name="Preformatted_20_Text"><text:s text:c="4"/>say(mod(27,4));</text:p>
      <text:p text:style-name="Preformatted_20_Text">3</text:p>
      <text:p text:style-name="P84">And sure enough 27/4 = 6 with a remainder of <text:span text:style-name="T2">3</text:span><text:span text:style-name="T17">.</text:span></text:p>
      <text:p text:style-name="P157">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62"><text:soft-page-break/></text:p>
      <text:p text:style-name="P84">In this case, since 20 is even<text:span text:style-name="T109">l</text:span>y divisible by 4, the <text:span text:style-name="T108">modulus (aka </text:span>remainder<text:span text:style-name="T108">) </text:span>is 0.</text:p>
      <text:h text:style-name="P312" text:outline-level="3"><text:bookmark-start text:name="__RefHeading___Toc528_3277173355"/>random<text:bookmark-end text:name="__RefHeading___Toc528_3277173355"/></text:h>
      <text:p text:style-name="P239">Description</text:p>
      <text:p text:style-name="P65">Generate either a single signed 64 bit random number (no argument) or a list of them.</text:p>
      <text:p text:style-name="P239">Usage</text:p>
      <text:p text:style-name="Preformatted_20_Text">random(<text:span text:style-name="T157">[n]</text:span>)</text:p>
      <text:p text:style-name="P239">Arguments</text:p>
      <text:p text:style-name="P64"><text:span text:style-name="T81">number</text:span><text:span text:style-name="T96"> (optional) -- the number of random values you want to generate.</text:span></text:p>
      <text:p text:style-name="P239">Output</text:p>
      <text:p text:style-name="P63">If there is no argument, a single random 64 bit number. If there is a number, <text:span text:style-name="T5">n</text:span>, <text:s/>supplied. Then a stem variable with indices 0,1,… n-1 containing 64 bit integers.</text:p>
      <text:p text:style-name="P239">Examples</text:p>
      <text:p text:style-name="P190"><text:s text:c="4"/>say(random());</text:p>
      <text:p text:style-name="P190">8781275837297675785</text:p>
      <text:p text:style-name="P190"/>
      <text:p text:style-name="P220"><text:s text:c="4"/>var. := random(5);</text:p>
      <text:p text:style-name="P220"><text:s text:c="4"/>say(var.);</text:p>
      <text:p text:style-name="P221">{0=992008599211413363, </text:p>
      <text:p text:style-name="P221"><text:s/>1=-923325524698236965, </text:p>
      <text:p text:style-name="P221"><text:s/>2=-538113564003975731, </text:p>
      <text:p text:style-name="P221"><text:s/>3=4402717987856179625, </text:p>
      <text:p text:style-name="P221"><text:s/>4=-7602891879941326663}</text:p>
      <text:p text:style-name="P221"/>
      <text:p text:style-name="Text_20_body">Here is an example of generating a list of 10 random numbers between <text:span text:style-name="T177">1</text:span> and 10:</text:p>
      <text:p text:style-name="P232"/>
      <text:p text:style-name="P233"><text:s text:c="2"/>x. := 1+ abs(mod(random(10),11));</text:p>
      <text:p text:style-name="P233"><text:s text:c="2"/>say(x.);</text:p>
      <text:p text:style-name="P233">{0=4, 1=2, 2=5, 3=2, 4=5, 5=10, 6=9, 7=5, 8=9, 9=1}</text:p>
      <text:h text:style-name="P313" text:outline-level="3"><text:bookmark-start text:name="__RefHeading___Toc740_3277173355"/>random_string<text:bookmark-end text:name="__RefHeading___Toc740_3277173355"/></text:h>
      <text:p text:style-name="P239">Description</text:p>
      <text:p text:style-name="P68">Generate a random hex<text:span text:style-name="T163">adecimal</text:span> string. <text:s/></text:p>
      <text:p text:style-name="P239">Usage</text:p>
      <text:p text:style-name="Preformatted_20_Text">random_string(n)</text:p>
      <text:p text:style-name="P239"><text:soft-page-break/>Arguments</text:p>
      <text:p text:style-name="P68"><text:span text:style-name="T76">n</text:span> (optional) – gives the size in bytes. The default is 16 bytes = 128 bits.</text:p>
      <text:p text:style-name="P239">Output</text:p>
      <text:p text:style-name="P68">A string in hex format, all upper case.</text:p>
      <text:p text:style-name="P239">Examples</text:p>
      <text:p text:style-name="Preformatted_20_Text"><text:s text:c="4"/>say(random_string(32));</text:p>
      <text:p text:style-name="Preformatted_20_Text">62CED96178F273D6CB7AF48996C2A3884FDA51A43146144D459B9A2412E91B7</text:p>
      <text:h text:style-name="P314" text:outline-level="3"><text:bookmark-start text:name="__RefHeading___Toc538_3277173355"/>to_hex<text:bookmark-end text:name="__RefHeading___Toc538_3277173355"/></text:h>
      <text:p text:style-name="P239">Description</text:p>
      <text:p text:style-name="P75">Convert a string to its hexadecimal representation</text:p>
      <text:p text:style-name="P239">Usage</text:p>
      <text:p text:style-name="Preformatted_20_Text">to_hex(arg)</text:p>
      <text:p text:style-name="P239">Arguments</text:p>
      <text:p text:style-name="P75"><text:span text:style-name="T76">arg</text:span> – a string or a stem of strings. </text:p>
      <text:p text:style-name="P239">Output</text:p>
      <text:p text:style-name="P75">A string that is the hexadecimal representation of the underlying bytes for the string.</text:p>
      <text:p text:style-name="P239">Examples</text:p>
      <text:p text:style-name="P189"><text:s text:c="4"/>say(to_hex('The quick brown fox jumps over the lazy dog'));</text:p>
      <text:p text:style-name="P189">54686520717569636b2062726f776e20666f78206a756d7073206f76657220746865206c617a7920646f67</text:p>
      <text:h text:style-name="P315" text:outline-level="3"/>
      <text:h text:style-name="Heading_20_2" text:outline-level="2"><text:bookmark-start text:name="__RefHeading___Toc562_3277173355"/><text:span text:style-name="T149">Stem specific </text:span>functions<text:bookmark-end text:name="__RefHeading___Toc562_3277173355"/></text:h>
      <text:h text:style-name="P325" text:outline-level="3">box</text:h>
      <text:p text:style-name="Heading">Description</text:p>
      <text:p text:style-name="P277">Take any set of variables and turn them in to a stem, their names becoming the keys. This removes them from the symbol table so the only access afterwards is as part of the stem. <text:span text:style-name="T182">See the function </text:span><text:span text:style-name="T9">unbox</text:span><text:span text:style-name="T41"> for the inverse of this.</text:span></text:p>
      <text:p text:style-name="Heading"><text:soft-page-break/>Usage</text:p>
      <text:p text:style-name="Preformatted_20_Text">box(var0, var1, …);</text:p>
      <text:p text:style-name="Heading">Arguments</text:p>
      <text:p text:style-name="P278">There must be at least on argument. The arguments are variables that have been defined. These will be put in to a stem and removed from the symbol table.</text:p>
      <text:p text:style-name="Heading">Ouput</text:p>
      <text:p text:style-name="P278">A <text:span text:style-name="T5">true</text:span><text:span text:style-name="T27">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1">)vars</text:span></text:p>
      <text:p text:style-name="Preformatted_20_Text">c.</text:p>
      <text:p text:style-name="Preformatted_20_Text"/>
      <text:h text:style-name="P320" text:outline-level="3"/>
      <text:h text:style-name="P291" text:outline-level="3"><text:bookmark-start text:name="__RefHeading___Toc669_3277173355"/>exclude_keys<text:bookmark-end text:name="__RefHeading___Toc669_3277173355"/></text:h>
      <text:p text:style-name="P252">Description</text:p>
      <text:p text:style-name="P127">Remove a set of keys from a stem.</text:p>
      <text:p text:style-name="P252">Usage</text:p>
      <text:p text:style-name="Preformatted_20_Text">exclude_keys(stem1,, stem2.)</text:p>
      <text:p text:style-name="P252">Arguments</text:p>
      <text:p text:style-name="P127"><text:span text:style-name="T76">stem1.</text:span> = the target of this operation.</text:p>
      <text:p text:style-name="P127"><text:span text:style-name="T78">s</text:span><text:span text:style-name="T76">tem2. </text:span>= a list of keys to be removed. <text:span text:style-name="T156">Note that the </text:span><text:span text:style-name="T7">values</text:span><text:span text:style-name="T35"> of this stem are what are to be removed from the target. </text:span><text:span text:style-name="T36">There is no assumption that the keys of stem2 are integers, for instance. </text:span></text:p>
      <text:p text:style-name="P252">Output</text:p>
      <text:p text:style-name="P128">A new stem that contains none of the keys in stem2.</text:p>
      <text:p text:style-name="P252">Examples</text:p>
      <text:p text:style-name="Preformatted_20_Text"><text:s text:c="4"/>a.foo := 'q';</text:p>
      <text:p text:style-name="Preformatted_20_Text"><text:s text:c="4"/>a.bar := 'w';</text:p>
      <text:p text:style-name="Preformatted_20_Text"><text:s text:c="4"/>b.w := 42;</text:p>
      <text:p text:style-name="Preformatted_20_Text"><text:soft-page-break/><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2"><text:s text:c="4"/>a.bind := 'and in the darkness bind them';</text:p>
      <text:p text:style-name="P222"/>
      <text:p text:style-name="Preformatted_20_Text"><text:s text:c="4"/>list.0 := 'rule';</text:p>
      <text:p text:style-name="Preformatted_20_Text"><text:s text:c="4"/>list.1 := 'bring';</text:p>
      <text:p text:style-name="Preformatted_20_Text"/>
      <text:p text:style-name="Preformatted_20_Text"><text:s text:c="4"/>say(exclude_keys(a., list.));</text:p>
      <text:p text:style-name="P222">{bind=and in the darkness bind them, </text:p>
      <text:p text:style-name="P222"><text:s/>find=One Ring to find them}</text:p>
      <text:h text:style-name="P316" text:outline-level="3"><text:bookmark-start text:name="__RefHeading___Toc542_3277173355"/><text:span text:style-name="T149">get_</text:span>keys<text:bookmark-end text:name="__RefHeading___Toc542_3277173355"/></text:h>
      <text:p text:style-name="P239">Description</text:p>
      <text:p text:style-name="P77">Return a list of the keys for a given stem variable.</text:p>
      <text:p text:style-name="P239">Usage</text:p>
      <text:p text:style-name="Preformatted_20_Text"><text:span text:style-name="T149">get_</text:span>keys(arg.)</text:p>
      <text:p text:style-name="P239">Arguments</text:p>
      <text:p text:style-name="P77">A stem variable. Remember that the entire stem is referenced by just the head + “.” </text:p>
      <text:p text:style-name="P239">Output</text:p>
      <text:p text:style-name="P77">A list of keys where the new keys are cardinals and the values are the keys in the original stem.</text:p>
      <text:p text:style-name="P239">Examples</text:p>
      <text:p text:style-name="P78">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8"/>
      <text:p text:style-name="P78">and you issue </text:p>
      <text:p text:style-name="Preformatted_20_Text">var. := <text:span text:style-name="T149">get_</text:span>keys(sourceStem.);</text:p>
      <text:p text:style-name="P78"/>
      <text:p text:style-name="P78">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9"><text:soft-page-break/>Note<text:span text:style-name="T17"> that there is no canonical order to keys, </text:span><text:span text:style-name="T19">so the keys to </text:span><text:span text:style-name="T86">sourceStem.</text:span><text:span text:style-name="T19"> Can appear in any order in the result.</text:span></text:p>
      <text:p text:style-name="P80"><text:span text:style-name="T19">A</text:span><text:span text:style-name="T17">nother example. </text:span></text:p>
      <text:p text:style-name="P158">Let us say that you got the above key set. How might you use it? In a loop:</text:p>
      <text:p text:style-name="Preformatted_20_Text">while[</text:p>
      <text:p text:style-name="Preformatted_20_Text"><text:s text:c="3"/><text:span text:style-name="T149">for_keys</text:span>(<text:span text:style-name="T149">j, </text:span>var.)</text:p>
      <text:p text:style-name="Preformatted_20_Text">]do[</text:p>
      <text:p text:style-name="Preformatted_20_Text"><text:s text:c="3"/>sourceStem.var.j // … do stuff with this</text:p>
      <text:p text:style-name="Preformatted_20_Text">]</text:p>
      <text:p text:style-name="P158">which loops through all the values in source stem.</text:p>
      <text:h text:style-name="P291" text:outline-level="3"><text:bookmark-start text:name="__RefHeading___Toc671_3277173355"/>has_keys<text:bookmark-end text:name="__RefHeading___Toc671_3277173355"/></text:h>
      <text:p text:style-name="P252">Description</text:p>
      <text:p text:style-name="P134">Check is a list of keys is in a target stem.</text:p>
      <text:p text:style-name="P252">Usage</text:p>
      <text:p text:style-name="Preformatted_20_Text">has_keys(target., list.)</text:p>
      <text:p text:style-name="P252">Arguments</text:p>
      <text:p text:style-name="P134"><text:span text:style-name="T76">target. </text:span>– the target of this operation</text:p>
      <text:p text:style-name="P134"><text:span text:style-name="T76">list.</text:span> – a list of keys.</text:p>
      <text:p text:style-name="P252">Output</text:p>
      <text:p text:style-name="P134">A boolean list with <text:span text:style-name="T5">true</text:span><text:span text:style-name="T27"> as the value if the target contains the key and </text:span><text:span text:style-name="T5">false</text:span><text:span text:style-name="T27"> if it does not.</text:span></text:p>
      <text:p text:style-name="P259">Examples</text:p>
      <text:p text:style-name="P81"><text:span text:style-name="T17">Just because it is easy to do, I am going to make a stem filled with 5 random integers, then a list of 10 indices. Obviously only the first 5 indices in </text:span><text:span text:style-name="T14">w.</text:span><text:span text:style-name="T43"> will be in </text:span><text:span text:style-name="T14">var.</text:span><text:span text:style-name="T4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91" text:outline-level="3"><text:bookmark-start text:name="__RefHeading___Toc673_3277173355"/>include_keys<text:bookmark-end text:name="__RefHeading___Toc673_3277173355"/></text:h>
      <text:p text:style-name="P252">Description</text:p>
      <text:p text:style-name="P135">Take a stem, <text:span text:style-name="T5">a.</text:span> and a list of indices, <text:span text:style-name="T5">list.</text:span><text:span text:style-name="T27"> </text:span><text:s/>and return the values of <text:span text:style-name="T5">a.</text:span><text:span text:style-name="T27"> that have the same indices as </text:span><text:span text:style-name="T5">list.</text:span></text:p>
      <text:p text:style-name="P252"><text:soft-page-break/>Usage</text:p>
      <text:p text:style-name="Preformatted_20_Text">include_keys(var., list.)</text:p>
      <text:p text:style-name="P252">Arguments</text:p>
      <text:p text:style-name="P135">var. – a stem</text:p>
      <text:p text:style-name="P135">list. - a list of keys. These will be the keys of the result, <text:span text:style-name="T5">var.</text:span><text:span text:style-name="T27"> will supply the values.</text:span></text:p>
      <text:p text:style-name="P252">Output</text:p>
      <text:p text:style-name="P136">A stem with the keys from the <text:span text:style-name="T5">list.</text:span><text:span text:style-name="T27"> </text:span><text:span text:style-name="T37">a</text:span><text:span text:style-name="T27">nd the corresponding values from the </text:span><text:span text:style-name="T5">var.</text:span></text:p>
      <text:p text:style-name="P25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2"><text:s text:c="4"/>a.bind := 'and in the darkness bind them';</text:p>
      <text:p text:style-name="P222"/>
      <text:p text:style-name="Preformatted_20_Text"><text:s text:c="4"/>list.0 := 'rule';</text:p>
      <text:p text:style-name="Preformatted_20_Text"><text:s text:c="4"/>list.1 := 'bring';</text:p>
      <text:p text:style-name="Preformatted_20_Text"/>
      <text:p text:style-name="Preformatted_20_Text"><text:s text:c="4"/>say(include_keys(a., list.));</text:p>
      <text:p text:style-name="P222">{bring=One Ring to bring them all, </text:p>
      <text:p text:style-name="P222"><text:s/>rule=One Ring to rule them all}</text:p>
      <text:h text:style-name="P317" text:outline-level="3"><text:bookmark-start text:name="__RefHeading___Toc675_3277173355"/>mask<text:bookmark-end text:name="__RefHeading___Toc675_3277173355"/></text:h>
      <text:p text:style-name="P252">Description</text:p>
      <text:p text:style-name="P95">Take a boolean mask of a stem.</text:p>
      <text:p text:style-name="P252">Usage</text:p>
      <text:p text:style-name="P214">mask(target. bit_stem.)</text:p>
      <text:p text:style-name="P95"/>
      <text:p text:style-name="P252">Arguments</text:p>
      <text:p text:style-name="P95">target – the stem variable to acted upon.</text:p>
      <text:p text:style-name="P95">bit_mask – a stem variable with the same keys as target and boolean values. If the value is <text:span text:style-name="T2">true</text:span><text:span text:style-name="T17"> then the entry is kept in the result and if </text:span><text:span text:style-name="T2">false</text:span><text:span text:style-name="T17"> it is not. Note that if there are missing keys then these will not be returned either (so subsetting is still in effect), essentially making them equivalent to </text:span><text:span text:style-name="T2">false</text:span><text:span text:style-name="T17"> entries.</text:span></text:p>
      <text:p text:style-name="P252">Output</text:p>
      <text:p text:style-name="P95">A subset of the target.</text:p>
      <text:p text:style-name="P252"><text:soft-page-break/>Examples</text:p>
      <text:p text:style-name="P214"><text:s text:c="4"/>header.transport := 'ssl’;</text:p>
      <text:p text:style-name="P214"><text:s text:c="4"/>header.<text:span text:style-name="T124">iss := 'OA4MP_agent’</text:span><text:span text:style-name="T125">;</text:span></text:p>
      <text:p text:style-name="P214"><text:s text:c="4"/>header.<text:span text:style-name="T124">idp := 'http://oa4mp.org/idp/secure’</text:span><text:span text:style-name="T125">;</text:span></text:p>
      <text:p text:style-name="P214"><text:s text:c="4"/>header.<text:span text:style-name="T124">login_allowed := 'true’</text:span><text:span text:style-name="T125">;</text:span></text:p>
      <text:p text:style-name="P229"><text:s text:c="4"/>// case insensitive match </text:p>
      <text:p text:style-name="P214"><text:s text:c="4"/>header. := mask(header., !contains(header., 'oa4mp’, <text:span text:style-name="T126">false</text:span>)); </text:p>
      <text:p text:style-name="P214"><text:s text:c="4"/>// This removes every entry containing 'oa4mp’</text:p>
      <text:p text:style-name="P198"><text:s text:c="4"/>say(size(header.);</text:p>
      <text:p text:style-name="P231">2</text:p>
      <text:p text:style-name="P231"/>
      <text:h text:style-name="P291" text:outline-level="3"><text:bookmark-start text:name="__RefHeading___Toc679_3277173355"/>rename_keys<text:bookmark-end text:name="__RefHeading___Toc679_3277173355"/></text:h>
      <text:p text:style-name="P252">Description</text:p>
      <text:p text:style-name="P163">Rename the keys in a stem.</text:p>
      <text:p text:style-name="P252">Usage</text:p>
      <text:p text:style-name="Preformatted_20_Text">rename_keys(target., <text:span text:style-name="T179">new_keys</text:span>.);</text:p>
      <text:p text:style-name="P252">Arguments</text:p>
      <text:p text:style-name="P163">target. - the stem to be altered</text:p>
      <text:p text:style-name="P163">new_keys. - a stem of keys. The keys in it are the ones in target. To be altererd to their values.</text:p>
      <text:p text:style-name="P252">Output</text:p>
      <text:p text:style-name="P164">A new stem whose keys have been altered as per the second list.</text:p>
      <text:p text:style-name="P26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30"><text:s text:c="2"/>rename_keys(a., key_list.)</text:p>
      <text:p text:style-name="P230"><text:s text:c="2"/>say(a.);</text:p>
      <text:p text:style-name="P230">{a=42, b=43, woof=44}</text:p>
      <text:p text:style-name="P160"/>
      <text:p text:style-name="P160">Note that since this changes the keys in the target., the key_list. <text:span text:style-name="T180">The key_list. Should be at least contained in the target or there will be an error</text:span>. <text:s/><text:span text:style-name="T180">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oft-page-break/><text:s text:c="2"/>say(a.); <text:s/></text:p>
      <text:p text:style-name="Preformatted_20_Text">{a=42, b=43, baz=44}</text:p>
      <text:h text:style-name="P291" text:outline-level="3"><text:bookmark-start text:name="__RefHeading___Toc681_3277173355"/>set_default<text:bookmark-end text:name="__RefHeading___Toc681_3277173355"/></text:h>
      <text:p text:style-name="P252">Description</text:p>
      <text:p text:style-name="P16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2">Usage</text:p>
      <text:p text:style-name="Preformatted_20_Text">set_default(target., scalar);</text:p>
      <text:p text:style-name="P252">Arguments</text:p>
      <text:p text:style-name="P165">target. – the stem </text:p>
      <text:p text:style-name="P165">scalar – the default value</text:p>
      <text:p text:style-name="P252">Output</text:p>
      <text:p text:style-name="P165">This returns the default value set.</text:p>
      <text:p text:style-name="P260">Examples</text:p>
      <text:p text:style-name="Preformatted_20_Text"><text:s text:c="2"/>set_default(x., 1);</text:p>
      <text:p text:style-name="Preformatted_20_Text"><text:s text:c="2"/>say(x.);</text:p>
      <text:p text:style-name="Preformatted_20_Text">{}</text:p>
      <text:p text:style-name="Text_20_body"/>
      <text:p text:style-name="P165">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5">And if we needed to access a value of x. that has not been set</text:p>
      <text:p text:style-name="Preformatted_20_Text"><text:s text:c="2"/>say(x.1);</text:p>
      <text:p text:style-name="Preformatted_20_Text">1</text:p>
      <text:p text:style-name="Text_20_body"/>
      <text:p text:style-name="P165">Just to emphasize, default values are not used in most stem operations.</text:p>
      <text:p text:style-name="P165"/>
      <text:p text:style-name="Preformatted_20_Text"><text:s text:c="2"/>say(get_keys(x.));</text:p>
      <text:p text:style-name="Preformatted_20_Text">{0=0}</text:p>
      <text:p text:style-name="P161"/>
      <text:h text:style-name="P291" text:outline-level="3"><text:bookmark-start text:name="__RefHeading___Toc683_3277173355"/><text:soft-page-break/>size<text:bookmark-end text:name="__RefHeading___Toc683_3277173355"/></text:h>
      <text:p text:style-name="P252">Description</text:p>
      <text:p text:style-name="P142">Return the size of the argument</text:p>
      <text:p text:style-name="P252">Usage</text:p>
      <text:p text:style-name="Preformatted_20_Text">size(var)</text:p>
      <text:p text:style-name="P252">Arguments</text:p>
      <text:p text:style-name="P143"><text:span text:style-name="T76">var</text:span> – any variable or argument</text:p>
      <text:p text:style-name="P252">Output</text:p>
      <text:p text:style-name="P143">This varies. </text:p>
      <text:list xml:id="list982830719" text:style-name="L5">
        <text:list-item>
          <text:p text:style-name="P276"><text:span text:style-name="T165">st</text:span>em – the number of keys (this does not <text:s/>check if there are stems as values)</text:p>
        </text:list-item>
        <text:list-item>
          <text:p text:style-name="P276">string – the length of the string</text:p>
        </text:list-item>
        <text:list-item>
          <text:p text:style-name="P276">boolean, integer, decimal – zero, since these are scalars.</text:p>
        </text:list-item>
      </text:list>
      <text:p text:style-name="P260">Examples</text:p>
      <text:p text:style-name="Preformatted_20_Text"><text:s text:c="4"/>say(size(42));</text:p>
      <text:p text:style-name="Preformatted_20_Text">0</text:p>
      <text:p text:style-name="Preformatted_20_Text"><text:s text:c="4"/>say(size('abcd'));</text:p>
      <text:p text:style-name="Preformatted_20_Text">4</text:p>
      <text:h text:style-name="P318" text:outline-level="3"><text:bookmark-start text:name="__RefHeading___Toc564_3277173355"/>indices<text:bookmark-end text:name="__RefHeading___Toc564_3277173355"/></text:h>
      <text:p text:style-name="P240">Description</text:p>
      <text:p text:style-name="P82">Make a li<text:span text:style-name="T111">s</text:span>t of in<text:span text:style-name="T111">d</text:span>i<text:span text:style-name="T120">c</text:span>es. This is very useful in conjunction with looping.</text:p>
      <text:p text:style-name="P240">Usage</text:p>
      <text:p text:style-name="Preformatted_20_Text"><text:span text:style-name="T111">indices</text:span>(arg);</text:p>
      <text:p text:style-name="P240">Arguments</text:p>
      <text:p text:style-name="P82"><text:span text:style-name="T76">arg</text:span> is a number. This will be the size of the resulting index set.</text:p>
      <text:p text:style-name="P240">Output</text:p>
      <text:p text:style-name="P82">A stem variable whose keys are the integers and whose entries are the same. </text:p>
      <text:p text:style-name="P240">Examples</text:p>
      <text:p text:style-name="Preformatted_20_Text">x. := <text:span text:style-name="T111">indices</text:span>(3);</text:p>
      <text:p text:style-name="Preformatted_20_Text"><text:soft-page-break/></text:p>
      <text:p text:style-name="P82">results in </text:p>
      <text:p text:style-name="Preformatted_20_Text">x.0 == 0</text:p>
      <text:p text:style-name="Preformatted_20_Text">x.1 == 1</text:p>
      <text:p text:style-name="Preformatted_20_Text">x.2 == 2</text:p>
      <text:p text:style-name="P82"/>
      <text:p text:style-name="P82">So a common pattern is</text:p>
      <text:p text:style-name="P192">while[ </text:p>
      <text:p text:style-name="P192"><text:s text:c="4"/><text:span text:style-name="T149">for_keys</text:span>(<text:span text:style-name="T106">j, x.</text:span>)</text:p>
      <text:p text:style-name="Preformatted_20_Text"><text:s text:c="2"/>]do[</text:p>
      <text:p text:style-name="Preformatted_20_Text"><text:s text:c="4"/>myStem.j := // other stuff</text:p>
      <text:p text:style-name="Preformatted_20_Text"><text:s text:c="4"/>// <text:span text:style-name="T107">myStem.x.j is an equivalent reference.</text:span></text:p>
      <text:p text:style-name="Preformatted_20_Text">]</text:p>
      <text:p text:style-name="Preformatted_20_Text"/>
      <text:h text:style-name="P291" text:outline-level="3"><text:bookmark-start text:name="__RefHeading___Toc685_3277173355"/>to_list<text:bookmark-end text:name="__RefHeading___Toc685_3277173355"/></text:h>
      <text:p text:style-name="P252">Description</text:p>
      <text:p text:style-name="P144">Take an arbitrary list of things and put them all in to a stem list.</text:p>
      <text:p text:style-name="P252">Usage</text:p>
      <text:p text:style-name="Preformatted_20_Text">to_list(arg0,arg1,arg2,…)</text:p>
      <text:p text:style-name="P252">Arguments</text:p>
      <text:p text:style-name="P144">Any number of arguments of any type are allowed, including stems.</text:p>
      <text:p text:style-name="P252">Output</text:p>
      <text:p text:style-name="P144">A stem list</text:p>
      <text:p text:style-name="P252">Examples</text:p>
      <text:p text:style-name="P144">In this example, a few values are given, including a stem that is made with the <text:span text:style-name="T5">indices</text:span><text:span text:style-name="T27">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unbox</text:h>
      <text:p text:style-name="Heading">Description</text:p>
      <text:p text:style-name="P278">Takes a stem variable <text:span text:style-name="T183">and splits it up, turning each key in to a variable. Note that this worls only as long as the keys are valid variable names.</text:span></text:p>
      <text:p text:style-name="Heading"><text:soft-page-break/>Usage</text:p>
      <text:p text:style-name="Preformatted_20_Text">unbox(stem.);</text:p>
      <text:p text:style-name="Heading">Arguments</text:p>
      <text:p text:style-name="P279">stem. - the stem to unbox</text:p>
      <text:p text:style-name="Heading">Ouput</text:p>
      <text:p text:style-name="P279">A <text:span text:style-name="T5">true</text:span><text:span text:style-name="T27"> if the result worked.</text:span></text:p>
      <text:p text:style-name="Heading">Examples</text:p>
      <text:p text:style-name="P326"><text:s text:c="2"/>a. := -5 + indices(5);</text:p>
      <text:p text:style-name="P326"><text:s text:c="2"/>b. := 5 + indices(5); <text:s/></text:p>
      <text:p text:style-name="P326"><text:s text:c="2"/>c. := box(a., b.);</text:p>
      <text:p text:style-name="P326"><text:s text:c="4"/><text:span text:style-name="T181">)vars</text:span></text:p>
      <text:p text:style-name="P326">c.</text:p>
      <text:p text:style-name="P326"><text:s text:c="2"/>unbox(c.); <text:s text:c="12"/></text:p>
      <text:p text:style-name="P326"><text:s text:c="2"/>)vars</text:p>
      <text:p text:style-name="P326">a., b.</text:p>
      <text:h text:style-name="P322" text:outline-level="3">Union</text:h>
      <text:p text:style-name="Heading">Description</text:p>
      <text:p text:style-name="P280">Take a set of stems and put them all together in to a single stem</text:p>
      <text:p text:style-name="Heading">Usage</text:p>
      <text:p text:style-name="Preformatted_20_Text">union(stem1., stem2., ,,,);</text:p>
      <text:p text:style-name="Heading">Arguments</text:p>
      <text:p text:style-name="P280">The arguments are either stems or variables that point to stems.</text:p>
      <text:p text:style-name="Heading">Output</text:p>
      <text:p text:style-name="P280">The ourput is a new stem that contains all of the keys. Note that if there are multiple keys then the <text:span text:style-name="T5">last</text:span><text:span text:style-name="T27"> argument with that key is what is set. </text:span><text:span text:style-name="T42">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text:soft-page-break/></text:p>
      <text:p text:style-name="P281"><text:span text:style-name="T184">Note that in this example these stems have some keys contained in the previous one. </text:span></text:p>
      <text:h text:style-name="Heading_20_2" text:outline-level="2"><text:bookmark-start text:name="__RefHeading___Toc708_3277173355"/>Input and output<text:bookmark-end text:name="__RefHeading___Toc708_3277173355"/></text:h>
      <text:h text:style-name="P296" text:outline-level="3"><text:bookmark-start text:name="__RefHeading___Toc572_3277173355"/><text:span text:style-name="T186">p</text:span>rint, say<text:bookmark-end text:name="__RefHeading___Toc572_3277173355"/></text:h>
      <text:p text:style-name="P240">Description</text:p>
      <text:p text:style-name="P145">Print out the argument to the console. The two functions <text:span text:style-name="T5">say</text:span><text:span text:style-name="T27"> and </text:span><text:span text:style-name="T5">print</text:span><text:span text:style-name="T27"> are synonyms. Use whichever you prefer for readability. </text:span></text:p>
      <text:p text:style-name="P240">Usage</text:p>
      <text:p text:style-name="Preformatted_20_Text">say(arg) </text:p>
      <text:p text:style-name="Preformatted_20_Text">print(arg)</text:p>
      <text:p text:style-name="P240">Arguments</text:p>
      <text:p text:style-name="Preformatted_20_Text">arg – anything.</text:p>
      <text:p text:style-name="P240">Output</text:p>
      <text:p text:style-name="P145">The printed representation of the argument <text:span text:style-name="T4">and</text:span><text:span text:style-name="T23"> the </text:span><text:span text:style-name="T26">value returned is </text:span><text:span text:style-name="T23">whatever was printed (so you can embed it in other statements – a very useful debugging trick.)</text:span></text:p>
      <text:p text:style-name="P240">Examples</text:p>
      <text:p text:style-name="P145">The momentous entire “Hello World” program in QDL:</text:p>
      <text:p text:style-name="Preformatted_20_Text"><text:s text:c="3"/>say(‘Hello World’);</text:p>
      <text:p text:style-name="Preformatted_20_Text">Hello World</text:p>
      <text:p text:style-name="Preformatted_20_Text"/>
      <text:p text:style-name="P152">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5"/>
      <text:p text:style-name="P152">Here is an example of how to use this to intercept and print out an intermediate result, </text:p>
      <text:p text:style-name="Preformatted_20_Text"><text:s text:c="4"/>a := say(432 + 15);</text:p>
      <text:p text:style-name="Preformatted_20_Text">447</text:p>
      <text:h text:style-name="P296" text:outline-level="3"><text:bookmark-start text:name="__RefHeading___Toc710_3277173355"/>read_file<text:bookmark-end text:name="__RefHeading___Toc710_3277173355"/></text:h>
      <text:p text:style-name="P255">Description</text:p>
      <text:p text:style-name="P145">Read a file. The result is always a string</text:p>
      <text:p text:style-name="P255"><text:soft-page-break/>Usage</text:p>
      <text:p text:style-name="Preformatted_20_Text">read_file(file_name [, to_list || is_binary])</text:p>
      <text:p text:style-name="P255">Arguments</text:p>
      <text:p text:style-name="P145"><text:span text:style-name="T76">file_name</text:span> – the full path to the file</text:p>
      <text:p text:style-name="P145">The next argument is optional and is an integer</text:p>
      <text:p text:style-name="P145"><text:span text:style-name="T76">to_list</text:span> =<text:span text:style-name="T167">=</text:span> 0 – return the result as a stem list each line separate </text:p>
      <text:p text:style-name="P145"><text:span text:style-name="T76">is_binary</text:span> =<text:span text:style-name="T167">= </text:span>1 – return the result as a base 64 encoded string of bytes.</text:p>
      <text:p text:style-name="P145">If no second argument is given, the result is simply a string <text:span text:style-name="T166">of the entire contents of the file</text:span>.</text:p>
      <text:p text:style-name="P255">Output</text:p>
      <text:p text:style-name="P255">Examples</text:p>
      <text:p text:style-name="Preformatted_20_Text">cfg. := read_file(‘/var/lib/tomcat/conf/server.xml’, 0);</text:p>
      <text:p text:style-name="Preformatted_20_Text"/>
      <text:p text:style-name="P146">Would read in the file /var/lib/tomcat/conf/server.xml and return a stem. Each line in the file is in order in <text:span text:style-name="T5">cfg.0</text:span>, <text:span text:style-name="T5">cfg.1</text:span>, … <text:span text:style-name="T168">Compare this with</text:span></text:p>
      <text:p text:style-name="P224"><text:span text:style-name="T168">big_string</text:span> := read_file(‘/var/lib/tomcat/conf/server.xml’);</text:p>
      <text:p text:style-name="P224"/>
      <text:p text:style-name="P147">Which reads the same file and puts the entire thing in a single string.</text:p>
      <text:p text:style-name="Preformatted_20_Text">my_b64 := read_file(<text:span text:style-name="T167">‘/var/lib/crypto/keystore.jks’</text:span> , 1);</text:p>
      <text:p text:style-name="Preformatted_20_Text"/>
      <text:p text:style-name="P147">this reads the keystore.jks file (which is binary) and base64 encodes it, storing it in the <text:span text:style-name="T5">my_b64</text:span><text:span text:style-name="T27"> variable. QDL does not have the capacity to do low-level operations on binary data, but it can move them where they need to go faithfully.</text:span></text:p>
      <text:p text:style-name="P40">A couple of more examples:</text:p>
      <text:p text:style-name="Preformatted_20_Text"><text:s text:c="6"/>// <text:span text:style-name="T171">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1">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soft-page-break/>*/</text:p>
      <text:p text:style-name="Preformatted_20_Text">say('Hello world!');</text:p>
      <text:p text:style-name="Preformatted_20_Text"/>
      <text:p text:style-name="P151">(This is the sample hello world program for qdl). </text:p>
      <text:h text:style-name="P296" text:outline-level="3"><text:bookmark-start text:name="__RefHeading___Toc712_3277173355"/>scan<text:bookmark-end text:name="__RefHeading___Toc712_3277173355"/></text:h>
      <text:p text:style-name="P255">Description</text:p>
      <text:p text:style-name="P148">Prompt a user for input</text:p>
      <text:p text:style-name="P255">Usage</text:p>
      <text:p text:style-name="Preformatted_20_Text">scan([prompt])</text:p>
      <text:p text:style-name="P255">Arguments</text:p>
      <text:p text:style-name="P148">prompt (optional) – something to print out, probably cuing the user.</text:p>
      <text:p text:style-name="P255">Output</text:p>
      <text:p text:style-name="P148">Whatever the user types in as a string. There is no end of line marker returned.</text:p>
      <text:p text:style-name="P25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9">So the user sees the prompt (in this case “do you want to continue?(y/n):”) and types in the response of “y”, which is stored in the variable <text:span text:style-name="T5">response</text:span><text:span text:style-name="T27">. </text:span><text:span text:style-name="T38">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5">stop_looping != 'y'</text:span></text:p>
      <text:p text:style-name="Preformatted_20_Text"><text:s text:c="3"/><text:span text:style-name="T135">]do[</text:span></text:p>
      <text:p text:style-name="Preformatted_20_Text"><text:s text:c="6"/><text:span text:style-name="T135">stop_looping := scan('stop looping? (y/n):');</text:span></text:p>
      <text:p text:style-name="Preformatted_20_Text"><text:s/><text:span text:style-name="T135">];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50">Only when we enter the expected response of “y” does it stop.</text:p>
      <text:h text:style-name="P296" text:outline-level="3"><text:bookmark-start text:name="__RefHeading___Toc714_3277173355"/><text:soft-page-break/>write_file<text:bookmark-end text:name="__RefHeading___Toc714_3277173355"/></text:h>
      <text:p text:style-name="P255">Description</text:p>
      <text:p text:style-name="P152">write contents to a file</text:p>
      <text:p text:style-name="P255">Usage</text:p>
      <text:p text:style-name="Preformatted_20_Text">write_file(file_name, contents <text:span text:style-name="T172">[,is_base64]</text:span>)</text:p>
      <text:p text:style-name="P255">Arguments</text:p>
      <text:p text:style-name="P153"><text:span text:style-name="T76">file_name</text:span> – the name of the file. </text:p>
      <text:p text:style-name="P153"><text:span text:style-name="T76">contents</text:span> = A string or a stem list. If the stem is not a list (so indices 0, 1, …) then this will fail/</text:p>
      <text:p text:style-name="P153"><text:span text:style-name="T76">is_base64</text:span> (optional) – if <text:span text:style-name="T2">true</text:span><text:span text:style-name="T17"> then try to decode this into binary and write it as a binary object.</text:span></text:p>
      <text:p text:style-name="P255">Output</text:p>
      <text:p text:style-name="P153">Returns <text:span text:style-name="T2">true</text:span> if this succeeded.</text:p>
      <text:p text:style-name="P255">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24"/>
      <text:p text:style-name="P154">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9">A script is simply a sequence of QDL commands in a file. You may run scripts in a variety of ways and these commands let you do it from in the workspace.</text:p>
      <text:h text:style-name="P296" text:outline-level="3"><text:bookmark-start text:name="__RefHeading___Toc718_3277173355"/>execute<text:bookmark-end text:name="__RefHeading___Toc718_3277173355"/></text:h>
      <text:p text:style-name="P255">Description</text:p>
      <text:p text:style-name="P140">Send a string to the interpreter and evaluate it.</text:p>
      <text:p text:style-name="P255">Usage</text:p>
      <text:p text:style-name="Preformatted_20_Text">execute(string)</text:p>
      <text:p text:style-name="P255">Arguments</text:p>
      <text:p text:style-name="P140"><text:span text:style-name="T76">string</text:span> – the string to be executed. This must be a valid QDL statement or it will fail</text:p>
      <text:p text:style-name="P255"><text:soft-page-break/>Output</text:p>
      <text:p text:style-name="P141">Whatever the executes statement outputs.</text:p>
      <text:p text:style-name="P255">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23" text:outline-level="3"/>
      <text:h text:style-name="P296" text:outline-level="3"><text:bookmark-start text:name="__RefHeading___Toc720_3277173355"/>load_script<text:bookmark-end text:name="__RefHeading___Toc720_3277173355"/></text:h>
      <text:p text:style-name="P255">Description</text:p>
      <text:p text:style-name="P150">Read a script from a file and execute it in the current environment. This means that any variables it sets of functions it defines are now part of the active workspace. Caution that this will overwrite whatever you have if there is a name clash.</text:p>
      <text:p text:style-name="P255">Usage</text:p>
      <text:p text:style-name="Preformatted_20_Text">load_script(file_name)</text:p>
      <text:p text:style-name="P255">Arguments</text:p>
      <text:p text:style-name="Text_20_body"><text:span text:style-name="T88">file_name</text:span> – the fully qualified path to the file</text:p>
      <text:p text:style-name="P255">Output</text:p>
      <text:p text:style-name="P150">None</text:p>
      <text:p text:style-name="P255">Examples</text:p>
      <text:p text:style-name="Preformatted_20_Text">load_<text:span text:style-name="T169">script</text:span>(‘/<text:span text:style-name="T169">home/bob/qdl/math_util.qdl’);</text:span></text:p>
      <text:p text:style-name="Preformatted_20_Text"/>
      <text:h text:style-name="P296" text:outline-level="3"><text:bookmark-start text:name="__RefHeading___Toc722_3277173355"/>run_script<text:bookmark-end text:name="__RefHeading___Toc722_3277173355"/></text:h>
      <text:p text:style-name="P255">Description</text:p>
      <text:p text:style-name="P150">Read a script from a file and execute it in a completely new environment. The output of the file is piped to the current console. </text:p>
      <text:p text:style-name="P255">Usage</text:p>
      <text:p text:style-name="Preformatted_20_Text">run_script(file_name)</text:p>
      <text:p text:style-name="P255"><text:soft-page-break/>Arguments</text:p>
      <text:p text:style-name="Text_20_body"><text:span text:style-name="T76">file_name</text:span> – the fully qualified path to the file</text:p>
      <text:p text:style-name="P255">Output</text:p>
      <text:p text:style-name="P150">none</text:p>
      <text:p text:style-name="P255">Examples</text:p>
      <text:p text:style-name="Preformatted_20_Text">run_script(‘/home/bob/qdl/<text:span text:style-name="T170">format_reports.qdl’);</text:span></text:p>
      <text:h text:style-name="Heading_20_2" text:outline-level="2"><text:bookmark-start text:name="__RefHeading___Toc753_3277173355"/>General functions<text:bookmark-end text:name="__RefHeading___Toc753_3277173355"/></text:h>
      <text:p text:style-name="P138">These are functions that are generally appli<text:span text:style-name="T170">c</text:span>able and do not fall in to the other categories.</text:p>
      <text:h text:style-name="P319" text:outline-level="3"><text:bookmark-start text:name="__RefHeading___Toc755_3277173355"/>is_defined<text:bookmark-end text:name="__RefHeading___Toc755_3277173355"/></text:h>
      <text:p text:style-name="P256">Description</text:p>
      <text:p text:style-name="P87">A scalar-only function that will return if a given variable is defined, i.e., has been assigned a value.</text:p>
      <text:p text:style-name="P256">Usage</text:p>
      <text:p text:style-name="P223">is_defined(<text:span text:style-name="T5">var</text:span><text:span text:style-name="T27">)</text:span></text:p>
      <text:p text:style-name="P256">Arguments</text:p>
      <text:p text:style-name="P87"><text:span text:style-name="T76">var</text:span> is the variable. Remember that stem variables end with a period if you are addressing the entire thing.</text:p>
      <text:p text:style-name="P256">Output</text:p>
      <text:p text:style-name="P87">A boolean.</text:p>
      <text:p text:style-name="P256">Examples</text:p>
      <text:p text:style-name="P223"/>
      <text:p text:style-name="P223"><text:s text:c="4"/>a := 'foo';</text:p>
      <text:p text:style-name="P223"><text:s text:c="4"/>say(is_defined(a));</text:p>
      <text:p text:style-name="P223">true</text:p>
      <text:p text:style-name="P223"/>
      <text:p text:style-name="P223"><text:s text:c="4"/>say(is_defined(b));</text:p>
      <text:p text:style-name="P223">false</text:p>
      <text:p text:style-name="P223"/>
      <text:p text:style-name="P225"><text:s text:c="4"/>b. := make_index(4);</text:p>
      <text:p text:style-name="P225"><text:s text:c="4"/>say(is_defined(b.));</text:p>
      <text:p text:style-name="P223">true</text:p>
      <text:p text:style-name="P223"/>
      <text:p text:style-name="P223"><text:s text:c="4"/>say(is_defined(b.1));</text:p>
      <text:p text:style-name="P223">true</text:p>
      <text:p text:style-name="P223"/>
      <text:p text:style-name="P223"><text:soft-page-break/><text:s text:c="4"/>say(is_defined(b.woof));</text:p>
      <text:p text:style-name="P223">false</text:p>
      <text:p text:style-name="P223"/>
      <text:p text:style-name="P87">This last example shows that if a stem is defined, then you can use this to check the elements as well.</text:p>
      <text:h text:style-name="P324" text:outline-level="3"><text:bookmark-start text:name="__RefHeading___Toc570_3277173355"/>is_function<text:bookmark-end text:name="__RefHeading___Toc570_3277173355"/></text:h>
      <text:p text:style-name="P256">Description</text:p>
      <text:p text:style-name="P98">Checks if a symbol is a function.</text:p>
      <text:p text:style-name="P256">Usage</text:p>
      <text:p text:style-name="P99">is_function(<text:span text:style-name="T5">var </text:span><text:span text:style-name="T6">[, argCount]</text:span>)</text:p>
      <text:p text:style-name="P256">Arguments</text:p>
      <text:p text:style-name="P99"><text:span text:style-name="T76">var</text:span> is a string that contains the name of the function.</text:p>
      <text:p text:style-name="P100"><text:span text:style-name="T82">a</text:span><text:span text:style-name="T76">rgCount</text:span> <text:span text:style-name="T170">(</text:span>optional<text:span text:style-name="T170">) – </text:span><text:s/>This is the number of arguments that the function may accept. If you omit it than the result will reflect if there is <text:span text:style-name="T10"><text:s/>any</text:span><text:span text:style-name="T43"> such named function, regardless of argument count.</text:span></text:p>
      <text:p text:style-name="P256">Output</text:p>
      <text:p text:style-name="P99">A boolean which is <text:span text:style-name="T2">true</text:span><text:span text:style-name="T17"> if the function is defined in the current scope.</text:span></text:p>
      <text:p text:style-name="P256">Examples</text:p>
      <text:p text:style-name="P99">In this case, a function, <text:span text:style-name="T5">f</text:span><text:span text:style-name="T27"> is defined in a module called </text:span><text:span text:style-name="T5">mytest:functions</text:span><text:span text:style-name="T27"> </text:span></text:p>
      <text:p text:style-name="P223"><text:s text:c="4"/>say(is_defined('f’));</text:p>
      <text:p text:style-name="P223">false</text:p>
      <text:p text:style-name="P223"><text:s text:c="4"/>import('mytest:functions’);</text:p>
      <text:p text:style-name="P223"><text:s text:c="4"/>say(is_defined('f’));</text:p>
      <text:p text:style-name="P223">true</text:p>
      <text:p text:style-name="P41"/>
      <text:h text:style-name="P292" text:outline-level="3"><text:bookmark-start text:name="__RefHeading___Toc757_3277173355"/>remove<text:bookmark-end text:name="__RefHeading___Toc757_3277173355"/></text:h>
      <text:p text:style-name="P256">Description</text:p>
      <text:p text:style-name="P137">Remove a stem and its values from the symbol table</text:p>
      <text:p text:style-name="P256">Usage</text:p>
      <text:p text:style-name="P223">remove(<text:span text:style-name="T164">var</text:span>)</text:p>
      <text:p text:style-name="P256">Arguments</text:p>
      <text:p text:style-name="P137">var – a scalar or stem to be removed.</text:p>
      <text:p text:style-name="P256"><text:soft-page-break/>Output</text:p>
      <text:p text:style-name="P137">none</text:p>
      <text:p text:style-name="P261">Examples</text:p>
      <text:p text:style-name="P159">Here we define a stem and check is defined, then remove it.</text:p>
      <text:p text:style-name="P223"><text:s text:c="4"/>t. := indices(5);</text:p>
      <text:p text:style-name="P223"><text:s text:c="4"/>say(is_defined(t.));</text:p>
      <text:p text:style-name="P223">true</text:p>
      <text:p text:style-name="P223"/>
      <text:p text:style-name="P223"><text:s text:c="4"/>remove(t.);</text:p>
      <text:p text:style-name="P223"><text:s text:c="4"/>say(is_defined(t.));</text:p>
      <text:p text:style-name="P223">false</text:p>
      <text:p text:style-name="P223"/>
      <text:p text:style-name="P137">Here we set a variable then remove it.</text:p>
      <text:p text:style-name="P223"><text:s text:c="4"/></text:p>
      <text:p text:style-name="P223"><text:s text:c="4"/>p := 'abc';</text:p>
      <text:p text:style-name="P223"><text:s text:c="4"/>say(is_defined(p));</text:p>
      <text:p text:style-name="P223">true</text:p>
      <text:p text:style-name="P223"><text:s text:c="4"/>remove(p);</text:p>
      <text:p text:style-name="P223"><text:s text:c="4"/>say(is_defined(p));</text:p>
      <text:p text:style-name="P223">false</text:p>
      <text:h text:style-name="P32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04T15:25:29.271397043</dc:date>
    <meta:editing-duration>P11DT12H3M16S</meta:editing-duration>
    <meta:editing-cycles>187</meta:editing-cycles>
    <meta:generator>LibreOffice/6.0.7.3$Linux_X86_64 LibreOffice_project/00m0$Build-3</meta:generator>
    <meta:print-date>2020-01-29T17:06:18.687854046</meta:print-date>
    <meta:document-statistic meta:table-count="0" meta:image-count="0" meta:object-count="0" meta:page-count="53" meta:paragraph-count="1501" meta:word-count="9500" meta:character-count="57629" meta:non-whitespace-character-count="47987"/>
  </office:meta>
</office:document-meta>
</file>